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10707月報表_fil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10707月報表_fil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80202" table:style-name="ce5">
            <text:p>180,202</text:p>
          </table:table-cell>
          <table:table-cell office:value-type="percentage" office:value="0.65539999999999998" table:style-name="ce6">
            <text:p>65.54%</text:p>
          </table:table-cell>
          <table:table-cell office:value-type="float" office:value="4325" table:style-name="ce5">
            <text:p>4,325</text:p>
          </table:table-cell>
          <table:table-cell office:value-type="float" office:value="779443948" table:style-name="ce5">
            <text:p>779,443,948</text:p>
          </table:table-cell>
          <table:table-cell office:value-type="float" office:value="906023303" table:style-name="ce5">
            <text:p>906,023,303</text:p>
          </table:table-cell>
          <table:table-cell office:value-type="float" office:value="1944989556" table:style-name="ce5">
            <text:p>1,944,989,556</text:p>
          </table:table-cell>
          <table:table-cell office:value-type="float" office:value="2950" table:style-name="ce5">
            <text:p>2,950</text:p>
          </table:table-cell>
          <table:table-cell office:value-type="float" office:value="5364" table:style-name="ce5">
            <text:p>5,364</text:p>
          </table:table-cell>
          <table:table-cell office:value-type="float" office:value="1745" table:style-name="ce5">
            <text:p>1,745</text:p>
          </table:table-cell>
          <table:table-cell office:value-type="float" office:value="859" table:style-name="ce2">
            <text:p>859</text:p>
          </table:table-cell>
          <table:table-cell office:value-type="float" office:value="10918" table:style-name="ce5">
            <text:p>10,9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2033" table:style-name="ce5">
            <text:p>52,033</text:p>
          </table:table-cell>
          <table:table-cell office:value-type="percentage" office:value="0.67090000000000005" table:style-name="ce6">
            <text:p>67.09%</text:p>
          </table:table-cell>
          <table:table-cell office:value-type="float" office:value="3332" table:style-name="ce5">
            <text:p>3,332</text:p>
          </table:table-cell>
          <table:table-cell office:value-type="float" office:value="173386763" table:style-name="ce5">
            <text:p>173,386,763</text:p>
          </table:table-cell>
          <table:table-cell office:value-type="float" office:value="154821057" table:style-name="ce5">
            <text:p>154,821,057</text:p>
          </table:table-cell>
          <table:table-cell office:value-type="float" office:value="373636262" table:style-name="ce5">
            <text:p>373,636,262</text:p>
          </table:table-cell>
          <table:table-cell office:value-type="float" office:value="746" table:style-name="ce2">
            <text:p>746</text:p>
          </table:table-cell>
          <table:table-cell office:value-type="float" office:value="1024" table:style-name="ce5">
            <text:p>1,024</text:p>
          </table:table-cell>
          <table:table-cell office:value-type="float" office:value="457" table:style-name="ce2">
            <text:p>457</text:p>
          </table:table-cell>
          <table:table-cell office:value-type="float" office:value="251" table:style-name="ce2">
            <text:p>251</text:p>
          </table:table-cell>
          <table:table-cell office:value-type="float" office:value="2478" table:style-name="ce5">
            <text:p>2,4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32235" table:style-name="ce5">
            <text:p>232,235</text:p>
          </table:table-cell>
          <table:table-cell office:value-type="percentage" office:value="0.65880000000000005" table:style-name="ce6">
            <text:p>65.88%</text:p>
          </table:table-cell>
          <table:table-cell office:value-type="float" office:value="4103" table:style-name="ce5">
            <text:p>4,103</text:p>
          </table:table-cell>
          <table:table-cell office:value-type="float" office:value="952830711" table:style-name="ce5">
            <text:p>952,830,711</text:p>
          </table:table-cell>
          <table:table-cell office:value-type="float" office:value="1060844360" table:style-name="ce5">
            <text:p>1,060,844,360</text:p>
          </table:table-cell>
          <table:table-cell office:value-type="float" office:value="2318625818" table:style-name="ce5">
            <text:p>2,318,625,818</text:p>
          </table:table-cell>
          <table:table-cell office:value-type="float" office:value="3696" table:style-name="ce5">
            <text:p>3,696</text:p>
          </table:table-cell>
          <table:table-cell office:value-type="float" office:value="6388" table:style-name="ce5">
            <text:p>6,388</text:p>
          </table:table-cell>
          <table:table-cell office:value-type="float" office:value="2202" table:style-name="ce5">
            <text:p>2,202</text:p>
          </table:table-cell>
          <table:table-cell office:value-type="float" office:value="1110" table:style-name="ce5">
            <text:p>1,110</text:p>
          </table:table-cell>
          <table:table-cell office:value-type="float" office:value="13396" table:style-name="ce5">
            <text:p>13,3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0600" table:style-name="ce5">
            <text:p>50,600</text:p>
          </table:table-cell>
          <table:table-cell office:value-type="percentage" office:value="0.5454" table:style-name="ce6">
            <text:p>54.54%</text:p>
          </table:table-cell>
          <table:table-cell office:value-type="float" office:value="2257" table:style-name="ce5">
            <text:p>2,257</text:p>
          </table:table-cell>
          <table:table-cell office:value-type="float" office:value="114228073" table:style-name="ce5">
            <text:p>114,228,073</text:p>
          </table:table-cell>
          <table:table-cell office:value-type="float" office:value="154213513" table:style-name="ce5">
            <text:p>154,213,513</text:p>
          </table:table-cell>
          <table:table-cell office:value-type="float" office:value="303286883" table:style-name="ce5">
            <text:p>303,286,883</text:p>
          </table:table-cell>
          <table:table-cell office:value-type="float" office:value="815" table:style-name="ce2">
            <text:p>815</text:p>
          </table:table-cell>
          <table:table-cell office:value-type="float" office:value="1291" table:style-name="ce5">
            <text:p>1,291</text:p>
          </table:table-cell>
          <table:table-cell office:value-type="float" office:value="313" table:style-name="ce2">
            <text:p>313</text:p>
          </table:table-cell>
          <table:table-cell office:value-type="float" office:value="360" table:style-name="ce2">
            <text:p>360</text:p>
          </table:table-cell>
          <table:table-cell office:value-type="float" office:value="2779" table:style-name="ce5">
            <text:p>2,7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5026" table:style-name="ce5">
            <text:p>5,026</text:p>
          </table:table-cell>
          <table:table-cell office:value-type="percentage" office:value="0.40839999999999999" table:style-name="ce6">
            <text:p>40.84%</text:p>
          </table:table-cell>
          <table:table-cell office:value-type="float" office:value="2389" table:style-name="ce5">
            <text:p>2,389</text:p>
          </table:table-cell>
          <table:table-cell office:value-type="float" office:value="12008318" table:style-name="ce5">
            <text:p>12,008,318</text:p>
          </table:table-cell>
          <table:table-cell office:value-type="float" office:value="15209496" table:style-name="ce5">
            <text:p>15,209,496</text:p>
          </table:table-cell>
          <table:table-cell office:value-type="float" office:value="32882052" table:style-name="ce5">
            <text:p>32,882,052</text:p>
          </table:table-cell>
          <table:table-cell office:value-type="float" office:value="102" table:style-name="ce2">
            <text:p>102</text:p>
          </table:table-cell>
          <table:table-cell office:value-type="float" office:value="113" table:style-name="ce2">
            <text:p>113</text:p>
          </table:table-cell>
          <table:table-cell office:value-type="float" office:value="59" table:style-name="ce2">
            <text:p>59</text:p>
          </table:table-cell>
          <table:table-cell office:value-type="float" office:value="4" table:style-name="ce2">
            <text:p>4</text:p>
          </table:table-cell>
          <table:table-cell office:value-type="float" office:value="278" table:style-name="ce2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5626" table:style-name="ce5">
            <text:p>55,626</text:p>
          </table:table-cell>
          <table:table-cell office:value-type="percentage" office:value="0.52929999999999999" table:style-name="ce6">
            <text:p>52.93%</text:p>
          </table:table-cell>
          <table:table-cell office:value-type="float" office:value="2269" table:style-name="ce5">
            <text:p>2,269</text:p>
          </table:table-cell>
          <table:table-cell office:value-type="float" office:value="126236391" table:style-name="ce5">
            <text:p>126,236,391</text:p>
          </table:table-cell>
          <table:table-cell office:value-type="float" office:value="169423009" table:style-name="ce5">
            <text:p>169,423,009</text:p>
          </table:table-cell>
          <table:table-cell office:value-type="float" office:value="336168935" table:style-name="ce5">
            <text:p>336,168,935</text:p>
          </table:table-cell>
          <table:table-cell office:value-type="float" office:value="917" table:style-name="ce2">
            <text:p>917</text:p>
          </table:table-cell>
          <table:table-cell office:value-type="float" office:value="1404" table:style-name="ce5">
            <text:p>1,404</text:p>
          </table:table-cell>
          <table:table-cell office:value-type="float" office:value="372" table:style-name="ce2">
            <text:p>372</text:p>
          </table:table-cell>
          <table:table-cell office:value-type="float" office:value="364" table:style-name="ce2">
            <text:p>364</text:p>
          </table:table-cell>
          <table:table-cell office:value-type="float" office:value="3057" table:style-name="ce5">
            <text:p>3,0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8805" table:style-name="ce5">
            <text:p>18,805</text:p>
          </table:table-cell>
          <table:table-cell office:value-type="percentage" office:value="0.53349999999999997" table:style-name="ce6">
            <text:p>53.35%</text:p>
          </table:table-cell>
          <table:table-cell office:value-type="float" office:value="2496" table:style-name="ce5">
            <text:p>2,496</text:p>
          </table:table-cell>
          <table:table-cell office:value-type="float" office:value="46939821" table:style-name="ce5">
            <text:p>46,939,821</text:p>
          </table:table-cell>
          <table:table-cell office:value-type="float" office:value="59704982" table:style-name="ce5">
            <text:p>59,704,982</text:p>
          </table:table-cell>
          <table:table-cell office:value-type="float" office:value="130355531" table:style-name="ce5">
            <text:p>130,355,531</text:p>
          </table:table-cell>
          <table:table-cell office:value-type="float" office:value="391" table:style-name="ce2">
            <text:p>391</text:p>
          </table:table-cell>
          <table:table-cell office:value-type="float" office:value="552" table:style-name="ce2">
            <text:p>552</text:p>
          </table:table-cell>
          <table:table-cell office:value-type="float" office:value="175" table:style-name="ce2">
            <text:p>175</text:p>
          </table:table-cell>
          <table:table-cell office:value-type="float" office:value="96" table:style-name="ce2">
            <text:p>96</text:p>
          </table:table-cell>
          <table:table-cell office:value-type="float" office:value="1214" table:style-name="ce5">
            <text:p>1,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135" table:style-name="ce5">
            <text:p>7,135</text:p>
          </table:table-cell>
          <table:table-cell office:value-type="percentage" office:value="0.65949999999999998" table:style-name="ce6">
            <text:p>65.95%</text:p>
          </table:table-cell>
          <table:table-cell office:value-type="float" office:value="2735" table:style-name="ce5">
            <text:p>2,735</text:p>
          </table:table-cell>
          <table:table-cell office:value-type="float" office:value="19514005" table:style-name="ce5">
            <text:p>19,514,005</text:p>
          </table:table-cell>
          <table:table-cell office:value-type="float" office:value="27368426" table:style-name="ce5">
            <text:p>27,368,426</text:p>
          </table:table-cell>
          <table:table-cell office:value-type="float" office:value="52587615" table:style-name="ce5">
            <text:p>52,587,615</text:p>
          </table:table-cell>
          <table:table-cell office:value-type="float" office:value="106" table:style-name="ce2">
            <text:p>106</text:p>
          </table:table-cell>
          <table:table-cell office:value-type="float" office:value="165" table:style-name="ce2">
            <text:p>165</text:p>
          </table:table-cell>
          <table:table-cell office:value-type="float" office:value="35" table:style-name="ce2">
            <text:p>35</text:p>
          </table:table-cell>
          <table:table-cell office:value-type="float" office:value="45" table:style-name="ce2">
            <text:p>45</text:p>
          </table:table-cell>
          <table:table-cell office:value-type="float" office:value="351" table:style-name="ce2">
            <text:p>3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5940" table:style-name="ce5">
            <text:p>25,940</text:p>
          </table:table-cell>
          <table:table-cell office:value-type="percentage" office:value="0.56310000000000004" table:style-name="ce6">
            <text:p>56.31%</text:p>
          </table:table-cell>
          <table:table-cell office:value-type="float" office:value="2562" table:style-name="ce5">
            <text:p>2,562</text:p>
          </table:table-cell>
          <table:table-cell office:value-type="float" office:value="66453826" table:style-name="ce5">
            <text:p>66,453,826</text:p>
          </table:table-cell>
          <table:table-cell office:value-type="float" office:value="87073408" table:style-name="ce5">
            <text:p>87,073,408</text:p>
          </table:table-cell>
          <table:table-cell office:value-type="float" office:value="182943146" table:style-name="ce5">
            <text:p>182,943,146</text:p>
          </table:table-cell>
          <table:table-cell office:value-type="float" office:value="497" table:style-name="ce2">
            <text:p>497</text:p>
          </table:table-cell>
          <table:table-cell office:value-type="float" office:value="717" table:style-name="ce2">
            <text:p>717</text:p>
          </table:table-cell>
          <table:table-cell office:value-type="float" office:value="210" table:style-name="ce2">
            <text:p>210</text:p>
          </table:table-cell>
          <table:table-cell office:value-type="float" office:value="141" table:style-name="ce2">
            <text:p>141</text:p>
          </table:table-cell>
          <table:table-cell office:value-type="float" office:value="1565" table:style-name="ce5">
            <text:p>1,5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2945" table:style-name="ce5">
            <text:p>22,945</text:p>
          </table:table-cell>
          <table:table-cell office:value-type="percentage" office:value="0.68030000000000002" table:style-name="ce6">
            <text:p>68.03%</text:p>
          </table:table-cell>
          <table:table-cell office:value-type="float" office:value="2946" table:style-name="ce5">
            <text:p>2,946</text:p>
          </table:table-cell>
          <table:table-cell office:value-type="float" office:value="67601325" table:style-name="ce5">
            <text:p>67,601,325</text:p>
          </table:table-cell>
          <table:table-cell office:value-type="float" office:value="36176038" table:style-name="ce5">
            <text:p>36,176,038</text:p>
          </table:table-cell>
          <table:table-cell office:value-type="float" office:value="115836230" table:style-name="ce5">
            <text:p>115,836,230</text:p>
          </table:table-cell>
          <table:table-cell office:value-type="float" office:value="265" table:style-name="ce2">
            <text:p>265</text:p>
          </table:table-cell>
          <table:table-cell office:value-type="float" office:value="247" table:style-name="ce2">
            <text:p>247</text:p>
          </table:table-cell>
          <table:table-cell office:value-type="float" office:value="89" table:style-name="ce2">
            <text:p>89</text:p>
          </table:table-cell>
          <table:table-cell office:value-type="float" office:value="163" table:style-name="ce2">
            <text:p>163</text:p>
          </table:table-cell>
          <table:table-cell office:value-type="float" office:value="764" table:style-name="ce2">
            <text:p>7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2945" table:style-name="ce5">
            <text:p>22,945</text:p>
          </table:table-cell>
          <table:table-cell office:value-type="percentage" office:value="0.68030000000000002" table:style-name="ce6">
            <text:p>68.03%</text:p>
          </table:table-cell>
          <table:table-cell office:value-type="float" office:value="2946" table:style-name="ce5">
            <text:p>2,946</text:p>
          </table:table-cell>
          <table:table-cell office:value-type="float" office:value="67601325" table:style-name="ce5">
            <text:p>67,601,325</text:p>
          </table:table-cell>
          <table:table-cell office:value-type="float" office:value="36176038" table:style-name="ce5">
            <text:p>36,176,038</text:p>
          </table:table-cell>
          <table:table-cell office:value-type="float" office:value="115836230" table:style-name="ce5">
            <text:p>115,836,230</text:p>
          </table:table-cell>
          <table:table-cell office:value-type="float" office:value="265" table:style-name="ce2">
            <text:p>265</text:p>
          </table:table-cell>
          <table:table-cell office:value-type="float" office:value="247" table:style-name="ce2">
            <text:p>247</text:p>
          </table:table-cell>
          <table:table-cell office:value-type="float" office:value="89" table:style-name="ce2">
            <text:p>89</text:p>
          </table:table-cell>
          <table:table-cell office:value-type="float" office:value="163" table:style-name="ce2">
            <text:p>163</text:p>
          </table:table-cell>
          <table:table-cell office:value-type="float" office:value="764" table:style-name="ce2">
            <text:p>7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2533" table:style-name="ce5">
            <text:p>42,533</text:p>
          </table:table-cell>
          <table:table-cell office:value-type="percentage" office:value="0.64570000000000005" table:style-name="ce6">
            <text:p>64.57%</text:p>
          </table:table-cell>
          <table:table-cell office:value-type="float" office:value="6163" table:style-name="ce5">
            <text:p>6,163</text:p>
          </table:table-cell>
          <table:table-cell office:value-type="float" office:value="262114860" table:style-name="ce5">
            <text:p>262,114,860</text:p>
          </table:table-cell>
          <table:table-cell office:value-type="float" office:value="119515346" table:style-name="ce5">
            <text:p>119,515,346</text:p>
          </table:table-cell>
          <table:table-cell office:value-type="float" office:value="453479173" table:style-name="ce5">
            <text:p>453,479,173</text:p>
          </table:table-cell>
          <table:table-cell office:value-type="float" office:value="745" table:style-name="ce2">
            <text:p>745</text:p>
          </table:table-cell>
          <table:table-cell office:value-type="float" office:value="899" table:style-name="ce2">
            <text:p>899</text:p>
          </table:table-cell>
          <table:table-cell office:value-type="float" office:value="281" table:style-name="ce2">
            <text:p>281</text:p>
          </table:table-cell>
          <table:table-cell office:value-type="float" office:value="599" table:style-name="ce2">
            <text:p>599</text:p>
          </table:table-cell>
          <table:table-cell office:value-type="float" office:value="2524" table:style-name="ce5">
            <text:p>2,5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13547" table:style-name="ce5">
            <text:p>13,547</text:p>
          </table:table-cell>
          <table:table-cell office:value-type="percentage" office:value="0.52090000000000003" table:style-name="ce6">
            <text:p>52.09%</text:p>
          </table:table-cell>
          <table:table-cell office:value-type="float" office:value="3440" table:style-name="ce5">
            <text:p>3,440</text:p>
          </table:table-cell>
          <table:table-cell office:value-type="float" office:value="46595201" table:style-name="ce5">
            <text:p>46,595,201</text:p>
          </table:table-cell>
          <table:table-cell office:value-type="float" office:value="19207752" table:style-name="ce5">
            <text:p>19,207,752</text:p>
          </table:table-cell>
          <table:table-cell office:value-type="float" office:value="68336771" table:style-name="ce5">
            <text:p>68,336,771</text:p>
          </table:table-cell>
          <table:table-cell office:value-type="float" office:value="146" table:style-name="ce2">
            <text:p>146</text:p>
          </table:table-cell>
          <table:table-cell office:value-type="float" office:value="145" table:style-name="ce2">
            <text:p>145</text:p>
          </table:table-cell>
          <table:table-cell office:value-type="float" office:value="79" table:style-name="ce2">
            <text:p>79</text:p>
          </table:table-cell>
          <table:table-cell office:value-type="float" office:value="66" table:style-name="ce2">
            <text:p>66</text:p>
          </table:table-cell>
          <table:table-cell office:value-type="float" office:value="436" table:style-name="ce2">
            <text:p>4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6080" table:style-name="ce5">
            <text:p>56,080</text:p>
          </table:table-cell>
          <table:table-cell office:value-type="percentage" office:value="0.61029999999999995" table:style-name="ce6">
            <text:p>61.03%</text:p>
          </table:table-cell>
          <table:table-cell office:value-type="float" office:value="5505" table:style-name="ce5">
            <text:p>5,505</text:p>
          </table:table-cell>
          <table:table-cell office:value-type="float" office:value="308710061" table:style-name="ce5">
            <text:p>308,710,061</text:p>
          </table:table-cell>
          <table:table-cell office:value-type="float" office:value="138723098" table:style-name="ce5">
            <text:p>138,723,098</text:p>
          </table:table-cell>
          <table:table-cell office:value-type="float" office:value="521815944" table:style-name="ce5">
            <text:p>521,815,944</text:p>
          </table:table-cell>
          <table:table-cell office:value-type="float" office:value="891" table:style-name="ce2">
            <text:p>891</text:p>
          </table:table-cell>
          <table:table-cell office:value-type="float" office:value="1044" table:style-name="ce5">
            <text:p>1,044</text:p>
          </table:table-cell>
          <table:table-cell office:value-type="float" office:value="360" table:style-name="ce2">
            <text:p>360</text:p>
          </table:table-cell>
          <table:table-cell office:value-type="float" office:value="665" table:style-name="ce2">
            <text:p>665</text:p>
          </table:table-cell>
          <table:table-cell office:value-type="float" office:value="2960" table:style-name="ce5">
            <text:p>2,9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7378" table:style-name="ce5">
            <text:p>47,378</text:p>
          </table:table-cell>
          <table:table-cell office:value-type="percentage" office:value="0.66359999999999997" table:style-name="ce6">
            <text:p>66.36%</text:p>
          </table:table-cell>
          <table:table-cell office:value-type="float" office:value="2878" table:style-name="ce5">
            <text:p>2,878</text:p>
          </table:table-cell>
          <table:table-cell office:value-type="float" office:value="136333819" table:style-name="ce5">
            <text:p>136,333,819</text:p>
          </table:table-cell>
          <table:table-cell office:value-type="float" office:value="123259600" table:style-name="ce5">
            <text:p>123,259,600</text:p>
          </table:table-cell>
          <table:table-cell office:value-type="float" office:value="288694670" table:style-name="ce5">
            <text:p>288,694,670</text:p>
          </table:table-cell>
          <table:table-cell office:value-type="float" office:value="588" table:style-name="ce2">
            <text:p>588</text:p>
          </table:table-cell>
          <table:table-cell office:value-type="float" office:value="1014" table:style-name="ce5">
            <text:p>1,014</text:p>
          </table:table-cell>
          <table:table-cell office:value-type="float" office:value="307" table:style-name="ce2">
            <text:p>307</text:p>
          </table:table-cell>
          <table:table-cell office:value-type="float" office:value="198" table:style-name="ce2">
            <text:p>198</text:p>
          </table:table-cell>
          <table:table-cell office:value-type="float" office:value="2107" table:style-name="ce5">
            <text:p>2,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1278" table:style-name="ce5">
            <text:p>21,278</text:p>
          </table:table-cell>
          <table:table-cell office:value-type="percentage" office:value="0.49309999999999998" table:style-name="ce6">
            <text:p>49.31%</text:p>
          </table:table-cell>
          <table:table-cell office:value-type="float" office:value="2658" table:style-name="ce5">
            <text:p>2,658</text:p>
          </table:table-cell>
          <table:table-cell office:value-type="float" office:value="56559983" table:style-name="ce5">
            <text:p>56,559,983</text:p>
          </table:table-cell>
          <table:table-cell office:value-type="float" office:value="38744966" table:style-name="ce5">
            <text:p>38,744,966</text:p>
          </table:table-cell>
          <table:table-cell office:value-type="float" office:value="101892219" table:style-name="ce5">
            <text:p>101,892,219</text:p>
          </table:table-cell>
          <table:table-cell office:value-type="float" office:value="267" table:style-name="ce2">
            <text:p>267</text:p>
          </table:table-cell>
          <table:table-cell office:value-type="float" office:value="354" table:style-name="ce2">
            <text:p>354</text:p>
          </table:table-cell>
          <table:table-cell office:value-type="float" office:value="82" table:style-name="ce2">
            <text:p>82</text:p>
          </table:table-cell>
          <table:table-cell office:value-type="float" office:value="77" table:style-name="ce2">
            <text:p>77</text:p>
          </table:table-cell>
          <table:table-cell office:value-type="float" office:value="780" table:style-name="ce2">
            <text:p>7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8656" table:style-name="ce5">
            <text:p>68,656</text:p>
          </table:table-cell>
          <table:table-cell office:value-type="percentage" office:value="0.59940000000000004" table:style-name="ce6">
            <text:p>59.94%</text:p>
          </table:table-cell>
          <table:table-cell office:value-type="float" office:value="2810" table:style-name="ce5">
            <text:p>2,810</text:p>
          </table:table-cell>
          <table:table-cell office:value-type="float" office:value="192893802" table:style-name="ce5">
            <text:p>192,893,802</text:p>
          </table:table-cell>
          <table:table-cell office:value-type="float" office:value="162004566" table:style-name="ce5">
            <text:p>162,004,566</text:p>
          </table:table-cell>
          <table:table-cell office:value-type="float" office:value="390586889" table:style-name="ce5">
            <text:p>390,586,889</text:p>
          </table:table-cell>
          <table:table-cell office:value-type="float" office:value="855" table:style-name="ce2">
            <text:p>855</text:p>
          </table:table-cell>
          <table:table-cell office:value-type="float" office:value="1368" table:style-name="ce5">
            <text:p>1,368</text:p>
          </table:table-cell>
          <table:table-cell office:value-type="float" office:value="389" table:style-name="ce2">
            <text:p>389</text:p>
          </table:table-cell>
          <table:table-cell office:value-type="float" office:value="275" table:style-name="ce2">
            <text:p>275</text:p>
          </table:table-cell>
          <table:table-cell office:value-type="float" office:value="2887" table:style-name="ce5">
            <text:p>2,8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71078" table:style-name="ce5">
            <text:p>71,078</text:p>
          </table:table-cell>
          <table:table-cell office:value-type="percentage" office:value="0.55600000000000005" table:style-name="ce6">
            <text:p>55.60%</text:p>
          </table:table-cell>
          <table:table-cell office:value-type="float" office:value="4078" table:style-name="ce5">
            <text:p>4,078</text:p>
          </table:table-cell>
          <table:table-cell office:value-type="float" office:value="289829016" table:style-name="ce5">
            <text:p>289,829,016</text:p>
          </table:table-cell>
          <table:table-cell office:value-type="float" office:value="254741400" table:style-name="ce5">
            <text:p>254,741,400</text:p>
          </table:table-cell>
          <table:table-cell office:value-type="float" office:value="607862752" table:style-name="ce5">
            <text:p>607,862,752</text:p>
          </table:table-cell>
          <table:table-cell office:value-type="float" office:value="1037" table:style-name="ce5">
            <text:p>1,037</text:p>
          </table:table-cell>
          <table:table-cell office:value-type="float" office:value="1730" table:style-name="ce5">
            <text:p>1,730</text:p>
          </table:table-cell>
          <table:table-cell office:value-type="float" office:value="731" table:style-name="ce2">
            <text:p>731</text:p>
          </table:table-cell>
          <table:table-cell office:value-type="float" office:value="510" table:style-name="ce2">
            <text:p>510</text:p>
          </table:table-cell>
          <table:table-cell office:value-type="float" office:value="4008" table:style-name="ce5">
            <text:p>4,0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0998" table:style-name="ce5">
            <text:p>20,998</text:p>
          </table:table-cell>
          <table:table-cell office:value-type="percentage" office:value="0.51629999999999998" table:style-name="ce6">
            <text:p>51.63%</text:p>
          </table:table-cell>
          <table:table-cell office:value-type="float" office:value="2733" table:style-name="ce5">
            <text:p>2,733</text:p>
          </table:table-cell>
          <table:table-cell office:value-type="float" office:value="57383690" table:style-name="ce5">
            <text:p>57,383,690</text:p>
          </table:table-cell>
          <table:table-cell office:value-type="float" office:value="32773830" table:style-name="ce5">
            <text:p>32,773,830</text:p>
          </table:table-cell>
          <table:table-cell office:value-type="float" office:value="95978817" table:style-name="ce5">
            <text:p>95,978,817</text:p>
          </table:table-cell>
          <table:table-cell office:value-type="float" office:value="285" table:style-name="ce2">
            <text:p>285</text:p>
          </table:table-cell>
          <table:table-cell office:value-type="float" office:value="282" table:style-name="ce2">
            <text:p>282</text:p>
          </table:table-cell>
          <table:table-cell office:value-type="float" office:value="136" table:style-name="ce2">
            <text:p>136</text:p>
          </table:table-cell>
          <table:table-cell office:value-type="float" office:value="46" table:style-name="ce2">
            <text:p>46</text:p>
          </table:table-cell>
          <table:table-cell office:value-type="float" office:value="749" table:style-name="ce2">
            <text:p>7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92076" table:style-name="ce5">
            <text:p>92,076</text:p>
          </table:table-cell>
          <table:table-cell office:value-type="percentage" office:value="0.5464" table:style-name="ce6">
            <text:p>54.64%</text:p>
          </table:table-cell>
          <table:table-cell office:value-type="float" office:value="3771" table:style-name="ce5">
            <text:p>3,771</text:p>
          </table:table-cell>
          <table:table-cell office:value-type="float" office:value="347212706" table:style-name="ce5">
            <text:p>347,212,706</text:p>
          </table:table-cell>
          <table:table-cell office:value-type="float" office:value="287515230" table:style-name="ce5">
            <text:p>287,515,230</text:p>
          </table:table-cell>
          <table:table-cell office:value-type="float" office:value="703841569" table:style-name="ce5">
            <text:p>703,841,569</text:p>
          </table:table-cell>
          <table:table-cell office:value-type="float" office:value="1322" table:style-name="ce5">
            <text:p>1,322</text:p>
          </table:table-cell>
          <table:table-cell office:value-type="float" office:value="2012" table:style-name="ce5">
            <text:p>2,012</text:p>
          </table:table-cell>
          <table:table-cell office:value-type="float" office:value="867" table:style-name="ce2">
            <text:p>867</text:p>
          </table:table-cell>
          <table:table-cell office:value-type="float" office:value="556" table:style-name="ce2">
            <text:p>556</text:p>
          </table:table-cell>
          <table:table-cell office:value-type="float" office:value="4757" table:style-name="ce5">
            <text:p>4,757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53558" table:style-name="ce5">
            <text:p>553,558</text:p>
          </table:table-cell>
          <table:table-cell office:value-type="percentage" office:value="0.60680000000000001" table:style-name="ce6">
            <text:p>60.68%</text:p>
          </table:table-cell>
          <table:table-cell office:value-type="float" office:value="3725" table:style-name="ce2">
            <text:p>3725</text:p>
          </table:table-cell>
          <table:table-cell office:value-type="float" office:value="2061938822" table:style-name="ce5">
            <text:p>2,061,938,822</text:p>
          </table:table-cell>
          <table:table-cell office:value-type="float" office:value="1941759709" table:style-name="ce5">
            <text:p>1,941,759,709</text:p>
          </table:table-cell>
          <table:table-cell office:value-type="float" office:value="4569818531" table:style-name="ce5">
            <text:p>4,569,818,531</text:p>
          </table:table-cell>
          <table:table-cell office:value-type="float" office:value="8443" table:style-name="ce5">
            <text:p>8,443</text:p>
          </table:table-cell>
          <table:table-cell office:value-type="float" office:value="13180" table:style-name="ce5">
            <text:p>13,180</text:p>
          </table:table-cell>
          <table:table-cell office:value-type="float" office:value="4489" table:style-name="ce5">
            <text:p>4,489</text:p>
          </table:table-cell>
          <table:table-cell office:value-type="float" office:value="3274" table:style-name="ce5">
            <text:p>3,274</text:p>
          </table:table-cell>
          <table:table-cell office:value-type="float" office:value="29386" table:style-name="ce5">
            <text:p>29,38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639" table:style-name="ce5">
            <text:p>22,639</text:p>
          </table:table-cell>
          <table:table-cell office:value-type="float" office:value="433541" table:style-name="ce5">
            <text:p>433,541</text:p>
          </table:table-cell>
          <table:table-cell office:value-type="percentage" office:value="0.61770000000000003" table:style-name="ce6">
            <text:p>61.77%</text:p>
          </table:table-cell>
          <table:table-cell office:value-type="float" office:value="3913" table:style-name="ce2">
            <text:p>3913</text:p>
          </table:table-cell>
          <table:table-cell office:value-type="float" office:value="1696490862" table:style-name="ce5">
            <text:p>1,696,490,862</text:p>
          </table:table-cell>
          <table:table-cell office:value-type="float" office:value="1653634182" table:style-name="ce5">
            <text:p>1,653,634,182</text:p>
          </table:table-cell>
          <table:table-cell office:value-type="float" office:value="3844504795" table:style-name="ce5">
            <text:p>3,844,504,795</text:p>
          </table:table-cell>
          <table:table-cell office:value-type="float" office:value="6791" table:style-name="ce5">
            <text:p>6,791</text:p>
          </table:table-cell>
          <table:table-cell office:value-type="float" office:value="11097" table:style-name="ce5">
            <text:p>11,097</text:p>
          </table:table-cell>
          <table:table-cell office:value-type="float" office:value="3641" table:style-name="ce5">
            <text:p>3,641</text:p>
          </table:table-cell>
          <table:table-cell office:value-type="float" office:value="2785" table:style-name="ce5">
            <text:p>2,785</text:p>
          </table:table-cell>
          <table:table-cell office:value-type="float" office:value="24314" table:style-name="ce5">
            <text:p>24,3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91" table:style-name="ce5">
            <text:p>6,791</text:p>
          </table:table-cell>
          <table:table-cell office:value-type="float" office:value="120017" table:style-name="ce5">
            <text:p>120,017</text:p>
          </table:table-cell>
          <table:table-cell office:value-type="percentage" office:value="0.57010000000000005" table:style-name="ce6">
            <text:p>57.01%</text:p>
          </table:table-cell>
          <table:table-cell office:value-type="float" office:value="3045" table:style-name="ce2">
            <text:p>3045</text:p>
          </table:table-cell>
          <table:table-cell office:value-type="float" office:value="365447960" table:style-name="ce5">
            <text:p>365,447,960</text:p>
          </table:table-cell>
          <table:table-cell office:value-type="float" office:value="288125527" table:style-name="ce5">
            <text:p>288,125,527</text:p>
          </table:table-cell>
          <table:table-cell office:value-type="float" office:value="725313736" table:style-name="ce5">
            <text:p>725,313,736</text:p>
          </table:table-cell>
          <table:table-cell office:value-type="float" office:value="1652" table:style-name="ce5">
            <text:p>1,652</text:p>
          </table:table-cell>
          <table:table-cell office:value-type="float" office:value="2083" table:style-name="ce5">
            <text:p>2,083</text:p>
          </table:table-cell>
          <table:table-cell office:value-type="float" office:value="848" table:style-name="ce2">
            <text:p>848</text:p>
          </table:table-cell>
          <table:table-cell office:value-type="float" office:value="489" table:style-name="ce2">
            <text:p>489</text:p>
          </table:table-cell>
          <table:table-cell office:value-type="float" office:value="5072" table:style-name="ce5">
            <text:p>5,0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430" table:style-name="ce5">
            <text:p>29,430</text:p>
          </table:table-cell>
          <table:table-cell office:value-type="float" office:value="553558" table:style-name="ce5">
            <text:p>553,558</text:p>
          </table:table-cell>
          <table:table-cell office:value-type="percentage" office:value="0.60680000000000001" table:style-name="ce6">
            <text:p>60.68%</text:p>
          </table:table-cell>
          <table:table-cell office:value-type="float" office:value="3725" table:style-name="ce2">
            <text:p>3725</text:p>
          </table:table-cell>
          <table:table-cell office:value-type="float" office:value="2061938822" table:style-name="ce5">
            <text:p>2,061,938,822</text:p>
          </table:table-cell>
          <table:table-cell office:value-type="float" office:value="1941759709" table:style-name="ce5">
            <text:p>1,941,759,709</text:p>
          </table:table-cell>
          <table:table-cell office:value-type="float" office:value="4569818531" table:style-name="ce5">
            <text:p>4,569,818,531</text:p>
          </table:table-cell>
          <table:table-cell office:value-type="float" office:value="8443" table:style-name="ce5">
            <text:p>8,443</text:p>
          </table:table-cell>
          <table:table-cell office:value-type="float" office:value="13180" table:style-name="ce5">
            <text:p>13,180</text:p>
          </table:table-cell>
          <table:table-cell office:value-type="float" office:value="4489" table:style-name="ce5">
            <text:p>4,489</text:p>
          </table:table-cell>
          <table:table-cell office:value-type="float" office:value="3274" table:style-name="ce5">
            <text:p>3,274</text:p>
          </table:table-cell>
          <table:table-cell office:value-type="float" office:value="29386" table:style-name="ce5">
            <text:p>29,38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9819" table:number-columns-spanned="1" table:number-rows-spanned="2" table:style-name="ce9">
            <text:p>9,819</text:p>
          </table:table-cell>
          <table:table-cell office:value-type="percentage" office:value="0.63349999999999995" table:number-columns-spanned="1" table:number-rows-spanned="2" table:style-name="ce10">
            <text:p>63.35%</text:p>
          </table:table-cell>
          <table:table-cell office:value-type="float" office:value="3488" table:number-columns-spanned="1" table:number-rows-spanned="2" table:style-name="ce9">
            <text:p>3,488</text:p>
          </table:table-cell>
          <table:table-cell office:value-type="float" office:value="34251093" table:number-columns-spanned="1" table:number-rows-spanned="2" table:style-name="ce9">
            <text:p>34,251,093</text:p>
          </table:table-cell>
          <table:table-cell office:value-type="float" office:value="43472943" table:number-columns-spanned="1" table:number-rows-spanned="2" table:style-name="ce9">
            <text:p>43,472,943</text:p>
          </table:table-cell>
          <table:table-cell office:value-type="float" office:value="88384385" table:number-columns-spanned="1" table:number-rows-spanned="2" table:style-name="ce9">
            <text:p>88,384,385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485" table:number-columns-spanned="1" table:number-rows-spanned="2" table:style-name="ce9">
            <text:p>9,485</text:p>
          </table:table-cell>
          <table:table-cell office:value-type="percentage" office:value="0.72499999999999998" table:number-columns-spanned="1" table:number-rows-spanned="2" table:style-name="ce10">
            <text:p>72.50%</text:p>
          </table:table-cell>
          <table:table-cell office:value-type="float" office:value="3389" table:number-columns-spanned="1" table:number-rows-spanned="2" table:style-name="ce9">
            <text:p>3,389</text:p>
          </table:table-cell>
          <table:table-cell office:value-type="float" office:value="32145531" table:number-columns-spanned="1" table:number-rows-spanned="2" table:style-name="ce9">
            <text:p>32,145,531</text:p>
          </table:table-cell>
          <table:table-cell office:value-type="float" office:value="65609154" table:number-columns-spanned="1" table:number-rows-spanned="2" table:style-name="ce9">
            <text:p>65,609,154</text:p>
          </table:table-cell>
          <table:table-cell office:value-type="float" office:value="104485905" table:number-columns-spanned="1" table:number-rows-spanned="2" table:style-name="ce9">
            <text:p>104,485,905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6557" table:number-columns-spanned="1" table:number-rows-spanned="2" table:style-name="ce9">
            <text:p>6,557</text:p>
          </table:table-cell>
          <table:table-cell office:value-type="percentage" office:value="0.64880000000000004" table:number-columns-spanned="1" table:number-rows-spanned="2" table:style-name="ce10">
            <text:p>64.88%</text:p>
          </table:table-cell>
          <table:table-cell office:value-type="float" office:value="2748" table:number-columns-spanned="1" table:number-rows-spanned="2" table:style-name="ce9">
            <text:p>2,748</text:p>
          </table:table-cell>
          <table:table-cell office:value-type="float" office:value="18017344" table:number-columns-spanned="1" table:number-rows-spanned="2" table:style-name="ce9">
            <text:p>18,017,344</text:p>
          </table:table-cell>
          <table:table-cell office:value-type="float" office:value="8045458" table:number-columns-spanned="1" table:number-rows-spanned="2" table:style-name="ce9">
            <text:p>8,045,458</text:p>
          </table:table-cell>
          <table:table-cell office:value-type="float" office:value="28043031" table:number-columns-spanned="1" table:number-rows-spanned="2" table:style-name="ce9">
            <text:p>28,043,031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4287" table:number-columns-spanned="1" table:number-rows-spanned="2" table:style-name="ce9">
            <text:p>4,287</text:p>
          </table:table-cell>
          <table:table-cell office:value-type="percentage" office:value="0.67130000000000001" table:number-columns-spanned="1" table:number-rows-spanned="2" table:style-name="ce10">
            <text:p>67.13%</text:p>
          </table:table-cell>
          <table:table-cell office:value-type="float" office:value="2686" table:number-columns-spanned="1" table:number-rows-spanned="2" table:style-name="ce9">
            <text:p>2,686</text:p>
          </table:table-cell>
          <table:table-cell office:value-type="float" office:value="11515923" table:number-columns-spanned="1" table:number-rows-spanned="2" table:style-name="ce9">
            <text:p>11,515,923</text:p>
          </table:table-cell>
          <table:table-cell office:value-type="float" office:value="8565231" table:number-columns-spanned="1" table:number-rows-spanned="2" table:style-name="ce9">
            <text:p>8,565,231</text:p>
          </table:table-cell>
          <table:table-cell office:value-type="float" office:value="22160005" table:number-columns-spanned="1" table:number-rows-spanned="2" table:style-name="ce9">
            <text:p>22,160,00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714" table:number-columns-spanned="1" table:number-rows-spanned="2" table:style-name="ce9">
            <text:p>1,714</text:p>
          </table:table-cell>
          <table:table-cell office:value-type="percentage" office:value="0.56999999999999995" table:number-columns-spanned="1" table:number-rows-spanned="2" table:style-name="ce10">
            <text:p>57.00%</text:p>
          </table:table-cell>
          <table:table-cell office:value-type="float" office:value="1627" table:number-columns-spanned="1" table:number-rows-spanned="2" table:style-name="ce9">
            <text:p>1,627</text:p>
          </table:table-cell>
          <table:table-cell office:value-type="float" office:value="2787858" table:number-columns-spanned="1" table:number-rows-spanned="2" table:style-name="ce9">
            <text:p>2,787,858</text:p>
          </table:table-cell>
          <table:table-cell office:value-type="float" office:value="739481" table:number-columns-spanned="1" table:number-rows-spanned="2" table:style-name="ce9">
            <text:p>739,481</text:p>
          </table:table-cell>
          <table:table-cell office:value-type="float" office:value="3619612" table:number-columns-spanned="1" table:number-rows-spanned="2" table:style-name="ce9">
            <text:p>3,619,61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685" table:number-columns-spanned="1" table:number-rows-spanned="2" table:style-name="ce9">
            <text:p>3,685</text:p>
          </table:table-cell>
          <table:table-cell office:value-type="percentage" office:value="0.56879999999999997" table:number-columns-spanned="1" table:number-rows-spanned="2" table:style-name="ce10">
            <text:p>56.88%</text:p>
          </table:table-cell>
          <table:table-cell office:value-type="float" office:value="1967" table:number-columns-spanned="1" table:number-rows-spanned="2" table:style-name="ce9">
            <text:p>1,967</text:p>
          </table:table-cell>
          <table:table-cell office:value-type="float" office:value="7248672" table:number-columns-spanned="1" table:number-rows-spanned="2" table:style-name="ce9">
            <text:p>7,248,672</text:p>
          </table:table-cell>
          <table:table-cell office:value-type="float" office:value="560426" table:number-columns-spanned="1" table:number-rows-spanned="2" table:style-name="ce9">
            <text:p>560,426</text:p>
          </table:table-cell>
          <table:table-cell office:value-type="float" office:value="8069646" table:number-columns-spanned="1" table:number-rows-spanned="2" table:style-name="ce9">
            <text:p>8,069,64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1190" table:number-columns-spanned="1" table:number-rows-spanned="2" table:style-name="ce9">
            <text:p>11,190</text:p>
          </table:table-cell>
          <table:table-cell office:value-type="percentage" office:value="0.75519999999999998" table:number-columns-spanned="1" table:number-rows-spanned="2" table:style-name="ce10">
            <text:p>75.52%</text:p>
          </table:table-cell>
          <table:table-cell office:value-type="float" office:value="3306" table:number-columns-spanned="1" table:number-rows-spanned="2" table:style-name="ce9">
            <text:p>3,306</text:p>
          </table:table-cell>
          <table:table-cell office:value-type="float" office:value="36991633" table:number-columns-spanned="1" table:number-rows-spanned="2" table:style-name="ce9">
            <text:p>36,991,633</text:p>
          </table:table-cell>
          <table:table-cell office:value-type="float" office:value="18397003" table:number-columns-spanned="1" table:number-rows-spanned="2" table:style-name="ce9">
            <text:p>18,397,003</text:p>
          </table:table-cell>
          <table:table-cell office:value-type="float" office:value="60670402" table:number-columns-spanned="1" table:number-rows-spanned="2" table:style-name="ce9">
            <text:p>60,670,402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3727" table:number-columns-spanned="1" table:number-rows-spanned="2" table:style-name="ce9">
            <text:p>3,727</text:p>
          </table:table-cell>
          <table:table-cell office:value-type="percentage" office:value="0.55920000000000003" table:number-columns-spanned="1" table:number-rows-spanned="2" table:style-name="ce10">
            <text:p>55.92%</text:p>
          </table:table-cell>
          <table:table-cell office:value-type="float" office:value="2295" table:number-columns-spanned="1" table:number-rows-spanned="2" table:style-name="ce9">
            <text:p>2,295</text:p>
          </table:table-cell>
          <table:table-cell office:value-type="float" office:value="8554069" table:number-columns-spanned="1" table:number-rows-spanned="2" table:style-name="ce9">
            <text:p>8,554,069</text:p>
          </table:table-cell>
          <table:table-cell office:value-type="float" office:value="10710387" table:number-columns-spanned="1" table:number-rows-spanned="2" table:style-name="ce9">
            <text:p>10,710,387</text:p>
          </table:table-cell>
          <table:table-cell office:value-type="float" office:value="20053943" table:number-columns-spanned="1" table:number-rows-spanned="2" table:style-name="ce9">
            <text:p>20,053,943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6713" table:number-columns-spanned="1" table:number-rows-spanned="2" table:style-name="ce9">
            <text:p>6,713</text:p>
          </table:table-cell>
          <table:table-cell office:value-type="percentage" office:value="0.80800000000000005" table:number-columns-spanned="1" table:number-rows-spanned="2" table:style-name="ce10">
            <text:p>80.80%</text:p>
          </table:table-cell>
          <table:table-cell office:value-type="float" office:value="2473" table:number-columns-spanned="1" table:number-rows-spanned="2" table:style-name="ce9">
            <text:p>2,473</text:p>
          </table:table-cell>
          <table:table-cell office:value-type="float" office:value="16601636" table:number-columns-spanned="1" table:number-rows-spanned="2" table:style-name="ce9">
            <text:p>16,601,636</text:p>
          </table:table-cell>
          <table:table-cell office:value-type="float" office:value="28896955" table:number-columns-spanned="1" table:number-rows-spanned="2" table:style-name="ce9">
            <text:p>28,896,955</text:p>
          </table:table-cell>
          <table:table-cell office:value-type="float" office:value="49226702" table:number-columns-spanned="1" table:number-rows-spanned="2" table:style-name="ce9">
            <text:p>49,226,70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976" table:number-columns-spanned="1" table:number-rows-spanned="2" table:style-name="ce9">
            <text:p>3,976</text:p>
          </table:table-cell>
          <table:table-cell office:value-type="percentage" office:value="0.51300000000000001" table:number-columns-spanned="1" table:number-rows-spanned="2" table:style-name="ce10">
            <text:p>51.30%</text:p>
          </table:table-cell>
          <table:table-cell office:value-type="float" office:value="3419" table:number-columns-spanned="1" table:number-rows-spanned="2" table:style-name="ce9">
            <text:p>3,419</text:p>
          </table:table-cell>
          <table:table-cell office:value-type="float" office:value="13593074" table:number-columns-spanned="1" table:number-rows-spanned="2" table:style-name="ce9">
            <text:p>13,593,074</text:p>
          </table:table-cell>
          <table:table-cell office:value-type="float" office:value="39072321" table:number-columns-spanned="1" table:number-rows-spanned="2" table:style-name="ce9">
            <text:p>39,072,321</text:p>
          </table:table-cell>
          <table:table-cell office:value-type="float" office:value="57085438" table:number-columns-spanned="1" table:number-rows-spanned="2" table:style-name="ce9">
            <text:p>57,085,438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6606" table:number-columns-spanned="1" table:number-rows-spanned="2" table:style-name="ce9">
            <text:p>6,606</text:p>
          </table:table-cell>
          <table:table-cell office:value-type="percentage" office:value="0.76380000000000003" table:number-columns-spanned="1" table:number-rows-spanned="2" table:style-name="ce10">
            <text:p>76.38%</text:p>
          </table:table-cell>
          <table:table-cell office:value-type="float" office:value="1712" table:number-columns-spanned="1" table:number-rows-spanned="2" table:style-name="ce9">
            <text:p>1,712</text:p>
          </table:table-cell>
          <table:table-cell office:value-type="float" office:value="11312665" table:number-columns-spanned="1" table:number-rows-spanned="2" table:style-name="ce9">
            <text:p>11,312,665</text:p>
          </table:table-cell>
          <table:table-cell office:value-type="float" office:value="6174854" table:number-columns-spanned="1" table:number-rows-spanned="2" table:style-name="ce9">
            <text:p>6,174,854</text:p>
          </table:table-cell>
          <table:table-cell office:value-type="float" office:value="20518327" table:number-columns-spanned="1" table:number-rows-spanned="2" table:style-name="ce9">
            <text:p>20,518,32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352" table:number-columns-spanned="1" table:number-rows-spanned="2" table:style-name="ce9">
            <text:p>3,352</text:p>
          </table:table-cell>
          <table:table-cell office:value-type="percentage" office:value="0.51739999999999997" table:number-columns-spanned="1" table:number-rows-spanned="2" table:style-name="ce10">
            <text:p>51.74%</text:p>
          </table:table-cell>
          <table:table-cell office:value-type="float" office:value="4096" table:number-columns-spanned="1" table:number-rows-spanned="2" table:style-name="ce9">
            <text:p>4,096</text:p>
          </table:table-cell>
          <table:table-cell office:value-type="float" office:value="13730343" table:number-columns-spanned="1" table:number-rows-spanned="2" table:style-name="ce9">
            <text:p>13,730,343</text:p>
          </table:table-cell>
          <table:table-cell office:value-type="float" office:value="12685695" table:number-columns-spanned="1" table:number-rows-spanned="2" table:style-name="ce9">
            <text:p>12,685,695</text:p>
          </table:table-cell>
          <table:table-cell office:value-type="float" office:value="30907700" table:number-columns-spanned="1" table:number-rows-spanned="2" table:style-name="ce9">
            <text:p>30,907,70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902" table:number-columns-spanned="1" table:number-rows-spanned="2" table:style-name="ce9">
            <text:p>4,902</text:p>
          </table:table-cell>
          <table:table-cell office:value-type="percentage" office:value="0.65069999999999995" table:number-columns-spanned="1" table:number-rows-spanned="2" table:style-name="ce10">
            <text:p>65.07%</text:p>
          </table:table-cell>
          <table:table-cell office:value-type="float" office:value="2001" table:number-columns-spanned="1" table:number-rows-spanned="2" table:style-name="ce9">
            <text:p>2,001</text:p>
          </table:table-cell>
          <table:table-cell office:value-type="float" office:value="9810866" table:number-columns-spanned="1" table:number-rows-spanned="2" table:style-name="ce9">
            <text:p>9,810,866</text:p>
          </table:table-cell>
          <table:table-cell office:value-type="float" office:value="1237771" table:number-columns-spanned="1" table:number-rows-spanned="2" table:style-name="ce9">
            <text:p>1,237,771</text:p>
          </table:table-cell>
          <table:table-cell office:value-type="float" office:value="12234461" table:number-columns-spanned="1" table:number-rows-spanned="2" table:style-name="ce9">
            <text:p>12,234,46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3138" table:number-columns-spanned="1" table:number-rows-spanned="2" table:style-name="ce9">
            <text:p>13,138</text:p>
          </table:table-cell>
          <table:table-cell office:value-type="percentage" office:value="0.61599999999999999" table:number-columns-spanned="1" table:number-rows-spanned="2" table:style-name="ce10">
            <text:p>61.60%</text:p>
          </table:table-cell>
          <table:table-cell office:value-type="float" office:value="4934" table:number-columns-spanned="1" table:number-rows-spanned="2" table:style-name="ce9">
            <text:p>4,934</text:p>
          </table:table-cell>
          <table:table-cell office:value-type="float" office:value="64827463" table:number-columns-spanned="1" table:number-rows-spanned="2" table:style-name="ce9">
            <text:p>64,827,463</text:p>
          </table:table-cell>
          <table:table-cell office:value-type="float" office:value="97186507" table:number-columns-spanned="1" table:number-rows-spanned="2" table:style-name="ce9">
            <text:p>97,186,507</text:p>
          </table:table-cell>
          <table:table-cell office:value-type="float" office:value="179685651" table:number-columns-spanned="1" table:number-rows-spanned="2" table:style-name="ce9">
            <text:p>179,685,651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500" table:number-columns-spanned="1" table:number-rows-spanned="2" table:style-name="ce9">
            <text:p>5,500</text:p>
          </table:table-cell>
          <table:table-cell office:value-type="percentage" office:value="0.87829999999999997" table:number-columns-spanned="1" table:number-rows-spanned="2" table:style-name="ce10">
            <text:p>87.83%</text:p>
          </table:table-cell>
          <table:table-cell office:value-type="float" office:value="4402" table:number-columns-spanned="1" table:number-rows-spanned="2" table:style-name="ce9">
            <text:p>4,402</text:p>
          </table:table-cell>
          <table:table-cell office:value-type="float" office:value="24209300" table:number-columns-spanned="1" table:number-rows-spanned="2" table:style-name="ce9">
            <text:p>24,209,300</text:p>
          </table:table-cell>
          <table:table-cell office:value-type="float" office:value="21613927" table:number-columns-spanned="1" table:number-rows-spanned="2" table:style-name="ce9">
            <text:p>21,613,927</text:p>
          </table:table-cell>
          <table:table-cell office:value-type="float" office:value="52450827" table:number-columns-spanned="1" table:number-rows-spanned="2" table:style-name="ce9">
            <text:p>52,450,82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7952" table:number-columns-spanned="1" table:number-rows-spanned="2" table:style-name="ce9">
            <text:p>7,952</text:p>
          </table:table-cell>
          <table:table-cell office:value-type="percentage" office:value="0.42330000000000001" table:number-columns-spanned="1" table:number-rows-spanned="2" table:style-name="ce10">
            <text:p>42.33%</text:p>
          </table:table-cell>
          <table:table-cell office:value-type="float" office:value="4020" table:number-columns-spanned="1" table:number-rows-spanned="2" table:style-name="ce9">
            <text:p>4,020</text:p>
          </table:table-cell>
          <table:table-cell office:value-type="float" office:value="31966000" table:number-columns-spanned="1" table:number-rows-spanned="2" table:style-name="ce9">
            <text:p>31,966,000</text:p>
          </table:table-cell>
          <table:table-cell office:value-type="float" office:value="37719000" table:number-columns-spanned="1" table:number-rows-spanned="2" table:style-name="ce9">
            <text:p>37,719,000</text:p>
          </table:table-cell>
          <table:table-cell office:value-type="float" office:value="86424000" table:number-columns-spanned="1" table:number-rows-spanned="2" table:style-name="ce9">
            <text:p>86,424,000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651" table:number-columns-spanned="1" table:number-rows-spanned="2" table:style-name="ce8">
            <text:p>6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18019" table:number-columns-spanned="1" table:number-rows-spanned="2" table:style-name="ce9">
            <text:p>18,019</text:p>
          </table:table-cell>
          <table:table-cell office:value-type="percentage" office:value="0.68379999999999996" table:number-columns-spanned="1" table:number-rows-spanned="2" table:style-name="ce10">
            <text:p>68.38%</text:p>
          </table:table-cell>
          <table:table-cell office:value-type="float" office:value="5425" table:number-columns-spanned="1" table:number-rows-spanned="2" table:style-name="ce9">
            <text:p>5,425</text:p>
          </table:table-cell>
          <table:table-cell office:value-type="float" office:value="97750417" table:number-columns-spanned="1" table:number-rows-spanned="2" table:style-name="ce9">
            <text:p>97,750,417</text:p>
          </table:table-cell>
          <table:table-cell office:value-type="float" office:value="89879450" table:number-columns-spanned="1" table:number-rows-spanned="2" table:style-name="ce9">
            <text:p>89,879,450</text:p>
          </table:table-cell>
          <table:table-cell office:value-type="float" office:value="212121772" table:number-columns-spanned="1" table:number-rows-spanned="2" table:style-name="ce9">
            <text:p>212,121,77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727" table:number-columns-spanned="1" table:number-rows-spanned="2" table:style-name="ce8">
            <text:p>7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2630" table:number-columns-spanned="1" table:number-rows-spanned="2" table:style-name="ce9">
            <text:p>12,630</text:p>
          </table:table-cell>
          <table:table-cell office:value-type="percentage" office:value="0.75729999999999997" table:number-columns-spanned="1" table:number-rows-spanned="2" table:style-name="ce10">
            <text:p>75.73%</text:p>
          </table:table-cell>
          <table:table-cell office:value-type="float" office:value="5252" table:number-columns-spanned="1" table:number-rows-spanned="2" table:style-name="ce9">
            <text:p>5,252</text:p>
          </table:table-cell>
          <table:table-cell office:value-type="float" office:value="66328438" table:number-columns-spanned="1" table:number-rows-spanned="2" table:style-name="ce9">
            <text:p>66,328,438</text:p>
          </table:table-cell>
          <table:table-cell office:value-type="float" office:value="122227521" table:number-columns-spanned="1" table:number-rows-spanned="2" table:style-name="ce9">
            <text:p>122,227,521</text:p>
          </table:table-cell>
          <table:table-cell office:value-type="float" office:value="240384941" table:number-columns-spanned="1" table:number-rows-spanned="2" table:style-name="ce9">
            <text:p>240,384,941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131" table:number-columns-spanned="1" table:number-rows-spanned="2" table:style-name="ce9">
            <text:p>1,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002" table:number-columns-spanned="1" table:number-rows-spanned="2" table:style-name="ce9">
            <text:p>7,002</text:p>
          </table:table-cell>
          <table:table-cell office:value-type="percentage" office:value="0.65849999999999997" table:number-columns-spanned="1" table:number-rows-spanned="2" table:style-name="ce10">
            <text:p>65.85%</text:p>
          </table:table-cell>
          <table:table-cell office:value-type="float" office:value="4232" table:number-columns-spanned="1" table:number-rows-spanned="2" table:style-name="ce9">
            <text:p>4,232</text:p>
          </table:table-cell>
          <table:table-cell office:value-type="float" office:value="29629068" table:number-columns-spanned="1" table:number-rows-spanned="2" table:style-name="ce9">
            <text:p>29,629,068</text:p>
          </table:table-cell>
          <table:table-cell office:value-type="float" office:value="17394061" table:number-columns-spanned="1" table:number-rows-spanned="2" table:style-name="ce9">
            <text:p>17,394,061</text:p>
          </table:table-cell>
          <table:table-cell office:value-type="float" office:value="52230738" table:number-columns-spanned="1" table:number-rows-spanned="2" table:style-name="ce9">
            <text:p>52,230,73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8049" table:number-columns-spanned="1" table:number-rows-spanned="2" table:style-name="ce9">
            <text:p>8,049</text:p>
          </table:table-cell>
          <table:table-cell office:value-type="percentage" office:value="0.61819999999999997" table:number-columns-spanned="1" table:number-rows-spanned="2" table:style-name="ce10">
            <text:p>61.82%</text:p>
          </table:table-cell>
          <table:table-cell office:value-type="float" office:value="5940" table:number-columns-spanned="1" table:number-rows-spanned="2" table:style-name="ce9">
            <text:p>5,940</text:p>
          </table:table-cell>
          <table:table-cell office:value-type="float" office:value="47812610" table:number-columns-spanned="1" table:number-rows-spanned="2" table:style-name="ce9">
            <text:p>47,812,610</text:p>
          </table:table-cell>
          <table:table-cell office:value-type="float" office:value="43378549" table:number-columns-spanned="1" table:number-rows-spanned="2" table:style-name="ce9">
            <text:p>43,378,549</text:p>
          </table:table-cell>
          <table:table-cell office:value-type="float" office:value="106824293" table:number-columns-spanned="1" table:number-rows-spanned="2" table:style-name="ce9">
            <text:p>106,824,293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4286" table:number-columns-spanned="1" table:number-rows-spanned="2" table:style-name="ce9">
            <text:p>4,286</text:p>
          </table:table-cell>
          <table:table-cell office:value-type="percentage" office:value="0.48010000000000003" table:number-columns-spanned="1" table:number-rows-spanned="2" table:style-name="ce10">
            <text:p>48.01%</text:p>
          </table:table-cell>
          <table:table-cell office:value-type="float" office:value="5902" table:number-columns-spanned="1" table:number-rows-spanned="2" table:style-name="ce9">
            <text:p>5,902</text:p>
          </table:table-cell>
          <table:table-cell office:value-type="float" office:value="25295154" table:number-columns-spanned="1" table:number-rows-spanned="2" table:style-name="ce9">
            <text:p>25,295,154</text:p>
          </table:table-cell>
          <table:table-cell office:value-type="float" office:value="41289153" table:number-columns-spanned="1" table:number-rows-spanned="2" table:style-name="ce9">
            <text:p>41,289,153</text:p>
          </table:table-cell>
          <table:table-cell office:value-type="float" office:value="73750179" table:number-columns-spanned="1" table:number-rows-spanned="2" table:style-name="ce9">
            <text:p>73,750,179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047" table:number-columns-spanned="1" table:number-rows-spanned="2" table:style-name="ce9">
            <text:p>5,047</text:p>
          </table:table-cell>
          <table:table-cell office:value-type="percentage" office:value="0.80200000000000005" table:number-columns-spanned="1" table:number-rows-spanned="2" table:style-name="ce10">
            <text:p>80.20%</text:p>
          </table:table-cell>
          <table:table-cell office:value-type="float" office:value="2067" table:number-columns-spanned="1" table:number-rows-spanned="2" table:style-name="ce9">
            <text:p>2,067</text:p>
          </table:table-cell>
          <table:table-cell office:value-type="float" office:value="10431808" table:number-columns-spanned="1" table:number-rows-spanned="2" table:style-name="ce9">
            <text:p>10,431,808</text:p>
          </table:table-cell>
          <table:table-cell office:value-type="float" office:value="5629591" table:number-columns-spanned="1" table:number-rows-spanned="2" table:style-name="ce9">
            <text:p>5,629,591</text:p>
          </table:table-cell>
          <table:table-cell office:value-type="float" office:value="22033237" table:number-columns-spanned="1" table:number-rows-spanned="2" table:style-name="ce9">
            <text:p>22,033,23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721" table:number-columns-spanned="1" table:number-rows-spanned="2" table:style-name="ce9">
            <text:p>3,721</text:p>
          </table:table-cell>
          <table:table-cell office:value-type="percentage" office:value="0.75019999999999998" table:number-columns-spanned="1" table:number-rows-spanned="2" table:style-name="ce10">
            <text:p>75.02%</text:p>
          </table:table-cell>
          <table:table-cell office:value-type="float" office:value="7994" table:number-columns-spanned="1" table:number-rows-spanned="2" table:style-name="ce9">
            <text:p>7,994</text:p>
          </table:table-cell>
          <table:table-cell office:value-type="float" office:value="29744990" table:number-columns-spanned="1" table:number-rows-spanned="2" table:style-name="ce9">
            <text:p>29,744,990</text:p>
          </table:table-cell>
          <table:table-cell office:value-type="float" office:value="51004229" table:number-columns-spanned="1" table:number-rows-spanned="2" table:style-name="ce9">
            <text:p>51,004,229</text:p>
          </table:table-cell>
          <table:table-cell office:value-type="float" office:value="93658911" table:number-columns-spanned="1" table:number-rows-spanned="2" table:style-name="ce9">
            <text:p>93,658,911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8974" table:number-columns-spanned="1" table:number-rows-spanned="2" table:style-name="ce9">
            <text:p>8,974</text:p>
          </table:table-cell>
          <table:table-cell office:value-type="percentage" office:value="0.71479999999999999" table:number-columns-spanned="1" table:number-rows-spanned="2" table:style-name="ce10">
            <text:p>71.48%</text:p>
          </table:table-cell>
          <table:table-cell office:value-type="float" office:value="8529" table:number-columns-spanned="1" table:number-rows-spanned="2" table:style-name="ce9">
            <text:p>8,529</text:p>
          </table:table-cell>
          <table:table-cell office:value-type="float" office:value="76535374" table:number-columns-spanned="1" table:number-rows-spanned="2" table:style-name="ce9">
            <text:p>76,535,374</text:p>
          </table:table-cell>
          <table:table-cell office:value-type="float" office:value="41628740" table:number-columns-spanned="1" table:number-rows-spanned="2" table:style-name="ce9">
            <text:p>41,628,740</text:p>
          </table:table-cell>
          <table:table-cell office:value-type="float" office:value="133901487" table:number-columns-spanned="1" table:number-rows-spanned="2" table:style-name="ce9">
            <text:p>133,901,487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7797" table:number-columns-spanned="1" table:number-rows-spanned="2" table:style-name="ce9">
            <text:p>7,797</text:p>
          </table:table-cell>
          <table:table-cell office:value-type="percentage" office:value="0.79090000000000005" table:number-columns-spanned="1" table:number-rows-spanned="2" table:style-name="ce10">
            <text:p>79.09%</text:p>
          </table:table-cell>
          <table:table-cell office:value-type="float" office:value="5773" table:number-columns-spanned="1" table:number-rows-spanned="2" table:style-name="ce9">
            <text:p>5,773</text:p>
          </table:table-cell>
          <table:table-cell office:value-type="float" office:value="45014834" table:number-columns-spanned="1" table:number-rows-spanned="2" table:style-name="ce9">
            <text:p>45,014,834</text:p>
          </table:table-cell>
          <table:table-cell office:value-type="float" office:value="56554465" table:number-columns-spanned="1" table:number-rows-spanned="2" table:style-name="ce9">
            <text:p>56,554,465</text:p>
          </table:table-cell>
          <table:table-cell office:value-type="float" office:value="131894144" table:number-columns-spanned="1" table:number-rows-spanned="2" table:style-name="ce9">
            <text:p>131,894,144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2" table:number-columns-spanned="1" table:number-rows-spanned="2" table:style-name="ce8">
            <text:p>5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074" table:number-columns-spanned="1" table:number-rows-spanned="2" table:style-name="ce9">
            <text:p>2,074</text:p>
          </table:table-cell>
          <table:table-cell office:value-type="percentage" office:value="0.4582" table:number-columns-spanned="1" table:number-rows-spanned="2" table:style-name="ce10">
            <text:p>45.82%</text:p>
          </table:table-cell>
          <table:table-cell office:value-type="float" office:value="6431" table:number-columns-spanned="1" table:number-rows-spanned="2" table:style-name="ce9">
            <text:p>6,431</text:p>
          </table:table-cell>
          <table:table-cell office:value-type="float" office:value="13337785" table:number-columns-spanned="1" table:number-rows-spanned="2" table:style-name="ce9">
            <text:p>13,337,785</text:p>
          </table:table-cell>
          <table:table-cell office:value-type="float" office:value="36350431" table:number-columns-spanned="1" table:number-rows-spanned="2" table:style-name="ce9">
            <text:p>36,350,431</text:p>
          </table:table-cell>
          <table:table-cell office:value-type="float" office:value="54169819" table:number-columns-spanned="1" table:number-rows-spanned="2" table:style-name="ce9">
            <text:p>54,169,81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percentage" office:value="0.30969999999999998" table:number-columns-spanned="1" table:number-rows-spanned="2" table:style-name="ce10">
            <text:p>30.97%</text:p>
          </table:table-cell>
          <table:table-cell office:value-type="float" office:value="2494" table:number-columns-spanned="1" table:number-rows-spanned="2" table:style-name="ce9">
            <text:p>2,494</text:p>
          </table:table-cell>
          <table:table-cell office:value-type="float" office:value="957509" table:number-columns-spanned="1" table:number-rows-spanned="2" table:style-name="ce9">
            <text:p>957,5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7509" table:number-columns-spanned="1" table:number-rows-spanned="2" table:style-name="ce9">
            <text:p>957,50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669" table:number-columns-spanned="1" table:number-rows-spanned="2" table:style-name="ce9">
            <text:p>3,669</text:p>
          </table:table-cell>
          <table:table-cell office:value-type="percentage" office:value="0.67249999999999999" table:number-columns-spanned="1" table:number-rows-spanned="2" table:style-name="ce10">
            <text:p>67.25%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5897987" table:number-columns-spanned="1" table:number-rows-spanned="2" table:style-name="ce9">
            <text:p>5,897,987</text:p>
          </table:table-cell>
          <table:table-cell office:value-type="float" office:value="3387826" table:number-columns-spanned="1" table:number-rows-spanned="2" table:style-name="ce9">
            <text:p>3,387,826</text:p>
          </table:table-cell>
          <table:table-cell office:value-type="float" office:value="28764467" table:number-columns-spanned="1" table:number-rows-spanned="2" table:style-name="ce9">
            <text:p>28,764,46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038" table:number-columns-spanned="1" table:number-rows-spanned="2" table:style-name="ce9">
            <text:p>5,038</text:p>
          </table:table-cell>
          <table:table-cell office:value-type="percentage" office:value="0.71909999999999996" table:number-columns-spanned="1" table:number-rows-spanned="2" table:style-name="ce10">
            <text:p>71.91%</text:p>
          </table:table-cell>
          <table:table-cell office:value-type="float" office:value="1344" table:number-columns-spanned="1" table:number-rows-spanned="2" table:style-name="ce9">
            <text:p>1,344</text:p>
          </table:table-cell>
          <table:table-cell office:value-type="float" office:value="6769876" table:number-columns-spanned="1" table:number-rows-spanned="2" table:style-name="ce9">
            <text:p>6,769,876</text:p>
          </table:table-cell>
          <table:table-cell office:value-type="float" office:value="7490273" table:number-columns-spanned="1" table:number-rows-spanned="2" table:style-name="ce9">
            <text:p>7,490,273</text:p>
          </table:table-cell>
          <table:table-cell office:value-type="float" office:value="14749725" table:number-columns-spanned="1" table:number-rows-spanned="2" table:style-name="ce9">
            <text:p>14,749,72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445" table:number-columns-spanned="1" table:number-rows-spanned="2" table:style-name="ce9">
            <text:p>2,445</text:p>
          </table:table-cell>
          <table:table-cell office:value-type="percentage" office:value="0.70420000000000005" table:number-columns-spanned="1" table:number-rows-spanned="2" table:style-name="ce10">
            <text:p>70.42%</text:p>
          </table:table-cell>
          <table:table-cell office:value-type="float" office:value="1744" table:number-columns-spanned="1" table:number-rows-spanned="2" table:style-name="ce9">
            <text:p>1,744</text:p>
          </table:table-cell>
          <table:table-cell office:value-type="float" office:value="4264021" table:number-columns-spanned="1" table:number-rows-spanned="2" table:style-name="ce9">
            <text:p>4,264,0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64021" table:number-columns-spanned="1" table:number-rows-spanned="2" table:style-name="ce9">
            <text:p>4,264,02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027" table:number-columns-spanned="1" table:number-rows-spanned="2" table:style-name="ce9">
            <text:p>1,027</text:p>
          </table:table-cell>
          <table:table-cell office:value-type="percentage" office:value="0.29580000000000001" table:number-columns-spanned="1" table:number-rows-spanned="2" table:style-name="ce10">
            <text:p>29.58%</text:p>
          </table:table-cell>
          <table:table-cell office:value-type="float" office:value="3232" table:number-columns-spanned="1" table:number-rows-spanned="2" table:style-name="ce9">
            <text:p>3,232</text:p>
          </table:table-cell>
          <table:table-cell office:value-type="float" office:value="3319651" table:number-columns-spanned="1" table:number-rows-spanned="2" table:style-name="ce9">
            <text:p>3,319,651</text:p>
          </table:table-cell>
          <table:table-cell office:value-type="float" office:value="4631009" table:number-columns-spanned="1" table:number-rows-spanned="2" table:style-name="ce9">
            <text:p>4,631,009</text:p>
          </table:table-cell>
          <table:table-cell office:value-type="float" office:value="8921821" table:number-columns-spanned="1" table:number-rows-spanned="2" table:style-name="ce9">
            <text:p>8,921,82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2813" table:number-columns-spanned="1" table:number-rows-spanned="2" table:style-name="ce9">
            <text:p>2,813</text:p>
          </table:table-cell>
          <table:table-cell office:value-type="percentage" office:value="0.60489999999999999" table:number-columns-spanned="1" table:number-rows-spanned="2" table:style-name="ce10">
            <text:p>60.49%</text:p>
          </table:table-cell>
          <table:table-cell office:value-type="float" office:value="2777" table:number-columns-spanned="1" table:number-rows-spanned="2" table:style-name="ce9">
            <text:p>2,777</text:p>
          </table:table-cell>
          <table:table-cell office:value-type="float" office:value="7812520" table:number-columns-spanned="1" table:number-rows-spanned="2" table:style-name="ce9">
            <text:p>7,812,520</text:p>
          </table:table-cell>
          <table:table-cell office:value-type="float" office:value="6053756" table:number-columns-spanned="1" table:number-rows-spanned="2" table:style-name="ce9">
            <text:p>6,053,756</text:p>
          </table:table-cell>
          <table:table-cell office:value-type="float" office:value="14408630" table:number-columns-spanned="1" table:number-rows-spanned="2" table:style-name="ce9">
            <text:p>14,408,63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123" table:number-columns-spanned="1" table:number-rows-spanned="2" table:style-name="ce9">
            <text:p>6,123</text:p>
          </table:table-cell>
          <table:table-cell office:value-type="percentage" office:value="0.87780000000000002" table:number-columns-spanned="1" table:number-rows-spanned="2" table:style-name="ce10">
            <text:p>87.78%</text:p>
          </table:table-cell>
          <table:table-cell office:value-type="float" office:value="3000" table:number-columns-spanned="1" table:number-rows-spanned="2" table:style-name="ce9">
            <text:p>3,000</text:p>
          </table:table-cell>
          <table:table-cell office:value-type="float" office:value="18368691" table:number-columns-spanned="1" table:number-rows-spanned="2" table:style-name="ce9">
            <text:p>18,368,691</text:p>
          </table:table-cell>
          <table:table-cell office:value-type="float" office:value="17976564" table:number-columns-spanned="1" table:number-rows-spanned="2" table:style-name="ce9">
            <text:p>17,976,564</text:p>
          </table:table-cell>
          <table:table-cell office:value-type="float" office:value="38423299" table:number-columns-spanned="1" table:number-rows-spanned="2" table:style-name="ce9">
            <text:p>38,423,299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298" table:number-columns-spanned="1" table:number-rows-spanned="2" table:style-name="ce9">
            <text:p>2,298</text:p>
          </table:table-cell>
          <table:table-cell office:value-type="percentage" office:value="0.61770000000000003" table:number-columns-spanned="1" table:number-rows-spanned="2" table:style-name="ce10">
            <text:p>61.77%</text:p>
          </table:table-cell>
          <table:table-cell office:value-type="float" office:value="3125" table:number-columns-spanned="1" table:number-rows-spanned="2" table:style-name="ce9">
            <text:p>3,125</text:p>
          </table:table-cell>
          <table:table-cell office:value-type="float" office:value="7182196" table:number-columns-spanned="1" table:number-rows-spanned="2" table:style-name="ce9">
            <text:p>7,182,196</text:p>
          </table:table-cell>
          <table:table-cell office:value-type="float" office:value="8169205" table:number-columns-spanned="1" table:number-rows-spanned="2" table:style-name="ce9">
            <text:p>8,169,205</text:p>
          </table:table-cell>
          <table:table-cell office:value-type="float" office:value="16426310" table:number-columns-spanned="1" table:number-rows-spanned="2" table:style-name="ce9">
            <text:p>16,426,31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657" table:number-columns-spanned="1" table:number-rows-spanned="2" table:style-name="ce9">
            <text:p>2,657</text:p>
          </table:table-cell>
          <table:table-cell office:value-type="percentage" office:value="0.66439999999999999" table:number-columns-spanned="1" table:number-rows-spanned="2" table:style-name="ce10">
            <text:p>66.44%</text:p>
          </table:table-cell>
          <table:table-cell office:value-type="float" office:value="2956" table:number-columns-spanned="1" table:number-rows-spanned="2" table:style-name="ce9">
            <text:p>2,956</text:p>
          </table:table-cell>
          <table:table-cell office:value-type="float" office:value="7853406" table:number-columns-spanned="1" table:number-rows-spanned="2" table:style-name="ce9">
            <text:p>7,853,406</text:p>
          </table:table-cell>
          <table:table-cell office:value-type="float" office:value="3500807" table:number-columns-spanned="1" table:number-rows-spanned="2" table:style-name="ce9">
            <text:p>3,500,807</text:p>
          </table:table-cell>
          <table:table-cell office:value-type="float" office:value="11491631" table:number-columns-spanned="1" table:number-rows-spanned="2" table:style-name="ce9">
            <text:p>11,491,63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304" table:number-columns-spanned="1" table:number-rows-spanned="2" table:style-name="ce9">
            <text:p>6,304</text:p>
          </table:table-cell>
          <table:table-cell office:value-type="percentage" office:value="0.71099999999999997" table:number-columns-spanned="1" table:number-rows-spanned="2" table:style-name="ce10">
            <text:p>71.10%</text:p>
          </table:table-cell>
          <table:table-cell office:value-type="float" office:value="4613" table:number-columns-spanned="1" table:number-rows-spanned="2" table:style-name="ce9">
            <text:p>4,613</text:p>
          </table:table-cell>
          <table:table-cell office:value-type="float" office:value="29078117" table:number-columns-spanned="1" table:number-rows-spanned="2" table:style-name="ce9">
            <text:p>29,078,117</text:p>
          </table:table-cell>
          <table:table-cell office:value-type="float" office:value="47078290" table:number-columns-spanned="1" table:number-rows-spanned="2" table:style-name="ce9">
            <text:p>47,078,290</text:p>
          </table:table-cell>
          <table:table-cell office:value-type="float" office:value="80100249" table:number-columns-spanned="1" table:number-rows-spanned="2" table:style-name="ce9">
            <text:p>80,100,249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168" table:number-columns-spanned="1" table:number-rows-spanned="2" table:style-name="ce9">
            <text:p>6,168</text:p>
          </table:table-cell>
          <table:table-cell office:value-type="percentage" office:value="0.8256" table:number-columns-spanned="1" table:number-rows-spanned="2" table:style-name="ce10">
            <text:p>82.56%</text:p>
          </table:table-cell>
          <table:table-cell office:value-type="float" office:value="2061" table:number-columns-spanned="1" table:number-rows-spanned="2" table:style-name="ce9">
            <text:p>2,061</text:p>
          </table:table-cell>
          <table:table-cell office:value-type="float" office:value="12711149" table:number-columns-spanned="1" table:number-rows-spanned="2" table:style-name="ce9">
            <text:p>12,711,149</text:p>
          </table:table-cell>
          <table:table-cell office:value-type="float" office:value="19041909" table:number-columns-spanned="1" table:number-rows-spanned="2" table:style-name="ce9">
            <text:p>19,041,909</text:p>
          </table:table-cell>
          <table:table-cell office:value-type="float" office:value="34999680" table:number-columns-spanned="1" table:number-rows-spanned="2" table:style-name="ce9">
            <text:p>34,999,68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30" table:number-columns-spanned="1" table:number-rows-spanned="2" table:style-name="ce8">
            <text:p>830</text:p>
          </table:table-cell>
          <table:table-cell office:value-type="percentage" office:value="0.29749999999999999" table:number-columns-spanned="1" table:number-rows-spanned="2" table:style-name="ce10">
            <text:p>29.75%</text:p>
          </table:table-cell>
          <table:table-cell office:value-type="float" office:value="5597" table:number-columns-spanned="1" table:number-rows-spanned="2" table:style-name="ce9">
            <text:p>5,597</text:p>
          </table:table-cell>
          <table:table-cell office:value-type="float" office:value="4645888" table:number-columns-spanned="1" table:number-rows-spanned="2" table:style-name="ce9">
            <text:p>4,645,888</text:p>
          </table:table-cell>
          <table:table-cell office:value-type="float" office:value="5172464" table:number-columns-spanned="1" table:number-rows-spanned="2" table:style-name="ce9">
            <text:p>5,172,464</text:p>
          </table:table-cell>
          <table:table-cell office:value-type="float" office:value="12420776" table:number-columns-spanned="1" table:number-rows-spanned="2" table:style-name="ce9">
            <text:p>12,420,776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701" table:number-columns-spanned="1" table:number-rows-spanned="2" table:style-name="ce8">
            <text:p>701</text:p>
          </table:table-cell>
          <table:table-cell office:value-type="percentage" office:value="0.34260000000000002" table:number-columns-spanned="1" table:number-rows-spanned="2" table:style-name="ce10">
            <text:p>34.26%</text:p>
          </table:table-cell>
          <table:table-cell office:value-type="float" office:value="14087" table:number-columns-spanned="1" table:number-rows-spanned="2" table:style-name="ce9">
            <text:p>14,087</text:p>
          </table:table-cell>
          <table:table-cell office:value-type="float" office:value="9874987" table:number-columns-spanned="1" table:number-rows-spanned="2" table:style-name="ce9">
            <text:p>9,874,987</text:p>
          </table:table-cell>
          <table:table-cell office:value-type="float" office:value="6855192" table:number-columns-spanned="1" table:number-rows-spanned="2" table:style-name="ce9">
            <text:p>6,855,192</text:p>
          </table:table-cell>
          <table:table-cell office:value-type="float" office:value="19030360" table:number-columns-spanned="1" table:number-rows-spanned="2" table:style-name="ce9">
            <text:p>19,030,36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5535" table:number-columns-spanned="1" table:number-rows-spanned="2" table:style-name="ce9">
            <text:p>5,535</text:p>
          </table:table-cell>
          <table:table-cell office:value-type="percentage" office:value="0.76300000000000001" table:number-columns-spanned="1" table:number-rows-spanned="2" table:style-name="ce10">
            <text:p>76.30%</text:p>
          </table:table-cell>
          <table:table-cell office:value-type="float" office:value="5927" table:number-columns-spanned="1" table:number-rows-spanned="2" table:style-name="ce9">
            <text:p>5,927</text:p>
          </table:table-cell>
          <table:table-cell office:value-type="float" office:value="32805709" table:number-columns-spanned="1" table:number-rows-spanned="2" table:style-name="ce9">
            <text:p>32,805,709</text:p>
          </table:table-cell>
          <table:table-cell office:value-type="float" office:value="19265440" table:number-columns-spanned="1" table:number-rows-spanned="2" table:style-name="ce9">
            <text:p>19,265,440</text:p>
          </table:table-cell>
          <table:table-cell office:value-type="float" office:value="57585102" table:number-columns-spanned="1" table:number-rows-spanned="2" table:style-name="ce9">
            <text:p>57,585,10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percentage" office:value="0.39350000000000002" table:number-columns-spanned="1" table:number-rows-spanned="2" table:style-name="ce10">
            <text:p>39.35%</text:p>
          </table:table-cell>
          <table:table-cell office:value-type="float" office:value="5130" table:number-columns-spanned="1" table:number-rows-spanned="2" table:style-name="ce9">
            <text:p>5,130</text:p>
          </table:table-cell>
          <table:table-cell office:value-type="float" office:value="3129466" table:number-columns-spanned="1" table:number-rows-spanned="2" table:style-name="ce9">
            <text:p>3,129,466</text:p>
          </table:table-cell>
          <table:table-cell office:value-type="float" office:value="1966465" table:number-columns-spanned="1" table:number-rows-spanned="2" table:style-name="ce9">
            <text:p>1,966,465</text:p>
          </table:table-cell>
          <table:table-cell office:value-type="float" office:value="5838556" table:number-columns-spanned="1" table:number-rows-spanned="2" table:style-name="ce9">
            <text:p>5,838,55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285" table:number-columns-spanned="1" table:number-rows-spanned="2" table:style-name="ce9">
            <text:p>1,285</text:p>
          </table:table-cell>
          <table:table-cell office:value-type="percentage" office:value="0.74019999999999997" table:number-columns-spanned="1" table:number-rows-spanned="2" table:style-name="ce10">
            <text:p>74.02%</text:p>
          </table:table-cell>
          <table:table-cell office:value-type="float" office:value="2467" table:number-columns-spanned="1" table:number-rows-spanned="2" table:style-name="ce9">
            <text:p>2,467</text:p>
          </table:table-cell>
          <table:table-cell office:value-type="float" office:value="3170631" table:number-columns-spanned="1" table:number-rows-spanned="2" table:style-name="ce9">
            <text:p>3,170,631</text:p>
          </table:table-cell>
          <table:table-cell office:value-type="float" office:value="280315" table:number-columns-spanned="1" table:number-rows-spanned="2" table:style-name="ce9">
            <text:p>280,315</text:p>
          </table:table-cell>
          <table:table-cell office:value-type="float" office:value="3596329" table:number-columns-spanned="1" table:number-rows-spanned="2" table:style-name="ce9">
            <text:p>3,596,32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918" table:number-columns-spanned="1" table:number-rows-spanned="2" table:style-name="ce9">
            <text:p>1,918</text:p>
          </table:table-cell>
          <table:table-cell office:value-type="percentage" office:value="0.61260000000000003" table:number-columns-spanned="1" table:number-rows-spanned="2" table:style-name="ce10">
            <text:p>61.26%</text:p>
          </table:table-cell>
          <table:table-cell office:value-type="float" office:value="3616" table:number-columns-spanned="1" table:number-rows-spanned="2" table:style-name="ce9">
            <text:p>3,616</text:p>
          </table:table-cell>
          <table:table-cell office:value-type="float" office:value="6935826" table:number-columns-spanned="1" table:number-rows-spanned="2" table:style-name="ce9">
            <text:p>6,935,826</text:p>
          </table:table-cell>
          <table:table-cell office:value-type="float" office:value="3186325" table:number-columns-spanned="1" table:number-rows-spanned="2" table:style-name="ce9">
            <text:p>3,186,325</text:p>
          </table:table-cell>
          <table:table-cell office:value-type="float" office:value="11171982" table:number-columns-spanned="1" table:number-rows-spanned="2" table:style-name="ce9">
            <text:p>11,171,98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228" table:number-columns-spanned="1" table:number-rows-spanned="2" table:style-name="ce9">
            <text:p>2,228</text:p>
          </table:table-cell>
          <table:table-cell office:value-type="percentage" office:value="0.81669999999999998" table:number-columns-spanned="1" table:number-rows-spanned="2" table:style-name="ce10">
            <text:p>81.67%</text:p>
          </table:table-cell>
          <table:table-cell office:value-type="float" office:value="3864" table:number-columns-spanned="1" table:number-rows-spanned="2" table:style-name="ce9">
            <text:p>3,864</text:p>
          </table:table-cell>
          <table:table-cell office:value-type="float" office:value="8609133" table:number-columns-spanned="1" table:number-rows-spanned="2" table:style-name="ce9">
            <text:p>8,609,133</text:p>
          </table:table-cell>
          <table:table-cell office:value-type="float" office:value="765217" table:number-columns-spanned="1" table:number-rows-spanned="2" table:style-name="ce9">
            <text:p>765,217</text:p>
          </table:table-cell>
          <table:table-cell office:value-type="float" office:value="10485815" table:number-columns-spanned="1" table:number-rows-spanned="2" table:style-name="ce9">
            <text:p>10,485,81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71" table:number-columns-spanned="1" table:number-rows-spanned="2" table:style-name="ce9">
            <text:p>11,371</text:p>
          </table:table-cell>
          <table:table-cell office:value-type="float" office:value="232235" table:number-columns-spanned="1" table:number-rows-spanned="2" table:style-name="ce9">
            <text:p>232,235</text:p>
          </table:table-cell>
          <table:table-cell office:value-type="percentage" office:value="0.65880000000000005" table:number-columns-spanned="1" table:number-rows-spanned="2" table:style-name="ce10">
            <text:p>65.88%</text:p>
          </table:table-cell>
          <table:table-cell office:value-type="float" office:value="4103" table:number-columns-spanned="1" table:number-rows-spanned="2" table:style-name="ce9">
            <text:p>4,103</text:p>
          </table:table-cell>
          <table:table-cell office:value-type="float" office:value="952830711" table:number-columns-spanned="1" table:number-rows-spanned="2" table:style-name="ce9">
            <text:p>952,830,711</text:p>
          </table:table-cell>
          <table:table-cell office:value-type="float" office:value="1060844360" table:number-columns-spanned="1" table:number-rows-spanned="2" table:style-name="ce9">
            <text:p>1,060,844,360</text:p>
          </table:table-cell>
          <table:table-cell office:value-type="float" office:value="2318625818" table:number-columns-spanned="1" table:number-rows-spanned="2" table:style-name="ce9">
            <text:p>2,318,625,818</text:p>
          </table:table-cell>
          <table:table-cell office:value-type="float" office:value="3696" table:number-columns-spanned="1" table:number-rows-spanned="2" table:style-name="ce9">
            <text:p>3,696</text:p>
          </table:table-cell>
          <table:table-cell office:value-type="float" office:value="6388" table:number-columns-spanned="1" table:number-rows-spanned="2" table:style-name="ce9">
            <text:p>6,388</text:p>
          </table:table-cell>
          <table:table-cell office:value-type="float" office:value="2202" table:number-columns-spanned="1" table:number-rows-spanned="2" table:style-name="ce9">
            <text:p>2,202</text:p>
          </table:table-cell>
          <table:table-cell office:value-type="float" office:value="1110" table:number-columns-spanned="1" table:number-rows-spanned="2" table:style-name="ce9">
            <text:p>1,110</text:p>
          </table:table-cell>
          <table:table-cell office:value-type="float" office:value="13396" table:number-columns-spanned="1" table:number-rows-spanned="2" table:style-name="ce9">
            <text:p>13,39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560" table:number-columns-spanned="1" table:number-rows-spanned="2" table:style-name="ce9">
            <text:p>2,560</text:p>
          </table:table-cell>
          <table:table-cell office:value-type="percentage" office:value="0.27800000000000002" table:number-columns-spanned="1" table:number-rows-spanned="2" table:style-name="ce10">
            <text:p>27.80%</text:p>
          </table:table-cell>
          <table:table-cell office:value-type="float" office:value="1434" table:number-columns-spanned="1" table:number-rows-spanned="2" table:style-name="ce9">
            <text:p>1,434</text:p>
          </table:table-cell>
          <table:table-cell office:value-type="float" office:value="3669771" table:number-columns-spanned="1" table:number-rows-spanned="2" table:style-name="ce9">
            <text:p>3,669,771</text:p>
          </table:table-cell>
          <table:table-cell office:value-type="float" office:value="1909937" table:number-columns-spanned="1" table:number-rows-spanned="2" table:style-name="ce9">
            <text:p>1,909,937</text:p>
          </table:table-cell>
          <table:table-cell office:value-type="float" office:value="5738111" table:number-columns-spanned="1" table:number-rows-spanned="2" table:style-name="ce9">
            <text:p>5,738,111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999" table:number-columns-spanned="1" table:number-rows-spanned="2" table:style-name="ce9">
            <text:p>2,999</text:p>
          </table:table-cell>
          <table:table-cell office:value-type="percentage" office:value="0.35959999999999998" table:number-columns-spanned="1" table:number-rows-spanned="2" table:style-name="ce10">
            <text:p>35.96%</text:p>
          </table:table-cell>
          <table:table-cell office:value-type="float" office:value="1414" table:number-columns-spanned="1" table:number-rows-spanned="2" table:style-name="ce9">
            <text:p>1,414</text:p>
          </table:table-cell>
          <table:table-cell office:value-type="float" office:value="4240947" table:number-columns-spanned="1" table:number-rows-spanned="2" table:style-name="ce9">
            <text:p>4,240,947</text:p>
          </table:table-cell>
          <table:table-cell office:value-type="float" office:value="2142894" table:number-columns-spanned="1" table:number-rows-spanned="2" table:style-name="ce9">
            <text:p>2,142,894</text:p>
          </table:table-cell>
          <table:table-cell office:value-type="float" office:value="7704139" table:number-columns-spanned="1" table:number-rows-spanned="2" table:style-name="ce9">
            <text:p>7,704,139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729" table:number-columns-spanned="1" table:number-rows-spanned="2" table:style-name="ce9">
            <text:p>10,729</text:p>
          </table:table-cell>
          <table:table-cell office:value-type="percentage" office:value="0.76400000000000001" table:number-columns-spanned="1" table:number-rows-spanned="2" table:style-name="ce10">
            <text:p>76.40%</text:p>
          </table:table-cell>
          <table:table-cell office:value-type="float" office:value="1962" table:number-columns-spanned="1" table:number-rows-spanned="2" table:style-name="ce9">
            <text:p>1,962</text:p>
          </table:table-cell>
          <table:table-cell office:value-type="float" office:value="21054465" table:number-columns-spanned="1" table:number-rows-spanned="2" table:style-name="ce9">
            <text:p>21,054,465</text:p>
          </table:table-cell>
          <table:table-cell office:value-type="float" office:value="33836212" table:number-columns-spanned="1" table:number-rows-spanned="2" table:style-name="ce9">
            <text:p>33,836,212</text:p>
          </table:table-cell>
          <table:table-cell office:value-type="float" office:value="56622887" table:number-columns-spanned="1" table:number-rows-spanned="2" table:style-name="ce9">
            <text:p>56,622,887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9602" table:number-columns-spanned="1" table:number-rows-spanned="2" table:style-name="ce9">
            <text:p>9,602</text:p>
          </table:table-cell>
          <table:table-cell office:value-type="percentage" office:value="0.5736" table:number-columns-spanned="1" table:number-rows-spanned="2" table:style-name="ce10">
            <text:p>57.36%</text:p>
          </table:table-cell>
          <table:table-cell office:value-type="float" office:value="3253" table:number-columns-spanned="1" table:number-rows-spanned="2" table:style-name="ce9">
            <text:p>3,253</text:p>
          </table:table-cell>
          <table:table-cell office:value-type="float" office:value="31236538" table:number-columns-spanned="1" table:number-rows-spanned="2" table:style-name="ce9">
            <text:p>31,236,538</text:p>
          </table:table-cell>
          <table:table-cell office:value-type="float" office:value="56509555" table:number-columns-spanned="1" table:number-rows-spanned="2" table:style-name="ce9">
            <text:p>56,509,555</text:p>
          </table:table-cell>
          <table:table-cell office:value-type="float" office:value="102312966" table:number-columns-spanned="1" table:number-rows-spanned="2" table:style-name="ce9">
            <text:p>102,312,966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304" table:number-columns-spanned="1" table:number-rows-spanned="2" table:style-name="ce9">
            <text:p>6,304</text:p>
          </table:table-cell>
          <table:table-cell office:value-type="percentage" office:value="0.75039999999999996" table:number-columns-spanned="1" table:number-rows-spanned="2" table:style-name="ce10">
            <text:p>75.04%</text:p>
          </table:table-cell>
          <table:table-cell office:value-type="float" office:value="2304" table:number-columns-spanned="1" table:number-rows-spanned="2" table:style-name="ce9">
            <text:p>2,304</text:p>
          </table:table-cell>
          <table:table-cell office:value-type="float" office:value="14526933" table:number-columns-spanned="1" table:number-rows-spanned="2" table:style-name="ce9">
            <text:p>14,526,933</text:p>
          </table:table-cell>
          <table:table-cell office:value-type="float" office:value="13966344" table:number-columns-spanned="1" table:number-rows-spanned="2" table:style-name="ce9">
            <text:p>13,966,344</text:p>
          </table:table-cell>
          <table:table-cell office:value-type="float" office:value="31518236" table:number-columns-spanned="1" table:number-rows-spanned="2" table:style-name="ce9">
            <text:p>31,518,236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7520" table:number-columns-spanned="1" table:number-rows-spanned="2" table:style-name="ce9">
            <text:p>7,520</text:p>
          </table:table-cell>
          <table:table-cell office:value-type="percentage" office:value="0.41470000000000001" table:number-columns-spanned="1" table:number-rows-spanned="2" table:style-name="ce10">
            <text:p>41.47%</text:p>
          </table:table-cell>
          <table:table-cell office:value-type="float" office:value="2329" table:number-columns-spanned="1" table:number-rows-spanned="2" table:style-name="ce9">
            <text:p>2,329</text:p>
          </table:table-cell>
          <table:table-cell office:value-type="float" office:value="17511791" table:number-columns-spanned="1" table:number-rows-spanned="2" table:style-name="ce9">
            <text:p>17,511,791</text:p>
          </table:table-cell>
          <table:table-cell office:value-type="float" office:value="19809895" table:number-columns-spanned="1" table:number-rows-spanned="2" table:style-name="ce9">
            <text:p>19,809,895</text:p>
          </table:table-cell>
          <table:table-cell office:value-type="float" office:value="48426874" table:number-columns-spanned="1" table:number-rows-spanned="2" table:style-name="ce9">
            <text:p>48,426,874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05" table:number-columns-spanned="1" table:number-rows-spanned="2" table:style-name="ce8">
            <text:p>5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6927" table:number-columns-spanned="1" table:number-rows-spanned="2" table:style-name="ce9">
            <text:p>6,927</text:p>
          </table:table-cell>
          <table:table-cell office:value-type="percentage" office:value="0.58799999999999997" table:number-columns-spanned="1" table:number-rows-spanned="2" table:style-name="ce10">
            <text:p>58.80%</text:p>
          </table:table-cell>
          <table:table-cell office:value-type="float" office:value="1943" table:number-columns-spanned="1" table:number-rows-spanned="2" table:style-name="ce9">
            <text:p>1,943</text:p>
          </table:table-cell>
          <table:table-cell office:value-type="float" office:value="13455961" table:number-columns-spanned="1" table:number-rows-spanned="2" table:style-name="ce9">
            <text:p>13,455,961</text:p>
          </table:table-cell>
          <table:table-cell office:value-type="float" office:value="12729755" table:number-columns-spanned="1" table:number-rows-spanned="2" table:style-name="ce9">
            <text:p>12,729,755</text:p>
          </table:table-cell>
          <table:table-cell office:value-type="float" office:value="27376034" table:number-columns-spanned="1" table:number-rows-spanned="2" table:style-name="ce9">
            <text:p>27,376,03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959" table:number-columns-spanned="1" table:number-rows-spanned="2" table:style-name="ce9">
            <text:p>3,959</text:p>
          </table:table-cell>
          <table:table-cell office:value-type="percentage" office:value="0.64500000000000002" table:number-columns-spanned="1" table:number-rows-spanned="2" table:style-name="ce10">
            <text:p>64.50%</text:p>
          </table:table-cell>
          <table:table-cell office:value-type="float" office:value="2155" table:number-columns-spanned="1" table:number-rows-spanned="2" table:style-name="ce9">
            <text:p>2,155</text:p>
          </table:table-cell>
          <table:table-cell office:value-type="float" office:value="8531667" table:number-columns-spanned="1" table:number-rows-spanned="2" table:style-name="ce9">
            <text:p>8,531,667</text:p>
          </table:table-cell>
          <table:table-cell office:value-type="float" office:value="13308921" table:number-columns-spanned="1" table:number-rows-spanned="2" table:style-name="ce9">
            <text:p>13,308,921</text:p>
          </table:table-cell>
          <table:table-cell office:value-type="float" office:value="23587636" table:number-columns-spanned="1" table:number-rows-spanned="2" table:style-name="ce9">
            <text:p>23,587,63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587" table:number-columns-spanned="1" table:number-rows-spanned="2" table:style-name="ce8">
            <text:p>587</text:p>
          </table:table-cell>
          <table:table-cell office:value-type="percentage" office:value="0.1288" table:number-columns-spanned="1" table:number-rows-spanned="2" table:style-name="ce10">
            <text:p>12.88%</text:p>
          </table:table-cell>
          <table:table-cell office:value-type="float" office:value="6202" table:number-columns-spanned="1" table:number-rows-spanned="2" table:style-name="ce9">
            <text:p>6,202</text:p>
          </table:table-cell>
          <table:table-cell office:value-type="float" office:value="3640601" table:number-columns-spanned="1" table:number-rows-spanned="2" table:style-name="ce9">
            <text:p>3,640,601</text:p>
          </table:table-cell>
          <table:table-cell office:value-type="float" office:value="12356720" table:number-columns-spanned="1" table:number-rows-spanned="2" table:style-name="ce9">
            <text:p>12,356,720</text:p>
          </table:table-cell>
          <table:table-cell office:value-type="float" office:value="21645009" table:number-columns-spanned="1" table:number-rows-spanned="2" table:style-name="ce9">
            <text:p>21,645,00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439" table:number-columns-spanned="1" table:number-rows-spanned="2" table:style-name="ce9">
            <text:p>4,439</text:p>
          </table:table-cell>
          <table:table-cell office:value-type="percentage" office:value="0.57279999999999998" table:number-columns-spanned="1" table:number-rows-spanned="2" table:style-name="ce10">
            <text:p>57.28%</text:p>
          </table:table-cell>
          <table:table-cell office:value-type="float" office:value="1885" table:number-columns-spanned="1" table:number-rows-spanned="2" table:style-name="ce9">
            <text:p>1,885</text:p>
          </table:table-cell>
          <table:table-cell office:value-type="float" office:value="8367717" table:number-columns-spanned="1" table:number-rows-spanned="2" table:style-name="ce9">
            <text:p>8,367,717</text:p>
          </table:table-cell>
          <table:table-cell office:value-type="float" office:value="2852776" table:number-columns-spanned="1" table:number-rows-spanned="2" table:style-name="ce9">
            <text:p>2,852,776</text:p>
          </table:table-cell>
          <table:table-cell office:value-type="float" office:value="11237043" table:number-columns-spanned="1" table:number-rows-spanned="2" table:style-name="ce9">
            <text:p>11,237,04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390" table:number-columns-spanned="1" table:number-rows-spanned="2" table:style-name="ce9">
            <text:p>3,390</text:p>
          </table:table-cell>
          <table:table-cell office:value-type="float" office:value="55626" table:number-columns-spanned="1" table:number-rows-spanned="2" table:style-name="ce9">
            <text:p>55,626</text:p>
          </table:table-cell>
          <table:table-cell office:value-type="percentage" office:value="0.52929999999999999" table:number-columns-spanned="1" table:number-rows-spanned="2" table:style-name="ce10">
            <text:p>52.93%</text:p>
          </table:table-cell>
          <table:table-cell office:value-type="float" office:value="2269" table:number-columns-spanned="1" table:number-rows-spanned="2" table:style-name="ce9">
            <text:p>2,269</text:p>
          </table:table-cell>
          <table:table-cell office:value-type="float" office:value="126236391" table:number-columns-spanned="1" table:number-rows-spanned="2" table:style-name="ce9">
            <text:p>126,236,391</text:p>
          </table:table-cell>
          <table:table-cell office:value-type="float" office:value="169423009" table:number-columns-spanned="1" table:number-rows-spanned="2" table:style-name="ce9">
            <text:p>169,423,009</text:p>
          </table:table-cell>
          <table:table-cell office:value-type="float" office:value="336168935" table:number-columns-spanned="1" table:number-rows-spanned="2" table:style-name="ce9">
            <text:p>336,168,935</text:p>
          </table:table-cell>
          <table:table-cell office:value-type="float" office:value="917" table:number-columns-spanned="1" table:number-rows-spanned="2" table:style-name="ce8">
            <text:p>917</text:p>
          </table:table-cell>
          <table:table-cell office:value-type="float" office:value="1404" table:number-columns-spanned="1" table:number-rows-spanned="2" table:style-name="ce9">
            <text:p>1,404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3057" table:number-columns-spanned="1" table:number-rows-spanned="2" table:style-name="ce9">
            <text:p>3,05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2406" table:number-columns-spanned="1" table:number-rows-spanned="2" table:style-name="ce9">
            <text:p>2,406</text:p>
          </table:table-cell>
          <table:table-cell office:value-type="percentage" office:value="0.436" table:number-columns-spanned="1" table:number-rows-spanned="2" table:style-name="ce10">
            <text:p>43.60%</text:p>
          </table:table-cell>
          <table:table-cell office:value-type="float" office:value="2272" table:number-columns-spanned="1" table:number-rows-spanned="2" table:style-name="ce9">
            <text:p>2,272</text:p>
          </table:table-cell>
          <table:table-cell office:value-type="float" office:value="5466753" table:number-columns-spanned="1" table:number-rows-spanned="2" table:style-name="ce9">
            <text:p>5,466,753</text:p>
          </table:table-cell>
          <table:table-cell office:value-type="float" office:value="12176043" table:number-columns-spanned="1" table:number-rows-spanned="2" table:style-name="ce9">
            <text:p>12,176,043</text:p>
          </table:table-cell>
          <table:table-cell office:value-type="float" office:value="19719008" table:number-columns-spanned="1" table:number-rows-spanned="2" table:style-name="ce9">
            <text:p>19,719,00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163" table:number-columns-spanned="1" table:number-rows-spanned="2" table:style-name="ce9">
            <text:p>1,163</text:p>
          </table:table-cell>
          <table:table-cell office:value-type="percentage" office:value="0.16450000000000001" table:number-columns-spanned="1" table:number-rows-spanned="2" table:style-name="ce10">
            <text:p>16.45%</text:p>
          </table:table-cell>
          <table:table-cell office:value-type="float" office:value="1940" table:number-columns-spanned="1" table:number-rows-spanned="2" table:style-name="ce9">
            <text:p>1,940</text:p>
          </table:table-cell>
          <table:table-cell office:value-type="float" office:value="2256767" table:number-columns-spanned="1" table:number-rows-spanned="2" table:style-name="ce9">
            <text:p>2,256,767</text:p>
          </table:table-cell>
          <table:table-cell office:value-type="float" office:value="992273" table:number-columns-spanned="1" table:number-rows-spanned="2" table:style-name="ce9">
            <text:p>992,273</text:p>
          </table:table-cell>
          <table:table-cell office:value-type="float" office:value="3557593" table:number-columns-spanned="1" table:number-rows-spanned="2" table:style-name="ce9">
            <text:p>3,557,59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7656" table:number-columns-spanned="1" table:number-rows-spanned="2" table:style-name="ce9">
            <text:p>7,656</text:p>
          </table:table-cell>
          <table:table-cell office:value-type="percentage" office:value="0.6976" table:number-columns-spanned="1" table:number-rows-spanned="2" table:style-name="ce10">
            <text:p>69.76%</text:p>
          </table:table-cell>
          <table:table-cell office:value-type="float" office:value="2287" table:number-columns-spanned="1" table:number-rows-spanned="2" table:style-name="ce9">
            <text:p>2,287</text:p>
          </table:table-cell>
          <table:table-cell office:value-type="float" office:value="17508904" table:number-columns-spanned="1" table:number-rows-spanned="2" table:style-name="ce9">
            <text:p>17,508,904</text:p>
          </table:table-cell>
          <table:table-cell office:value-type="float" office:value="19968025" table:number-columns-spanned="1" table:number-rows-spanned="2" table:style-name="ce9">
            <text:p>19,968,025</text:p>
          </table:table-cell>
          <table:table-cell office:value-type="float" office:value="42502454" table:number-columns-spanned="1" table:number-rows-spanned="2" table:style-name="ce9">
            <text:p>42,502,45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856" table:number-columns-spanned="1" table:number-rows-spanned="2" table:style-name="ce9">
            <text:p>1,856</text:p>
          </table:table-cell>
          <table:table-cell office:value-type="percentage" office:value="0.38629999999999998" table:number-columns-spanned="1" table:number-rows-spanned="2" table:style-name="ce10">
            <text:p>38.63%</text:p>
          </table:table-cell>
          <table:table-cell office:value-type="float" office:value="2733" table:number-columns-spanned="1" table:number-rows-spanned="2" table:style-name="ce9">
            <text:p>2,733</text:p>
          </table:table-cell>
          <table:table-cell office:value-type="float" office:value="5072585" table:number-columns-spanned="1" table:number-rows-spanned="2" table:style-name="ce9">
            <text:p>5,072,585</text:p>
          </table:table-cell>
          <table:table-cell office:value-type="float" office:value="7697798" table:number-columns-spanned="1" table:number-rows-spanned="2" table:style-name="ce9">
            <text:p>7,697,798</text:p>
          </table:table-cell>
          <table:table-cell office:value-type="float" office:value="15517082" table:number-columns-spanned="1" table:number-rows-spanned="2" table:style-name="ce9">
            <text:p>15,517,08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724" table:number-columns-spanned="1" table:number-rows-spanned="2" table:style-name="ce9">
            <text:p>5,724</text:p>
          </table:table-cell>
          <table:table-cell office:value-type="percentage" office:value="0.83169999999999999" table:number-columns-spanned="1" table:number-rows-spanned="2" table:style-name="ce10">
            <text:p>83.17%</text:p>
          </table:table-cell>
          <table:table-cell office:value-type="float" office:value="2906" table:number-columns-spanned="1" table:number-rows-spanned="2" table:style-name="ce9">
            <text:p>2,906</text:p>
          </table:table-cell>
          <table:table-cell office:value-type="float" office:value="16634812" table:number-columns-spanned="1" table:number-rows-spanned="2" table:style-name="ce9">
            <text:p>16,634,812</text:p>
          </table:table-cell>
          <table:table-cell office:value-type="float" office:value="18870843" table:number-columns-spanned="1" table:number-rows-spanned="2" table:style-name="ce9">
            <text:p>18,870,843</text:p>
          </table:table-cell>
          <table:table-cell office:value-type="float" office:value="49059394" table:number-columns-spanned="1" table:number-rows-spanned="2" table:style-name="ce9">
            <text:p>49,059,39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768" table:number-columns-spanned="1" table:number-rows-spanned="2" table:style-name="ce9">
            <text:p>3,768</text:p>
          </table:table-cell>
          <table:table-cell office:value-type="percentage" office:value="0.81579999999999997" table:number-columns-spanned="1" table:number-rows-spanned="2" table:style-name="ce10">
            <text:p>81.58%</text:p>
          </table:table-cell>
          <table:table-cell office:value-type="float" office:value="3202" table:number-columns-spanned="1" table:number-rows-spanned="2" table:style-name="ce9">
            <text:p>3,202</text:p>
          </table:table-cell>
          <table:table-cell office:value-type="float" office:value="12063844" table:number-columns-spanned="1" table:number-rows-spanned="2" table:style-name="ce9">
            <text:p>12,063,844</text:p>
          </table:table-cell>
          <table:table-cell office:value-type="float" office:value="25977943" table:number-columns-spanned="1" table:number-rows-spanned="2" table:style-name="ce9">
            <text:p>25,977,943</text:p>
          </table:table-cell>
          <table:table-cell office:value-type="float" office:value="42914153" table:number-columns-spanned="1" table:number-rows-spanned="2" table:style-name="ce9">
            <text:p>42,914,153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367" table:number-columns-spanned="1" table:number-rows-spanned="2" table:style-name="ce9">
            <text:p>3,367</text:p>
          </table:table-cell>
          <table:table-cell office:value-type="percentage" office:value="0.54310000000000003" table:number-columns-spanned="1" table:number-rows-spanned="2" table:style-name="ce10">
            <text:p>54.31%</text:p>
          </table:table-cell>
          <table:table-cell office:value-type="float" office:value="2213" table:number-columns-spanned="1" table:number-rows-spanned="2" table:style-name="ce9">
            <text:p>2,213</text:p>
          </table:table-cell>
          <table:table-cell office:value-type="float" office:value="7450161" table:number-columns-spanned="1" table:number-rows-spanned="2" table:style-name="ce9">
            <text:p>7,450,161</text:p>
          </table:table-cell>
          <table:table-cell office:value-type="float" office:value="1390483" table:number-columns-spanned="1" table:number-rows-spanned="2" table:style-name="ce9">
            <text:p>1,390,483</text:p>
          </table:table-cell>
          <table:table-cell office:value-type="float" office:value="9673462" table:number-columns-spanned="1" table:number-rows-spanned="2" table:style-name="ce9">
            <text:p>9,673,46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5940" table:number-columns-spanned="1" table:number-rows-spanned="2" table:style-name="ce9">
            <text:p>25,940</text:p>
          </table:table-cell>
          <table:table-cell office:value-type="percentage" office:value="0.56310000000000004" table:number-columns-spanned="1" table:number-rows-spanned="2" table:style-name="ce10">
            <text:p>56.31%</text:p>
          </table:table-cell>
          <table:table-cell office:value-type="float" office:value="2562" table:number-columns-spanned="1" table:number-rows-spanned="2" table:style-name="ce9">
            <text:p>2,562</text:p>
          </table:table-cell>
          <table:table-cell office:value-type="float" office:value="66453826" table:number-columns-spanned="1" table:number-rows-spanned="2" table:style-name="ce9">
            <text:p>66,453,826</text:p>
          </table:table-cell>
          <table:table-cell office:value-type="float" office:value="87073408" table:number-columns-spanned="1" table:number-rows-spanned="2" table:style-name="ce9">
            <text:p>87,073,408</text:p>
          </table:table-cell>
          <table:table-cell office:value-type="float" office:value="182943146" table:number-columns-spanned="1" table:number-rows-spanned="2" table:style-name="ce9">
            <text:p>182,943,146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565" table:number-columns-spanned="1" table:number-rows-spanned="2" table:style-name="ce9">
            <text:p>1,56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089" table:number-columns-spanned="1" table:number-rows-spanned="2" table:style-name="ce9">
            <text:p>2,089</text:p>
          </table:table-cell>
          <table:table-cell office:value-type="percentage" office:value="0.40350000000000003" table:number-columns-spanned="1" table:number-rows-spanned="2" table:style-name="ce10">
            <text:p>40.35%</text:p>
          </table:table-cell>
          <table:table-cell office:value-type="float" office:value="1354" table:number-columns-spanned="1" table:number-rows-spanned="2" table:style-name="ce9">
            <text:p>1,354</text:p>
          </table:table-cell>
          <table:table-cell office:value-type="float" office:value="2828388" table:number-columns-spanned="1" table:number-rows-spanned="2" table:style-name="ce9">
            <text:p>2,828,388</text:p>
          </table:table-cell>
          <table:table-cell office:value-type="float" office:value="721412" table:number-columns-spanned="1" table:number-rows-spanned="2" table:style-name="ce9">
            <text:p>721,412</text:p>
          </table:table-cell>
          <table:table-cell office:value-type="float" office:value="3564800" table:number-columns-spanned="1" table:number-rows-spanned="2" table:style-name="ce9">
            <text:p>3,564,80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5264" table:number-columns-spanned="1" table:number-rows-spanned="2" table:style-name="ce9">
            <text:p>5,264</text:p>
          </table:table-cell>
          <table:table-cell office:value-type="percentage" office:value="0.86199999999999999" table:number-columns-spanned="1" table:number-rows-spanned="2" table:style-name="ce10">
            <text:p>86.20%</text:p>
          </table:table-cell>
          <table:table-cell office:value-type="float" office:value="2890" table:number-columns-spanned="1" table:number-rows-spanned="2" table:style-name="ce9">
            <text:p>2,890</text:p>
          </table:table-cell>
          <table:table-cell office:value-type="float" office:value="15210739" table:number-columns-spanned="1" table:number-rows-spanned="2" table:style-name="ce9">
            <text:p>15,210,739</text:p>
          </table:table-cell>
          <table:table-cell office:value-type="float" office:value="9563932" table:number-columns-spanned="1" table:number-rows-spanned="2" table:style-name="ce9">
            <text:p>9,563,932</text:p>
          </table:table-cell>
          <table:table-cell office:value-type="float" office:value="25634061" table:number-columns-spanned="1" table:number-rows-spanned="2" table:style-name="ce9">
            <text:p>25,634,061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9201" table:number-columns-spanned="1" table:number-rows-spanned="2" table:style-name="ce9">
            <text:p>9,201</text:p>
          </table:table-cell>
          <table:table-cell office:value-type="percentage" office:value="0.86529999999999996" table:number-columns-spanned="1" table:number-rows-spanned="2" table:style-name="ce10">
            <text:p>86.53%</text:p>
          </table:table-cell>
          <table:table-cell office:value-type="float" office:value="2392" table:number-columns-spanned="1" table:number-rows-spanned="2" table:style-name="ce9">
            <text:p>2,392</text:p>
          </table:table-cell>
          <table:table-cell office:value-type="float" office:value="22004249" table:number-columns-spanned="1" table:number-rows-spanned="2" table:style-name="ce9">
            <text:p>22,004,249</text:p>
          </table:table-cell>
          <table:table-cell office:value-type="float" office:value="12335107" table:number-columns-spanned="1" table:number-rows-spanned="2" table:style-name="ce9">
            <text:p>12,335,107</text:p>
          </table:table-cell>
          <table:table-cell office:value-type="float" office:value="36492828" table:number-columns-spanned="1" table:number-rows-spanned="2" table:style-name="ce9">
            <text:p>36,492,82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6391" table:number-columns-spanned="1" table:number-rows-spanned="2" table:style-name="ce9">
            <text:p>6,391</text:p>
          </table:table-cell>
          <table:table-cell office:value-type="percentage" office:value="0.54110000000000003" table:number-columns-spanned="1" table:number-rows-spanned="2" table:style-name="ce10">
            <text:p>54.11%</text:p>
          </table:table-cell>
          <table:table-cell office:value-type="float" office:value="4312" table:number-columns-spanned="1" table:number-rows-spanned="2" table:style-name="ce9">
            <text:p>4,312</text:p>
          </table:table-cell>
          <table:table-cell office:value-type="float" office:value="27557949" table:number-columns-spanned="1" table:number-rows-spanned="2" table:style-name="ce9">
            <text:p>27,557,949</text:p>
          </table:table-cell>
          <table:table-cell office:value-type="float" office:value="13555587" table:number-columns-spanned="1" table:number-rows-spanned="2" table:style-name="ce9">
            <text:p>13,555,587</text:p>
          </table:table-cell>
          <table:table-cell office:value-type="float" office:value="50144541" table:number-columns-spanned="1" table:number-rows-spanned="2" table:style-name="ce9">
            <text:p>50,144,541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22945" table:number-columns-spanned="1" table:number-rows-spanned="2" table:style-name="ce9">
            <text:p>22,945</text:p>
          </table:table-cell>
          <table:table-cell office:value-type="percentage" office:value="0.68030000000000002" table:number-columns-spanned="1" table:number-rows-spanned="2" table:style-name="ce10">
            <text:p>68.03%</text:p>
          </table:table-cell>
          <table:table-cell office:value-type="float" office:value="2946" table:number-columns-spanned="1" table:number-rows-spanned="2" table:style-name="ce9">
            <text:p>2,946</text:p>
          </table:table-cell>
          <table:table-cell office:value-type="float" office:value="67601325" table:number-columns-spanned="1" table:number-rows-spanned="2" table:style-name="ce9">
            <text:p>67,601,325</text:p>
          </table:table-cell>
          <table:table-cell office:value-type="float" office:value="36176038" table:number-columns-spanned="1" table:number-rows-spanned="2" table:style-name="ce9">
            <text:p>36,176,038</text:p>
          </table:table-cell>
          <table:table-cell office:value-type="float" office:value="115836230" table:number-columns-spanned="1" table:number-rows-spanned="2" table:style-name="ce9">
            <text:p>115,836,230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764" table:number-columns-spanned="1" table:number-rows-spanned="2" table:style-name="ce8">
            <text:p>76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percentage" office:value="0.2114" table:number-columns-spanned="1" table:number-rows-spanned="2" table:style-name="ce10">
            <text:p>21.14%</text:p>
          </table:table-cell>
          <table:table-cell office:value-type="float" office:value="4022" table:number-columns-spanned="1" table:number-rows-spanned="2" table:style-name="ce9">
            <text:p>4,022</text:p>
          </table:table-cell>
          <table:table-cell office:value-type="float" office:value="1238773" table:number-columns-spanned="1" table:number-rows-spanned="2" table:style-name="ce9">
            <text:p>1,238,773</text:p>
          </table:table-cell>
          <table:table-cell office:value-type="float" office:value="1418210" table:number-columns-spanned="1" table:number-rows-spanned="2" table:style-name="ce9">
            <text:p>1,418,210</text:p>
          </table:table-cell>
          <table:table-cell office:value-type="float" office:value="4306769" table:number-columns-spanned="1" table:number-rows-spanned="2" table:style-name="ce9">
            <text:p>4,306,76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197" table:number-columns-spanned="1" table:number-rows-spanned="2" table:style-name="ce9">
            <text:p>2,197</text:p>
          </table:table-cell>
          <table:table-cell office:value-type="percentage" office:value="0.3579" table:number-columns-spanned="1" table:number-rows-spanned="2" table:style-name="ce10">
            <text:p>35.79%</text:p>
          </table:table-cell>
          <table:table-cell office:value-type="float" office:value="3463" table:number-columns-spanned="1" table:number-rows-spanned="2" table:style-name="ce9">
            <text:p>3,463</text:p>
          </table:table-cell>
          <table:table-cell office:value-type="float" office:value="7608369" table:number-columns-spanned="1" table:number-rows-spanned="2" table:style-name="ce9">
            <text:p>7,608,369</text:p>
          </table:table-cell>
          <table:table-cell office:value-type="float" office:value="4782801" table:number-columns-spanned="1" table:number-rows-spanned="2" table:style-name="ce9">
            <text:p>4,782,801</text:p>
          </table:table-cell>
          <table:table-cell office:value-type="float" office:value="14732292" table:number-columns-spanned="1" table:number-rows-spanned="2" table:style-name="ce9">
            <text:p>14,732,29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percentage" office:value="0.48480000000000001" table:number-columns-spanned="1" table:number-rows-spanned="2" table:style-name="ce10">
            <text:p>48.48%</text:p>
          </table:table-cell>
          <table:table-cell office:value-type="float" office:value="1813" table:number-columns-spanned="1" table:number-rows-spanned="2" table:style-name="ce9">
            <text:p>1,813</text:p>
          </table:table-cell>
          <table:table-cell office:value-type="float" office:value="2915488" table:number-columns-spanned="1" table:number-rows-spanned="2" table:style-name="ce9">
            <text:p>2,915,488</text:p>
          </table:table-cell>
          <table:table-cell office:value-type="float" office:value="8208273" table:number-columns-spanned="1" table:number-rows-spanned="2" table:style-name="ce9">
            <text:p>8,208,273</text:p>
          </table:table-cell>
          <table:table-cell office:value-type="float" office:value="11771651" table:number-columns-spanned="1" table:number-rows-spanned="2" table:style-name="ce9">
            <text:p>11,771,65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267" table:number-columns-spanned="1" table:number-rows-spanned="2" table:style-name="ce9">
            <text:p>4,267</text:p>
          </table:table-cell>
          <table:table-cell office:value-type="percentage" office:value="0.71319999999999995" table:number-columns-spanned="1" table:number-rows-spanned="2" table:style-name="ce10">
            <text:p>71.32%</text:p>
          </table:table-cell>
          <table:table-cell office:value-type="float" office:value="6902" table:number-columns-spanned="1" table:number-rows-spanned="2" table:style-name="ce9">
            <text:p>6,902</text:p>
          </table:table-cell>
          <table:table-cell office:value-type="float" office:value="29450152" table:number-columns-spanned="1" table:number-rows-spanned="2" table:style-name="ce9">
            <text:p>29,450,152</text:p>
          </table:table-cell>
          <table:table-cell office:value-type="float" office:value="23261108" table:number-columns-spanned="1" table:number-rows-spanned="2" table:style-name="ce9">
            <text:p>23,261,108</text:p>
          </table:table-cell>
          <table:table-cell office:value-type="float" office:value="60289320" table:number-columns-spanned="1" table:number-rows-spanned="2" table:style-name="ce9">
            <text:p>60,289,32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529" table:number-columns-spanned="1" table:number-rows-spanned="2" table:style-name="ce9">
            <text:p>2,529</text:p>
          </table:table-cell>
          <table:table-cell office:value-type="percentage" office:value="0.8498" table:number-columns-spanned="1" table:number-rows-spanned="2" table:style-name="ce10">
            <text:p>84.98%</text:p>
          </table:table-cell>
          <table:table-cell office:value-type="float" office:value="11868" table:number-columns-spanned="1" table:number-rows-spanned="2" table:style-name="ce9">
            <text:p>11,868</text:p>
          </table:table-cell>
          <table:table-cell office:value-type="float" office:value="30013717" table:number-columns-spanned="1" table:number-rows-spanned="2" table:style-name="ce9">
            <text:p>30,013,717</text:p>
          </table:table-cell>
          <table:table-cell office:value-type="float" office:value="3344380" table:number-columns-spanned="1" table:number-rows-spanned="2" table:style-name="ce9">
            <text:p>3,344,380</text:p>
          </table:table-cell>
          <table:table-cell office:value-type="float" office:value="71492747" table:number-columns-spanned="1" table:number-rows-spanned="2" table:style-name="ce9">
            <text:p>71,492,74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4815" table:number-columns-spanned="1" table:number-rows-spanned="2" table:style-name="ce9">
            <text:p>4,815</text:p>
          </table:table-cell>
          <table:table-cell office:value-type="percentage" office:value="0.78049999999999997" table:number-columns-spanned="1" table:number-rows-spanned="2" table:style-name="ce10">
            <text:p>78.05%</text:p>
          </table:table-cell>
          <table:table-cell office:value-type="float" office:value="8823" table:number-columns-spanned="1" table:number-rows-spanned="2" table:style-name="ce9">
            <text:p>8,823</text:p>
          </table:table-cell>
          <table:table-cell office:value-type="float" office:value="42480903" table:number-columns-spanned="1" table:number-rows-spanned="2" table:style-name="ce9">
            <text:p>42,480,903</text:p>
          </table:table-cell>
          <table:table-cell office:value-type="float" office:value="23560965" table:number-columns-spanned="1" table:number-rows-spanned="2" table:style-name="ce9">
            <text:p>23,560,965</text:p>
          </table:table-cell>
          <table:table-cell office:value-type="float" office:value="70585629" table:number-columns-spanned="1" table:number-rows-spanned="2" table:style-name="ce9">
            <text:p>70,585,629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823" table:number-columns-spanned="1" table:number-rows-spanned="2" table:style-name="ce8">
            <text:p>823</text:p>
          </table:table-cell>
          <table:table-cell office:value-type="percentage" office:value="0.28860000000000002" table:number-columns-spanned="1" table:number-rows-spanned="2" table:style-name="ce10">
            <text:p>28.86%</text:p>
          </table:table-cell>
          <table:table-cell office:value-type="float" office:value="8455" table:number-columns-spanned="1" table:number-rows-spanned="2" table:style-name="ce9">
            <text:p>8,455</text:p>
          </table:table-cell>
          <table:table-cell office:value-type="float" office:value="6958719" table:number-columns-spanned="1" table:number-rows-spanned="2" table:style-name="ce9">
            <text:p>6,958,719</text:p>
          </table:table-cell>
          <table:table-cell office:value-type="float" office:value="5379638" table:number-columns-spanned="1" table:number-rows-spanned="2" table:style-name="ce9">
            <text:p>5,379,638</text:p>
          </table:table-cell>
          <table:table-cell office:value-type="float" office:value="12444027" table:number-columns-spanned="1" table:number-rows-spanned="2" table:style-name="ce9">
            <text:p>12,444,02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410" table:number-columns-spanned="1" table:number-rows-spanned="2" table:style-name="ce9">
            <text:p>7,410</text:p>
          </table:table-cell>
          <table:table-cell office:value-type="percentage" office:value="0.85060000000000002" table:number-columns-spanned="1" table:number-rows-spanned="2" table:style-name="ce10">
            <text:p>85.06%</text:p>
          </table:table-cell>
          <table:table-cell office:value-type="float" office:value="6404" table:number-columns-spanned="1" table:number-rows-spanned="2" table:style-name="ce9">
            <text:p>6,404</text:p>
          </table:table-cell>
          <table:table-cell office:value-type="float" office:value="47451546" table:number-columns-spanned="1" table:number-rows-spanned="2" table:style-name="ce9">
            <text:p>47,451,546</text:p>
          </table:table-cell>
          <table:table-cell office:value-type="float" office:value="14725249" table:number-columns-spanned="1" table:number-rows-spanned="2" table:style-name="ce9">
            <text:p>14,725,249</text:p>
          </table:table-cell>
          <table:table-cell office:value-type="float" office:value="65437706" table:number-columns-spanned="1" table:number-rows-spanned="2" table:style-name="ce9">
            <text:p>65,437,706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9498" table:number-columns-spanned="1" table:number-rows-spanned="2" table:style-name="ce9">
            <text:p>9,498</text:p>
          </table:table-cell>
          <table:table-cell office:value-type="percentage" office:value="0.66900000000000004" table:number-columns-spanned="1" table:number-rows-spanned="2" table:style-name="ce10">
            <text:p>66.90%</text:p>
          </table:table-cell>
          <table:table-cell office:value-type="float" office:value="4449" table:number-columns-spanned="1" table:number-rows-spanned="2" table:style-name="ce9">
            <text:p>4,449</text:p>
          </table:table-cell>
          <table:table-cell office:value-type="float" office:value="42257227" table:number-columns-spanned="1" table:number-rows-spanned="2" table:style-name="ce9">
            <text:p>42,257,227</text:p>
          </table:table-cell>
          <table:table-cell office:value-type="float" office:value="12713399" table:number-columns-spanned="1" table:number-rows-spanned="2" table:style-name="ce9">
            <text:p>12,713,399</text:p>
          </table:table-cell>
          <table:table-cell office:value-type="float" office:value="60062978" table:number-columns-spanned="1" table:number-rows-spanned="2" table:style-name="ce9">
            <text:p>60,062,978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office:value-type="percentage" office:value="0.29380000000000001" table:number-columns-spanned="1" table:number-rows-spanned="2" table:style-name="ce10">
            <text:p>29.38%</text:p>
          </table:table-cell>
          <table:table-cell office:value-type="float" office:value="2486" table:number-columns-spanned="1" table:number-rows-spanned="2" table:style-name="ce9">
            <text:p>2,486</text:p>
          </table:table-cell>
          <table:table-cell office:value-type="float" office:value="2535247" table:number-columns-spanned="1" table:number-rows-spanned="2" table:style-name="ce9">
            <text:p>2,535,247</text:p>
          </table:table-cell>
          <table:table-cell office:value-type="float" office:value="2637324" table:number-columns-spanned="1" table:number-rows-spanned="2" table:style-name="ce9">
            <text:p>2,637,324</text:p>
          </table:table-cell>
          <table:table-cell office:value-type="float" office:value="5280827" table:number-columns-spanned="1" table:number-rows-spanned="2" table:style-name="ce9">
            <text:p>5,280,82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369" table:number-columns-spanned="1" table:number-rows-spanned="2" table:style-name="ce9">
            <text:p>4,369</text:p>
          </table:table-cell>
          <table:table-cell office:value-type="percentage" office:value="0.77439999999999998" table:number-columns-spanned="1" table:number-rows-spanned="2" table:style-name="ce10">
            <text:p>77.44%</text:p>
          </table:table-cell>
          <table:table-cell office:value-type="float" office:value="4032" table:number-columns-spanned="1" table:number-rows-spanned="2" table:style-name="ce9">
            <text:p>4,032</text:p>
          </table:table-cell>
          <table:table-cell office:value-type="float" office:value="17617457" table:number-columns-spanned="1" table:number-rows-spanned="2" table:style-name="ce9">
            <text:p>17,617,457</text:p>
          </table:table-cell>
          <table:table-cell office:value-type="float" office:value="10336858" table:number-columns-spanned="1" table:number-rows-spanned="2" table:style-name="ce9">
            <text:p>10,336,858</text:p>
          </table:table-cell>
          <table:table-cell office:value-type="float" office:value="31785069" table:number-columns-spanned="1" table:number-rows-spanned="2" table:style-name="ce9">
            <text:p>31,785,06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689" table:number-columns-spanned="1" table:number-rows-spanned="2" table:style-name="ce9">
            <text:p>3,689</text:p>
          </table:table-cell>
          <table:table-cell office:value-type="percentage" office:value="0.74380000000000002" table:number-columns-spanned="1" table:number-rows-spanned="2" table:style-name="ce10">
            <text:p>74.38%</text:p>
          </table:table-cell>
          <table:table-cell office:value-type="float" office:value="8563" table:number-columns-spanned="1" table:number-rows-spanned="2" table:style-name="ce9">
            <text:p>8,563</text:p>
          </table:table-cell>
          <table:table-cell office:value-type="float" office:value="31587262" table:number-columns-spanned="1" table:number-rows-spanned="2" table:style-name="ce9">
            <text:p>31,587,262</text:p>
          </table:table-cell>
          <table:table-cell office:value-type="float" office:value="9147141" table:number-columns-spanned="1" table:number-rows-spanned="2" table:style-name="ce9">
            <text:p>9,147,141</text:p>
          </table:table-cell>
          <table:table-cell office:value-type="float" office:value="45290158" table:number-columns-spanned="1" table:number-rows-spanned="2" table:style-name="ce9">
            <text:p>45,290,158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5893" table:number-columns-spanned="1" table:number-rows-spanned="2" table:style-name="ce9">
            <text:p>5,893</text:p>
          </table:table-cell>
          <table:table-cell office:value-type="percentage" office:value="1.0925" table:number-columns-spanned="1" table:number-rows-spanned="2" table:style-name="ce10">
            <text:p>109.25%</text:p>
          </table:table-cell>
          <table:table-cell office:value-type="float" office:value="2536" table:number-columns-spanned="1" table:number-rows-spanned="2" table:style-name="ce9">
            <text:p>2,536</text:p>
          </table:table-cell>
          <table:table-cell office:value-type="float" office:value="14946692" table:number-columns-spanned="1" table:number-rows-spanned="2" table:style-name="ce9">
            <text:p>14,946,692</text:p>
          </table:table-cell>
          <table:table-cell office:value-type="float" office:value="7228494" table:number-columns-spanned="1" table:number-rows-spanned="2" table:style-name="ce9">
            <text:p>7,228,494</text:p>
          </table:table-cell>
          <table:table-cell office:value-type="float" office:value="23079226" table:number-columns-spanned="1" table:number-rows-spanned="2" table:style-name="ce9">
            <text:p>23,079,22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931" table:number-columns-spanned="1" table:number-rows-spanned="2" table:style-name="ce9">
            <text:p>1,931</text:p>
          </table:table-cell>
          <table:table-cell office:value-type="percentage" office:value="0.3296" table:number-columns-spanned="1" table:number-rows-spanned="2" table:style-name="ce10">
            <text:p>32.96%</text:p>
          </table:table-cell>
          <table:table-cell office:value-type="float" office:value="1820" table:number-columns-spanned="1" table:number-rows-spanned="2" table:style-name="ce9">
            <text:p>1,820</text:p>
          </table:table-cell>
          <table:table-cell office:value-type="float" office:value="3515013" table:number-columns-spanned="1" table:number-rows-spanned="2" table:style-name="ce9">
            <text:p>3,515,013</text:p>
          </table:table-cell>
          <table:table-cell office:value-type="float" office:value="2170682" table:number-columns-spanned="1" table:number-rows-spanned="2" table:style-name="ce9">
            <text:p>2,170,682</text:p>
          </table:table-cell>
          <table:table-cell office:value-type="float" office:value="5943116" table:number-columns-spanned="1" table:number-rows-spanned="2" table:style-name="ce9">
            <text:p>5,943,11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percentage" office:value="0.43130000000000002" table:number-columns-spanned="1" table:number-rows-spanned="2" table:style-name="ce10">
            <text:p>43.13%</text:p>
          </table:table-cell>
          <table:table-cell office:value-type="float" office:value="6437" table:number-columns-spanned="1" table:number-rows-spanned="2" table:style-name="ce9">
            <text:p>6,437</text:p>
          </table:table-cell>
          <table:table-cell office:value-type="float" office:value="3012420" table:number-columns-spanned="1" table:number-rows-spanned="2" table:style-name="ce9">
            <text:p>3,012,4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12420" table:number-columns-spanned="1" table:number-rows-spanned="2" table:style-name="ce9">
            <text:p>3,012,42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percentage" office:value="0.1082" table:number-columns-spanned="1" table:number-rows-spanned="2" table:style-name="ce10">
            <text:p>10.82%</text:p>
          </table:table-cell>
          <table:table-cell office:value-type="float" office:value="2096" table:number-columns-spanned="1" table:number-rows-spanned="2" table:style-name="ce9">
            <text:p>2,096</text:p>
          </table:table-cell>
          <table:table-cell office:value-type="float" office:value="695933" table:number-columns-spanned="1" table:number-rows-spanned="2" table:style-name="ce9">
            <text:p>695,933</text:p>
          </table:table-cell>
          <table:table-cell office:value-type="float" office:value="1708810" table:number-columns-spanned="1" table:number-rows-spanned="2" table:style-name="ce9">
            <text:p>1,708,810</text:p>
          </table:table-cell>
          <table:table-cell office:value-type="float" office:value="2501726" table:number-columns-spanned="1" table:number-rows-spanned="2" table:style-name="ce9">
            <text:p>2,501,72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162" table:number-columns-spanned="1" table:number-rows-spanned="2" table:style-name="ce9">
            <text:p>2,162</text:p>
          </table:table-cell>
          <table:table-cell office:value-type="percentage" office:value="0.68369999999999997" table:number-columns-spanned="1" table:number-rows-spanned="2" table:style-name="ce10">
            <text:p>68.37%</text:p>
          </table:table-cell>
          <table:table-cell office:value-type="float" office:value="6803" table:number-columns-spanned="1" table:number-rows-spanned="2" table:style-name="ce9">
            <text:p>6,803</text:p>
          </table:table-cell>
          <table:table-cell office:value-type="float" office:value="14707695" table:number-columns-spanned="1" table:number-rows-spanned="2" table:style-name="ce9">
            <text:p>14,707,695</text:p>
          </table:table-cell>
          <table:table-cell office:value-type="float" office:value="7774463" table:number-columns-spanned="1" table:number-rows-spanned="2" table:style-name="ce9">
            <text:p>7,774,463</text:p>
          </table:table-cell>
          <table:table-cell office:value-type="float" office:value="23335259" table:number-columns-spanned="1" table:number-rows-spanned="2" table:style-name="ce9">
            <text:p>23,335,25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761" table:number-columns-spanned="1" table:number-rows-spanned="2" table:style-name="ce9">
            <text:p>2,761</text:p>
          </table:table-cell>
          <table:table-cell office:value-type="percentage" office:value="0.37109999999999999" table:number-columns-spanned="1" table:number-rows-spanned="2" table:style-name="ce10">
            <text:p>37.11%</text:p>
          </table:table-cell>
          <table:table-cell office:value-type="float" office:value="3520" table:number-columns-spanned="1" table:number-rows-spanned="2" table:style-name="ce9">
            <text:p>3,520</text:p>
          </table:table-cell>
          <table:table-cell office:value-type="float" office:value="9717448" table:number-columns-spanned="1" table:number-rows-spanned="2" table:style-name="ce9">
            <text:p>9,717,448</text:p>
          </table:table-cell>
          <table:table-cell office:value-type="float" office:value="325303" table:number-columns-spanned="1" table:number-rows-spanned="2" table:style-name="ce9">
            <text:p>325,303</text:p>
          </table:table-cell>
          <table:table-cell office:value-type="float" office:value="10465024" table:number-columns-spanned="1" table:number-rows-spanned="2" table:style-name="ce9">
            <text:p>10,465,02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64" table:number-columns-spanned="1" table:number-rows-spanned="2" table:style-name="ce9">
            <text:p>2,964</text:p>
          </table:table-cell>
          <table:table-cell office:value-type="float" office:value="56080" table:number-columns-spanned="1" table:number-rows-spanned="2" table:style-name="ce9">
            <text:p>56,080</text:p>
          </table:table-cell>
          <table:table-cell office:value-type="percentage" office:value="0.61029999999999995" table:number-columns-spanned="1" table:number-rows-spanned="2" table:style-name="ce10">
            <text:p>61.03%</text:p>
          </table:table-cell>
          <table:table-cell office:value-type="float" office:value="5505" table:number-columns-spanned="1" table:number-rows-spanned="2" table:style-name="ce9">
            <text:p>5,505</text:p>
          </table:table-cell>
          <table:table-cell office:value-type="float" office:value="308710061" table:number-columns-spanned="1" table:number-rows-spanned="2" table:style-name="ce9">
            <text:p>308,710,061</text:p>
          </table:table-cell>
          <table:table-cell office:value-type="float" office:value="138723098" table:number-columns-spanned="1" table:number-rows-spanned="2" table:style-name="ce9">
            <text:p>138,723,098</text:p>
          </table:table-cell>
          <table:table-cell office:value-type="float" office:value="521815944" table:number-columns-spanned="1" table:number-rows-spanned="2" table:style-name="ce9">
            <text:p>521,815,944</text:p>
          </table:table-cell>
          <table:table-cell office:value-type="float" office:value="891" table:number-columns-spanned="1" table:number-rows-spanned="2" table:style-name="ce8">
            <text:p>891</text:p>
          </table:table-cell>
          <table:table-cell office:value-type="float" office:value="1044" table:number-columns-spanned="1" table:number-rows-spanned="2" table:style-name="ce9">
            <text:p>1,044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665" table:number-columns-spanned="1" table:number-rows-spanned="2" table:style-name="ce8">
            <text:p>665</text:p>
          </table:table-cell>
          <table:table-cell office:value-type="float" office:value="2960" table:number-columns-spanned="1" table:number-rows-spanned="2" table:style-name="ce9">
            <text:p>2,96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6943" table:number-columns-spanned="1" table:number-rows-spanned="2" table:style-name="ce9">
            <text:p>6,943</text:p>
          </table:table-cell>
          <table:table-cell office:value-type="percentage" office:value="0.57720000000000005" table:number-columns-spanned="1" table:number-rows-spanned="2" table:style-name="ce10">
            <text:p>57.72%</text:p>
          </table:table-cell>
          <table:table-cell office:value-type="float" office:value="1633" table:number-columns-spanned="1" table:number-rows-spanned="2" table:style-name="ce9">
            <text:p>1,633</text:p>
          </table:table-cell>
          <table:table-cell office:value-type="float" office:value="11337768" table:number-columns-spanned="1" table:number-rows-spanned="2" table:style-name="ce9">
            <text:p>11,337,768</text:p>
          </table:table-cell>
          <table:table-cell office:value-type="float" office:value="4615838" table:number-columns-spanned="1" table:number-rows-spanned="2" table:style-name="ce9">
            <text:p>4,615,838</text:p>
          </table:table-cell>
          <table:table-cell office:value-type="float" office:value="16863386" table:number-columns-spanned="1" table:number-rows-spanned="2" table:style-name="ce9">
            <text:p>16,863,38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532" table:number-columns-spanned="1" table:number-rows-spanned="2" table:style-name="ce9">
            <text:p>5,532</text:p>
          </table:table-cell>
          <table:table-cell office:value-type="percentage" office:value="0.71379999999999999" table:number-columns-spanned="1" table:number-rows-spanned="2" table:style-name="ce10">
            <text:p>71.38%</text:p>
          </table:table-cell>
          <table:table-cell office:value-type="float" office:value="2367" table:number-columns-spanned="1" table:number-rows-spanned="2" table:style-name="ce9">
            <text:p>2,367</text:p>
          </table:table-cell>
          <table:table-cell office:value-type="float" office:value="13091771" table:number-columns-spanned="1" table:number-rows-spanned="2" table:style-name="ce9">
            <text:p>13,091,771</text:p>
          </table:table-cell>
          <table:table-cell office:value-type="float" office:value="14665844" table:number-columns-spanned="1" table:number-rows-spanned="2" table:style-name="ce9">
            <text:p>14,665,844</text:p>
          </table:table-cell>
          <table:table-cell office:value-type="float" office:value="28332114" table:number-columns-spanned="1" table:number-rows-spanned="2" table:style-name="ce9">
            <text:p>28,332,11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2914" table:number-columns-spanned="1" table:number-rows-spanned="2" table:style-name="ce9">
            <text:p>2,914</text:p>
          </table:table-cell>
          <table:table-cell office:value-type="percentage" office:value="0.50270000000000004" table:number-columns-spanned="1" table:number-rows-spanned="2" table:style-name="ce10">
            <text:p>50.27%</text:p>
          </table:table-cell>
          <table:table-cell office:value-type="float" office:value="2611" table:number-columns-spanned="1" table:number-rows-spanned="2" table:style-name="ce9">
            <text:p>2,611</text:p>
          </table:table-cell>
          <table:table-cell office:value-type="float" office:value="7608859" table:number-columns-spanned="1" table:number-rows-spanned="2" table:style-name="ce9">
            <text:p>7,608,859</text:p>
          </table:table-cell>
          <table:table-cell office:value-type="float" office:value="6209990" table:number-columns-spanned="1" table:number-rows-spanned="2" table:style-name="ce9">
            <text:p>6,209,990</text:p>
          </table:table-cell>
          <table:table-cell office:value-type="float" office:value="15419674" table:number-columns-spanned="1" table:number-rows-spanned="2" table:style-name="ce9">
            <text:p>15,419,67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283" table:number-columns-spanned="1" table:number-rows-spanned="2" table:style-name="ce9">
            <text:p>2,283</text:p>
          </table:table-cell>
          <table:table-cell office:value-type="percentage" office:value="0.66349999999999998" table:number-columns-spanned="1" table:number-rows-spanned="2" table:style-name="ce10">
            <text:p>66.35%</text:p>
          </table:table-cell>
          <table:table-cell office:value-type="float" office:value="4072" table:number-columns-spanned="1" table:number-rows-spanned="2" table:style-name="ce9">
            <text:p>4,072</text:p>
          </table:table-cell>
          <table:table-cell office:value-type="float" office:value="9296304" table:number-columns-spanned="1" table:number-rows-spanned="2" table:style-name="ce9">
            <text:p>9,296,304</text:p>
          </table:table-cell>
          <table:table-cell office:value-type="float" office:value="9775051" table:number-columns-spanned="1" table:number-rows-spanned="2" table:style-name="ce9">
            <text:p>9,775,051</text:p>
          </table:table-cell>
          <table:table-cell office:value-type="float" office:value="25031679" table:number-columns-spanned="1" table:number-rows-spanned="2" table:style-name="ce9">
            <text:p>25,031,67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0706" table:number-columns-spanned="1" table:number-rows-spanned="2" table:style-name="ce9">
            <text:p>10,706</text:p>
          </table:table-cell>
          <table:table-cell office:value-type="percentage" office:value="0.66930000000000001" table:number-columns-spanned="1" table:number-rows-spanned="2" table:style-name="ce10">
            <text:p>66.93%</text:p>
          </table:table-cell>
          <table:table-cell office:value-type="float" office:value="2761" table:number-columns-spanned="1" table:number-rows-spanned="2" table:style-name="ce9">
            <text:p>2,761</text:p>
          </table:table-cell>
          <table:table-cell office:value-type="float" office:value="29559054" table:number-columns-spanned="1" table:number-rows-spanned="2" table:style-name="ce9">
            <text:p>29,559,054</text:p>
          </table:table-cell>
          <table:table-cell office:value-type="float" office:value="10992090" table:number-columns-spanned="1" table:number-rows-spanned="2" table:style-name="ce9">
            <text:p>10,992,090</text:p>
          </table:table-cell>
          <table:table-cell office:value-type="float" office:value="45370049" table:number-columns-spanned="1" table:number-rows-spanned="2" table:style-name="ce9">
            <text:p>45,370,04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8465" table:number-columns-spanned="1" table:number-rows-spanned="2" table:style-name="ce9">
            <text:p>8,465</text:p>
          </table:table-cell>
          <table:table-cell office:value-type="percentage" office:value="0.70740000000000003" table:number-columns-spanned="1" table:number-rows-spanned="2" table:style-name="ce10">
            <text:p>70.74%</text:p>
          </table:table-cell>
          <table:table-cell office:value-type="float" office:value="3821" table:number-columns-spanned="1" table:number-rows-spanned="2" table:style-name="ce9">
            <text:p>3,821</text:p>
          </table:table-cell>
          <table:table-cell office:value-type="float" office:value="32345679" table:number-columns-spanned="1" table:number-rows-spanned="2" table:style-name="ce9">
            <text:p>32,345,679</text:p>
          </table:table-cell>
          <table:table-cell office:value-type="float" office:value="35350150" table:number-columns-spanned="1" table:number-rows-spanned="2" table:style-name="ce9">
            <text:p>35,350,150</text:p>
          </table:table-cell>
          <table:table-cell office:value-type="float" office:value="76913856" table:number-columns-spanned="1" table:number-rows-spanned="2" table:style-name="ce9">
            <text:p>76,913,85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894" table:number-columns-spanned="1" table:number-rows-spanned="2" table:style-name="ce9">
            <text:p>4,894</text:p>
          </table:table-cell>
          <table:table-cell office:value-type="percentage" office:value="0.75900000000000001" table:number-columns-spanned="1" table:number-rows-spanned="2" table:style-name="ce10">
            <text:p>75.90%</text:p>
          </table:table-cell>
          <table:table-cell office:value-type="float" office:value="3025" table:number-columns-spanned="1" table:number-rows-spanned="2" table:style-name="ce9">
            <text:p>3,025</text:p>
          </table:table-cell>
          <table:table-cell office:value-type="float" office:value="14804734" table:number-columns-spanned="1" table:number-rows-spanned="2" table:style-name="ce9">
            <text:p>14,804,734</text:p>
          </table:table-cell>
          <table:table-cell office:value-type="float" office:value="12348225" table:number-columns-spanned="1" table:number-rows-spanned="2" table:style-name="ce9">
            <text:p>12,348,225</text:p>
          </table:table-cell>
          <table:table-cell office:value-type="float" office:value="28505030" table:number-columns-spanned="1" table:number-rows-spanned="2" table:style-name="ce9">
            <text:p>28,505,030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641" table:number-columns-spanned="1" table:number-rows-spanned="2" table:style-name="ce9">
            <text:p>5,641</text:p>
          </table:table-cell>
          <table:table-cell office:value-type="percentage" office:value="0.70799999999999996" table:number-columns-spanned="1" table:number-rows-spanned="2" table:style-name="ce10">
            <text:p>70.80%</text:p>
          </table:table-cell>
          <table:table-cell office:value-type="float" office:value="3242" table:number-columns-spanned="1" table:number-rows-spanned="2" table:style-name="ce9">
            <text:p>3,242</text:p>
          </table:table-cell>
          <table:table-cell office:value-type="float" office:value="18289650" table:number-columns-spanned="1" table:number-rows-spanned="2" table:style-name="ce9">
            <text:p>18,289,650</text:p>
          </table:table-cell>
          <table:table-cell office:value-type="float" office:value="29302412" table:number-columns-spanned="1" table:number-rows-spanned="2" table:style-name="ce9">
            <text:p>29,302,412</text:p>
          </table:table-cell>
          <table:table-cell office:value-type="float" office:value="52258882" table:number-columns-spanned="1" table:number-rows-spanned="2" table:style-name="ce9">
            <text:p>52,258,88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244" table:number-columns-spanned="1" table:number-rows-spanned="2" table:style-name="ce9">
            <text:p>4,244</text:p>
          </table:table-cell>
          <table:table-cell office:value-type="percentage" office:value="0.5927" table:number-columns-spanned="1" table:number-rows-spanned="2" table:style-name="ce10">
            <text:p>59.27%</text:p>
          </table:table-cell>
          <table:table-cell office:value-type="float" office:value="2290" table:number-columns-spanned="1" table:number-rows-spanned="2" table:style-name="ce9">
            <text:p>2,290</text:p>
          </table:table-cell>
          <table:table-cell office:value-type="float" office:value="9717447" table:number-columns-spanned="1" table:number-rows-spanned="2" table:style-name="ce9">
            <text:p>9,717,447</text:p>
          </table:table-cell>
          <table:table-cell office:value-type="float" office:value="9636346" table:number-columns-spanned="1" table:number-rows-spanned="2" table:style-name="ce9">
            <text:p>9,636,346</text:p>
          </table:table-cell>
          <table:table-cell office:value-type="float" office:value="21138523" table:number-columns-spanned="1" table:number-rows-spanned="2" table:style-name="ce9">
            <text:p>21,138,52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053" table:number-columns-spanned="1" table:number-rows-spanned="2" table:style-name="ce9">
            <text:p>6,053</text:p>
          </table:table-cell>
          <table:table-cell office:value-type="percentage" office:value="0.76570000000000005" table:number-columns-spanned="1" table:number-rows-spanned="2" table:style-name="ce10">
            <text:p>76.57%</text:p>
          </table:table-cell>
          <table:table-cell office:value-type="float" office:value="3014" table:number-columns-spanned="1" table:number-rows-spanned="2" table:style-name="ce9">
            <text:p>3,014</text:p>
          </table:table-cell>
          <table:table-cell office:value-type="float" office:value="18242031" table:number-columns-spanned="1" table:number-rows-spanned="2" table:style-name="ce9">
            <text:p>18,242,031</text:p>
          </table:table-cell>
          <table:table-cell office:value-type="float" office:value="16607165" table:number-columns-spanned="1" table:number-rows-spanned="2" table:style-name="ce9">
            <text:p>16,607,165</text:p>
          </table:table-cell>
          <table:table-cell office:value-type="float" office:value="37579480" table:number-columns-spanned="1" table:number-rows-spanned="2" table:style-name="ce9">
            <text:p>37,579,48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345" table:number-columns-spanned="1" table:number-rows-spanned="2" table:style-name="ce9">
            <text:p>3,345</text:p>
          </table:table-cell>
          <table:table-cell office:value-type="percentage" office:value="0.59289999999999998" table:number-columns-spanned="1" table:number-rows-spanned="2" table:style-name="ce10">
            <text:p>59.29%</text:p>
          </table:table-cell>
          <table:table-cell office:value-type="float" office:value="1978" table:number-columns-spanned="1" table:number-rows-spanned="2" table:style-name="ce9">
            <text:p>1,978</text:p>
          </table:table-cell>
          <table:table-cell office:value-type="float" office:value="6617471" table:number-columns-spanned="1" table:number-rows-spanned="2" table:style-name="ce9">
            <text:p>6,617,471</text:p>
          </table:table-cell>
          <table:table-cell office:value-type="float" office:value="3019885" table:number-columns-spanned="1" table:number-rows-spanned="2" table:style-name="ce9">
            <text:p>3,019,885</text:p>
          </table:table-cell>
          <table:table-cell office:value-type="float" office:value="10079578" table:number-columns-spanned="1" table:number-rows-spanned="2" table:style-name="ce9">
            <text:p>10,079,57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402" table:number-columns-spanned="1" table:number-rows-spanned="2" table:style-name="ce9">
            <text:p>2,402</text:p>
          </table:table-cell>
          <table:table-cell office:value-type="percentage" office:value="0.52" table:number-columns-spanned="1" table:number-rows-spanned="2" table:style-name="ce10">
            <text:p>52.00%</text:p>
          </table:table-cell>
          <table:table-cell office:value-type="float" office:value="2989" table:number-columns-spanned="1" table:number-rows-spanned="2" table:style-name="ce9">
            <text:p>2,989</text:p>
          </table:table-cell>
          <table:table-cell office:value-type="float" office:value="7180174" table:number-columns-spanned="1" table:number-rows-spanned="2" table:style-name="ce9">
            <text:p>7,180,174</text:p>
          </table:table-cell>
          <table:table-cell office:value-type="float" office:value="2569935" table:number-columns-spanned="1" table:number-rows-spanned="2" table:style-name="ce9">
            <text:p>2,569,935</text:p>
          </table:table-cell>
          <table:table-cell office:value-type="float" office:value="9916407" table:number-columns-spanned="1" table:number-rows-spanned="2" table:style-name="ce9">
            <text:p>9,916,40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116" table:number-columns-spanned="1" table:number-rows-spanned="2" table:style-name="ce9">
            <text:p>2,116</text:p>
          </table:table-cell>
          <table:table-cell office:value-type="percentage" office:value="0.17780000000000001" table:number-columns-spanned="1" table:number-rows-spanned="2" table:style-name="ce10">
            <text:p>17.78%</text:p>
          </table:table-cell>
          <table:table-cell office:value-type="float" office:value="3822" table:number-columns-spanned="1" table:number-rows-spanned="2" table:style-name="ce9">
            <text:p>3,822</text:p>
          </table:table-cell>
          <table:table-cell office:value-type="float" office:value="8086419" table:number-columns-spanned="1" table:number-rows-spanned="2" table:style-name="ce9">
            <text:p>8,086,419</text:p>
          </table:table-cell>
          <table:table-cell office:value-type="float" office:value="4887973" table:number-columns-spanned="1" table:number-rows-spanned="2" table:style-name="ce9">
            <text:p>4,887,973</text:p>
          </table:table-cell>
          <table:table-cell office:value-type="float" office:value="14126820" table:number-columns-spanned="1" table:number-rows-spanned="2" table:style-name="ce9">
            <text:p>14,126,82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118" table:number-columns-spanned="1" table:number-rows-spanned="2" table:style-name="ce9">
            <text:p>3,118</text:p>
          </table:table-cell>
          <table:table-cell office:value-type="percentage" office:value="0.52659999999999996" table:number-columns-spanned="1" table:number-rows-spanned="2" table:style-name="ce10">
            <text:p>52.66%</text:p>
          </table:table-cell>
          <table:table-cell office:value-type="float" office:value="2154" table:number-columns-spanned="1" table:number-rows-spanned="2" table:style-name="ce9">
            <text:p>2,154</text:p>
          </table:table-cell>
          <table:table-cell office:value-type="float" office:value="6716441" table:number-columns-spanned="1" table:number-rows-spanned="2" table:style-name="ce9">
            <text:p>6,716,441</text:p>
          </table:table-cell>
          <table:table-cell office:value-type="float" office:value="2023662" table:number-columns-spanned="1" table:number-rows-spanned="2" table:style-name="ce9">
            <text:p>2,023,662</text:p>
          </table:table-cell>
          <table:table-cell office:value-type="float" office:value="9051411" table:number-columns-spanned="1" table:number-rows-spanned="2" table:style-name="ce9">
            <text:p>9,051,41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695" table:number-columns-spanned="1" table:number-rows-spanned="2" table:style-name="ce9">
            <text:p>3,695</text:p>
          </table:table-cell>
          <table:table-cell office:value-type="float" office:value="68656" table:number-columns-spanned="1" table:number-rows-spanned="2" table:style-name="ce9">
            <text:p>68,656</text:p>
          </table:table-cell>
          <table:table-cell office:value-type="percentage" office:value="0.59940000000000004" table:number-columns-spanned="1" table:number-rows-spanned="2" table:style-name="ce10">
            <text:p>59.94%</text:p>
          </table:table-cell>
          <table:table-cell office:value-type="float" office:value="2810" table:number-columns-spanned="1" table:number-rows-spanned="2" table:style-name="ce9">
            <text:p>2,810</text:p>
          </table:table-cell>
          <table:table-cell office:value-type="float" office:value="192893802" table:number-columns-spanned="1" table:number-rows-spanned="2" table:style-name="ce9">
            <text:p>192,893,802</text:p>
          </table:table-cell>
          <table:table-cell office:value-type="float" office:value="162004566" table:number-columns-spanned="1" table:number-rows-spanned="2" table:style-name="ce9">
            <text:p>162,004,566</text:p>
          </table:table-cell>
          <table:table-cell office:value-type="float" office:value="390586889" table:number-columns-spanned="1" table:number-rows-spanned="2" table:style-name="ce9">
            <text:p>390,586,889</text:p>
          </table:table-cell>
          <table:table-cell office:value-type="float" office:value="855" table:number-columns-spanned="1" table:number-rows-spanned="2" table:style-name="ce8">
            <text:p>855</text:p>
          </table:table-cell>
          <table:table-cell office:value-type="float" office:value="1368" table:number-columns-spanned="1" table:number-rows-spanned="2" table:style-name="ce9">
            <text:p>1,368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2887" table:number-columns-spanned="1" table:number-rows-spanned="2" table:style-name="ce9">
            <text:p>2,88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816" table:number-columns-spanned="1" table:number-rows-spanned="2" table:style-name="ce9">
            <text:p>2,816</text:p>
          </table:table-cell>
          <table:table-cell office:value-type="percentage" office:value="0.45879999999999999" table:number-columns-spanned="1" table:number-rows-spanned="2" table:style-name="ce10">
            <text:p>45.88%</text:p>
          </table:table-cell>
          <table:table-cell office:value-type="float" office:value="4762" table:number-columns-spanned="1" table:number-rows-spanned="2" table:style-name="ce9">
            <text:p>4,762</text:p>
          </table:table-cell>
          <table:table-cell office:value-type="float" office:value="13411028" table:number-columns-spanned="1" table:number-rows-spanned="2" table:style-name="ce9">
            <text:p>13,411,028</text:p>
          </table:table-cell>
          <table:table-cell office:value-type="float" office:value="14325513" table:number-columns-spanned="1" table:number-rows-spanned="2" table:style-name="ce9">
            <text:p>14,325,513</text:p>
          </table:table-cell>
          <table:table-cell office:value-type="float" office:value="29666931" table:number-columns-spanned="1" table:number-rows-spanned="2" table:style-name="ce9">
            <text:p>29,666,93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433" table:number-columns-spanned="1" table:number-rows-spanned="2" table:style-name="ce9">
            <text:p>2,433</text:p>
          </table:table-cell>
          <table:table-cell office:value-type="percentage" office:value="0.82609999999999995" table:number-columns-spanned="1" table:number-rows-spanned="2" table:style-name="ce10">
            <text:p>82.61%</text:p>
          </table:table-cell>
          <table:table-cell office:value-type="float" office:value="4525" table:number-columns-spanned="1" table:number-rows-spanned="2" table:style-name="ce9">
            <text:p>4,525</text:p>
          </table:table-cell>
          <table:table-cell office:value-type="float" office:value="11009785" table:number-columns-spanned="1" table:number-rows-spanned="2" table:style-name="ce9">
            <text:p>11,009,785</text:p>
          </table:table-cell>
          <table:table-cell office:value-type="float" office:value="12416199" table:number-columns-spanned="1" table:number-rows-spanned="2" table:style-name="ce9">
            <text:p>12,416,199</text:p>
          </table:table-cell>
          <table:table-cell office:value-type="float" office:value="35632140" table:number-columns-spanned="1" table:number-rows-spanned="2" table:style-name="ce9">
            <text:p>35,632,14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5048" table:number-columns-spanned="1" table:number-rows-spanned="2" table:style-name="ce9">
            <text:p>5,048</text:p>
          </table:table-cell>
          <table:table-cell office:value-type="percentage" office:value="0.40710000000000002" table:number-columns-spanned="1" table:number-rows-spanned="2" table:style-name="ce10">
            <text:p>40.71%</text:p>
          </table:table-cell>
          <table:table-cell office:value-type="float" office:value="3822" table:number-columns-spanned="1" table:number-rows-spanned="2" table:style-name="ce9">
            <text:p>3,822</text:p>
          </table:table-cell>
          <table:table-cell office:value-type="float" office:value="19292366" table:number-columns-spanned="1" table:number-rows-spanned="2" table:style-name="ce9">
            <text:p>19,292,366</text:p>
          </table:table-cell>
          <table:table-cell office:value-type="float" office:value="26787473" table:number-columns-spanned="1" table:number-rows-spanned="2" table:style-name="ce9">
            <text:p>26,787,473</text:p>
          </table:table-cell>
          <table:table-cell office:value-type="float" office:value="48174637" table:number-columns-spanned="1" table:number-rows-spanned="2" table:style-name="ce9">
            <text:p>48,174,637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907" table:number-columns-spanned="1" table:number-rows-spanned="2" table:style-name="ce9">
            <text:p>1,907</text:p>
          </table:table-cell>
          <table:table-cell office:value-type="percentage" office:value="0.4047" table:number-columns-spanned="1" table:number-rows-spanned="2" table:style-name="ce10">
            <text:p>40.47%</text:p>
          </table:table-cell>
          <table:table-cell office:value-type="float" office:value="2134" table:number-columns-spanned="1" table:number-rows-spanned="2" table:style-name="ce9">
            <text:p>2,134</text:p>
          </table:table-cell>
          <table:table-cell office:value-type="float" office:value="4068683" table:number-columns-spanned="1" table:number-rows-spanned="2" table:style-name="ce9">
            <text:p>4,068,683</text:p>
          </table:table-cell>
          <table:table-cell office:value-type="float" office:value="7970792" table:number-columns-spanned="1" table:number-rows-spanned="2" table:style-name="ce9">
            <text:p>7,970,792</text:p>
          </table:table-cell>
          <table:table-cell office:value-type="float" office:value="13170917" table:number-columns-spanned="1" table:number-rows-spanned="2" table:style-name="ce9">
            <text:p>13,170,91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465" table:number-columns-spanned="1" table:number-rows-spanned="2" table:style-name="ce9">
            <text:p>6,465</text:p>
          </table:table-cell>
          <table:table-cell office:value-type="percentage" office:value="0.66210000000000002" table:number-columns-spanned="1" table:number-rows-spanned="2" table:style-name="ce10">
            <text:p>66.21%</text:p>
          </table:table-cell>
          <table:table-cell office:value-type="float" office:value="3053" table:number-columns-spanned="1" table:number-rows-spanned="2" table:style-name="ce9">
            <text:p>3,053</text:p>
          </table:table-cell>
          <table:table-cell office:value-type="float" office:value="19738374" table:number-columns-spanned="1" table:number-rows-spanned="2" table:style-name="ce9">
            <text:p>19,738,374</text:p>
          </table:table-cell>
          <table:table-cell office:value-type="float" office:value="21416229" table:number-columns-spanned="1" table:number-rows-spanned="2" table:style-name="ce9">
            <text:p>21,416,229</text:p>
          </table:table-cell>
          <table:table-cell office:value-type="float" office:value="45916954" table:number-columns-spanned="1" table:number-rows-spanned="2" table:style-name="ce9">
            <text:p>45,916,95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498" table:number-columns-spanned="1" table:number-rows-spanned="2" table:style-name="ce9">
            <text:p>4,498</text:p>
          </table:table-cell>
          <table:table-cell office:value-type="percentage" office:value="0.73650000000000004" table:number-columns-spanned="1" table:number-rows-spanned="2" table:style-name="ce10">
            <text:p>73.65%</text:p>
          </table:table-cell>
          <table:table-cell office:value-type="float" office:value="2901" table:number-columns-spanned="1" table:number-rows-spanned="2" table:style-name="ce9">
            <text:p>2,901</text:p>
          </table:table-cell>
          <table:table-cell office:value-type="float" office:value="13046472" table:number-columns-spanned="1" table:number-rows-spanned="2" table:style-name="ce9">
            <text:p>13,046,472</text:p>
          </table:table-cell>
          <table:table-cell office:value-type="float" office:value="18403567" table:number-columns-spanned="1" table:number-rows-spanned="2" table:style-name="ce9">
            <text:p>18,403,567</text:p>
          </table:table-cell>
          <table:table-cell office:value-type="float" office:value="32754078" table:number-columns-spanned="1" table:number-rows-spanned="2" table:style-name="ce9">
            <text:p>32,754,07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7364" table:number-columns-spanned="1" table:number-rows-spanned="2" table:style-name="ce9">
            <text:p>7,364</text:p>
          </table:table-cell>
          <table:table-cell office:value-type="percentage" office:value="0.71340000000000003" table:number-columns-spanned="1" table:number-rows-spanned="2" table:style-name="ce10">
            <text:p>71.34%</text:p>
          </table:table-cell>
          <table:table-cell office:value-type="float" office:value="3513" table:number-columns-spanned="1" table:number-rows-spanned="2" table:style-name="ce9">
            <text:p>3,513</text:p>
          </table:table-cell>
          <table:table-cell office:value-type="float" office:value="25869356" table:number-columns-spanned="1" table:number-rows-spanned="2" table:style-name="ce9">
            <text:p>25,869,356</text:p>
          </table:table-cell>
          <table:table-cell office:value-type="float" office:value="23861948" table:number-columns-spanned="1" table:number-rows-spanned="2" table:style-name="ce9">
            <text:p>23,861,948</text:p>
          </table:table-cell>
          <table:table-cell office:value-type="float" office:value="56185220" table:number-columns-spanned="1" table:number-rows-spanned="2" table:style-name="ce9">
            <text:p>56,185,22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2181" table:number-columns-spanned="1" table:number-rows-spanned="2" table:style-name="ce9">
            <text:p>2,181</text:p>
          </table:table-cell>
          <table:table-cell office:value-type="percentage" office:value="0.30459999999999998" table:number-columns-spanned="1" table:number-rows-spanned="2" table:style-name="ce10">
            <text:p>30.46%</text:p>
          </table:table-cell>
          <table:table-cell office:value-type="float" office:value="3319" table:number-columns-spanned="1" table:number-rows-spanned="2" table:style-name="ce9">
            <text:p>3,319</text:p>
          </table:table-cell>
          <table:table-cell office:value-type="float" office:value="7237826" table:number-columns-spanned="1" table:number-rows-spanned="2" table:style-name="ce9">
            <text:p>7,237,826</text:p>
          </table:table-cell>
          <table:table-cell office:value-type="float" office:value="11131424" table:number-columns-spanned="1" table:number-rows-spanned="2" table:style-name="ce9">
            <text:p>11,131,424</text:p>
          </table:table-cell>
          <table:table-cell office:value-type="float" office:value="19989444" table:number-columns-spanned="1" table:number-rows-spanned="2" table:style-name="ce9">
            <text:p>19,989,44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0819" table:number-columns-spanned="1" table:number-rows-spanned="2" table:style-name="ce9">
            <text:p>10,819</text:p>
          </table:table-cell>
          <table:table-cell office:value-type="percentage" office:value="0.53200000000000003" table:number-columns-spanned="1" table:number-rows-spanned="2" table:style-name="ce10">
            <text:p>53.20%</text:p>
          </table:table-cell>
          <table:table-cell office:value-type="float" office:value="3359" table:number-columns-spanned="1" table:number-rows-spanned="2" table:style-name="ce9">
            <text:p>3,359</text:p>
          </table:table-cell>
          <table:table-cell office:value-type="float" office:value="36341021" table:number-columns-spanned="1" table:number-rows-spanned="2" table:style-name="ce9">
            <text:p>36,341,021</text:p>
          </table:table-cell>
          <table:table-cell office:value-type="float" office:value="20141380" table:number-columns-spanned="1" table:number-rows-spanned="2" table:style-name="ce9">
            <text:p>20,141,380</text:p>
          </table:table-cell>
          <table:table-cell office:value-type="float" office:value="61291207" table:number-columns-spanned="1" table:number-rows-spanned="2" table:style-name="ce9">
            <text:p>61,291,20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5403" table:number-columns-spanned="1" table:number-rows-spanned="2" table:style-name="ce9">
            <text:p>5,403</text:p>
          </table:table-cell>
          <table:table-cell office:value-type="percentage" office:value="0.90310000000000001" table:number-columns-spanned="1" table:number-rows-spanned="2" table:style-name="ce10">
            <text:p>90.31%</text:p>
          </table:table-cell>
          <table:table-cell office:value-type="float" office:value="9547" table:number-columns-spanned="1" table:number-rows-spanned="2" table:style-name="ce9">
            <text:p>9,547</text:p>
          </table:table-cell>
          <table:table-cell office:value-type="float" office:value="51580613" table:number-columns-spanned="1" table:number-rows-spanned="2" table:style-name="ce9">
            <text:p>51,580,613</text:p>
          </table:table-cell>
          <table:table-cell office:value-type="float" office:value="32124143" table:number-columns-spanned="1" table:number-rows-spanned="2" table:style-name="ce9">
            <text:p>32,124,143</text:p>
          </table:table-cell>
          <table:table-cell office:value-type="float" office:value="93594377" table:number-columns-spanned="1" table:number-rows-spanned="2" table:style-name="ce9">
            <text:p>93,594,377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412" table:number-columns-spanned="1" table:number-rows-spanned="2" table:style-name="ce9">
            <text:p>4,412</text:p>
          </table:table-cell>
          <table:table-cell office:value-type="percentage" office:value="0.61609999999999998" table:number-columns-spanned="1" table:number-rows-spanned="2" table:style-name="ce10">
            <text:p>61.61%</text:p>
          </table:table-cell>
          <table:table-cell office:value-type="float" office:value="6661" table:number-columns-spanned="1" table:number-rows-spanned="2" table:style-name="ce9">
            <text:p>6,661</text:p>
          </table:table-cell>
          <table:table-cell office:value-type="float" office:value="29386127" table:number-columns-spanned="1" table:number-rows-spanned="2" table:style-name="ce9">
            <text:p>29,386,127</text:p>
          </table:table-cell>
          <table:table-cell office:value-type="float" office:value="18413839" table:number-columns-spanned="1" table:number-rows-spanned="2" table:style-name="ce9">
            <text:p>18,413,839</text:p>
          </table:table-cell>
          <table:table-cell office:value-type="float" office:value="54533635" table:number-columns-spanned="1" table:number-rows-spanned="2" table:style-name="ce9">
            <text:p>54,533,635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office:value-type="percentage" office:value="0.28820000000000001" table:number-columns-spanned="1" table:number-rows-spanned="2" table:style-name="ce10">
            <text:p>28.82%</text:p>
          </table:table-cell>
          <table:table-cell office:value-type="float" office:value="5813" table:number-columns-spanned="1" table:number-rows-spanned="2" table:style-name="ce9">
            <text:p>5,813</text:p>
          </table:table-cell>
          <table:table-cell office:value-type="float" office:value="5400110" table:number-columns-spanned="1" table:number-rows-spanned="2" table:style-name="ce9">
            <text:p>5,400,110</text:p>
          </table:table-cell>
          <table:table-cell office:value-type="float" office:value="3322503" table:number-columns-spanned="1" table:number-rows-spanned="2" table:style-name="ce9">
            <text:p>3,322,503</text:p>
          </table:table-cell>
          <table:table-cell office:value-type="float" office:value="8992497" table:number-columns-spanned="1" table:number-rows-spanned="2" table:style-name="ce9">
            <text:p>8,992,49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524" table:number-columns-spanned="1" table:number-rows-spanned="2" table:style-name="ce9">
            <text:p>1,524</text:p>
          </table:table-cell>
          <table:table-cell office:value-type="percentage" office:value="0.2944" table:number-columns-spanned="1" table:number-rows-spanned="2" table:style-name="ce10">
            <text:p>29.44%</text:p>
          </table:table-cell>
          <table:table-cell office:value-type="float" office:value="3406" table:number-columns-spanned="1" table:number-rows-spanned="2" table:style-name="ce9">
            <text:p>3,406</text:p>
          </table:table-cell>
          <table:table-cell office:value-type="float" office:value="5190573" table:number-columns-spanned="1" table:number-rows-spanned="2" table:style-name="ce9">
            <text:p>5,190,573</text:p>
          </table:table-cell>
          <table:table-cell office:value-type="float" office:value="2658055" table:number-columns-spanned="1" table:number-rows-spanned="2" table:style-name="ce9">
            <text:p>2,658,055</text:p>
          </table:table-cell>
          <table:table-cell office:value-type="float" office:value="8020916" table:number-columns-spanned="1" table:number-rows-spanned="2" table:style-name="ce9">
            <text:p>8,020,91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6243" table:number-columns-spanned="1" table:number-rows-spanned="2" table:style-name="ce9">
            <text:p>6,243</text:p>
          </table:table-cell>
          <table:table-cell office:value-type="percentage" office:value="0.72970000000000002" table:number-columns-spanned="1" table:number-rows-spanned="2" table:style-name="ce10">
            <text:p>72.97%</text:p>
          </table:table-cell>
          <table:table-cell office:value-type="float" office:value="3714" table:number-columns-spanned="1" table:number-rows-spanned="2" table:style-name="ce9">
            <text:p>3,714</text:p>
          </table:table-cell>
          <table:table-cell office:value-type="float" office:value="23184488" table:number-columns-spanned="1" table:number-rows-spanned="2" table:style-name="ce9">
            <text:p>23,184,488</text:p>
          </table:table-cell>
          <table:table-cell office:value-type="float" office:value="12665016" table:number-columns-spanned="1" table:number-rows-spanned="2" table:style-name="ce9">
            <text:p>12,665,016</text:p>
          </table:table-cell>
          <table:table-cell office:value-type="float" office:value="41447134" table:number-columns-spanned="1" table:number-rows-spanned="2" table:style-name="ce9">
            <text:p>41,447,134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4544" table:number-columns-spanned="1" table:number-rows-spanned="2" table:style-name="ce9">
            <text:p>4,544</text:p>
          </table:table-cell>
          <table:table-cell office:value-type="percentage" office:value="0.44280000000000003" table:number-columns-spanned="1" table:number-rows-spanned="2" table:style-name="ce10">
            <text:p>44.28%</text:p>
          </table:table-cell>
          <table:table-cell office:value-type="float" office:value="3488" table:number-columns-spanned="1" table:number-rows-spanned="2" table:style-name="ce9">
            <text:p>3,488</text:p>
          </table:table-cell>
          <table:table-cell office:value-type="float" office:value="15849530" table:number-columns-spanned="1" table:number-rows-spanned="2" table:style-name="ce9">
            <text:p>15,849,530</text:p>
          </table:table-cell>
          <table:table-cell office:value-type="float" office:value="15413107" table:number-columns-spanned="1" table:number-rows-spanned="2" table:style-name="ce9">
            <text:p>15,413,107</text:p>
          </table:table-cell>
          <table:table-cell office:value-type="float" office:value="34566811" table:number-columns-spanned="1" table:number-rows-spanned="2" table:style-name="ce9">
            <text:p>34,566,81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492" table:number-columns-spanned="1" table:number-rows-spanned="2" table:style-name="ce9">
            <text:p>4,492</text:p>
          </table:table-cell>
          <table:table-cell office:value-type="percentage" office:value="0.59140000000000004" table:number-columns-spanned="1" table:number-rows-spanned="2" table:style-name="ce10">
            <text:p>59.14%</text:p>
          </table:table-cell>
          <table:table-cell office:value-type="float" office:value="2053" table:number-columns-spanned="1" table:number-rows-spanned="2" table:style-name="ce9">
            <text:p>2,053</text:p>
          </table:table-cell>
          <table:table-cell office:value-type="float" office:value="9222664" table:number-columns-spanned="1" table:number-rows-spanned="2" table:style-name="ce9">
            <text:p>9,222,664</text:p>
          </table:table-cell>
          <table:table-cell office:value-type="float" office:value="13690212" table:number-columns-spanned="1" table:number-rows-spanned="2" table:style-name="ce9">
            <text:p>13,690,212</text:p>
          </table:table-cell>
          <table:table-cell office:value-type="float" office:value="23925854" table:number-columns-spanned="1" table:number-rows-spanned="2" table:style-name="ce9">
            <text:p>23,925,85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percentage" office:value="0.51990000000000003" table:number-columns-spanned="1" table:number-rows-spanned="2" table:style-name="ce10">
            <text:p>51.99%</text:p>
          </table:table-cell>
          <table:table-cell office:value-type="float" office:value="2032" table:number-columns-spanned="1" table:number-rows-spanned="2" table:style-name="ce9">
            <text:p>2,032</text:p>
          </table:table-cell>
          <table:table-cell office:value-type="float" office:value="1965112" table:number-columns-spanned="1" table:number-rows-spanned="2" table:style-name="ce9">
            <text:p>1,965,112</text:p>
          </table:table-cell>
          <table:table-cell office:value-type="float" office:value="1200" table:number-columns-spanned="1" table:number-rows-spanned="2" table:style-name="ce9">
            <text:p>1,200</text:p>
          </table:table-cell>
          <table:table-cell office:value-type="float" office:value="1968712" table:number-columns-spanned="1" table:number-rows-spanned="2" table:style-name="ce9">
            <text:p>1,968,71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310" table:number-columns-spanned="1" table:number-rows-spanned="2" table:style-name="ce9">
            <text:p>2,310</text:p>
          </table:table-cell>
          <table:table-cell office:value-type="percentage" office:value="0.59140000000000004" table:number-columns-spanned="1" table:number-rows-spanned="2" table:style-name="ce10">
            <text:p>59.14%</text:p>
          </table:table-cell>
          <table:table-cell office:value-type="float" office:value="2487" table:number-columns-spanned="1" table:number-rows-spanned="2" table:style-name="ce9">
            <text:p>2,487</text:p>
          </table:table-cell>
          <table:table-cell office:value-type="float" office:value="5744635" table:number-columns-spanned="1" table:number-rows-spanned="2" table:style-name="ce9">
            <text:p>5,744,635</text:p>
          </table:table-cell>
          <table:table-cell office:value-type="float" office:value="2658171" table:number-columns-spanned="1" table:number-rows-spanned="2" table:style-name="ce9">
            <text:p>2,658,171</text:p>
          </table:table-cell>
          <table:table-cell office:value-type="float" office:value="9450976" table:number-columns-spanned="1" table:number-rows-spanned="2" table:style-name="ce9">
            <text:p>9,450,97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percentage" office:value="0.24010000000000001" table:number-columns-spanned="1" table:number-rows-spanned="2" table:style-name="ce10">
            <text:p>24.01%</text:p>
          </table:table-cell>
          <table:table-cell office:value-type="float" office:value="2776" table:number-columns-spanned="1" table:number-rows-spanned="2" table:style-name="ce9">
            <text:p>2,776</text:p>
          </table:table-cell>
          <table:table-cell office:value-type="float" office:value="1116024" table:number-columns-spanned="1" table:number-rows-spanned="2" table:style-name="ce9">
            <text:p>1,116,024</text:p>
          </table:table-cell>
          <table:table-cell office:value-type="float" office:value="115585" table:number-columns-spanned="1" table:number-rows-spanned="2" table:style-name="ce9">
            <text:p>115,585</text:p>
          </table:table-cell>
          <table:table-cell office:value-type="float" office:value="1231609" table:number-columns-spanned="1" table:number-rows-spanned="2" table:style-name="ce9">
            <text:p>1,231,60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percentage" office:value="0.2429" table:number-columns-spanned="1" table:number-rows-spanned="2" table:style-name="ce10">
            <text:p>24.29%</text:p>
          </table:table-cell>
          <table:table-cell office:value-type="float" office:value="2776" table:number-columns-spanned="1" table:number-rows-spanned="2" table:style-name="ce9">
            <text:p>2,776</text:p>
          </table:table-cell>
          <table:table-cell office:value-type="float" office:value="710529" table:number-columns-spanned="1" table:number-rows-spanned="2" table:style-name="ce9">
            <text:p>710,529</text:p>
          </table:table-cell>
          <table:table-cell office:value-type="float" office:value="153218" table:number-columns-spanned="1" table:number-rows-spanned="2" table:style-name="ce9">
            <text:p>153,218</text:p>
          </table:table-cell>
          <table:table-cell office:value-type="float" office:value="863747" table:number-columns-spanned="1" table:number-rows-spanned="2" table:style-name="ce9">
            <text:p>863,74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percentage" office:value="5.7299999999999997E-2" table:number-columns-spanned="1" table:number-rows-spanned="2" table:style-name="ce10">
            <text:p>5.73%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office:value-type="float" office:value="71200" table:number-columns-spanned="1" table:number-rows-spanned="2" table:style-name="ce9">
            <text:p>71,2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200" table:number-columns-spanned="1" table:number-rows-spanned="2" table:style-name="ce9">
            <text:p>71,20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percentage" office:value="0.2142" table:number-columns-spanned="1" table:number-rows-spanned="2" table:style-name="ce10">
            <text:p>21.42%</text:p>
          </table:table-cell>
          <table:table-cell office:value-type="float" office:value="1869" table:number-columns-spanned="1" table:number-rows-spanned="2" table:style-name="ce9">
            <text:p>1,869</text:p>
          </table:table-cell>
          <table:table-cell office:value-type="float" office:value="657800" table:number-columns-spanned="1" table:number-rows-spanned="2" table:style-name="ce9">
            <text:p>657,8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0360" table:number-columns-spanned="1" table:number-rows-spanned="2" table:style-name="ce9">
            <text:p>700,36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916" table:number-columns-spanned="1" table:number-rows-spanned="2" table:style-name="ce9">
            <text:p>1,916</text:p>
          </table:table-cell>
          <table:table-cell office:value-type="percentage" office:value="0.37009999999999998" table:number-columns-spanned="1" table:number-rows-spanned="2" table:style-name="ce10">
            <text:p>37.01%</text:p>
          </table:table-cell>
          <table:table-cell office:value-type="float" office:value="2024" table:number-columns-spanned="1" table:number-rows-spanned="2" table:style-name="ce9">
            <text:p>2,024</text:p>
          </table:table-cell>
          <table:table-cell office:value-type="float" office:value="3878000" table:number-columns-spanned="1" table:number-rows-spanned="2" table:style-name="ce9">
            <text:p>3,878,000</text:p>
          </table:table-cell>
          <table:table-cell office:value-type="float" office:value="290704" table:number-columns-spanned="1" table:number-rows-spanned="2" table:style-name="ce9">
            <text:p>290,704</text:p>
          </table:table-cell>
          <table:table-cell office:value-type="float" office:value="4388109" table:number-columns-spanned="1" table:number-rows-spanned="2" table:style-name="ce9">
            <text:p>4,388,10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330" table:number-columns-spanned="1" table:number-rows-spanned="2" table:style-name="ce9">
            <text:p>2,330</text:p>
          </table:table-cell>
          <table:table-cell office:value-type="percentage" office:value="0.72970000000000002" table:number-columns-spanned="1" table:number-rows-spanned="2" table:style-name="ce10">
            <text:p>72.97%</text:p>
          </table:table-cell>
          <table:table-cell office:value-type="float" office:value="3770" table:number-columns-spanned="1" table:number-rows-spanned="2" table:style-name="ce9">
            <text:p>3,770</text:p>
          </table:table-cell>
          <table:table-cell office:value-type="float" office:value="8784374" table:number-columns-spanned="1" table:number-rows-spanned="2" table:style-name="ce9">
            <text:p>8,784,374</text:p>
          </table:table-cell>
          <table:table-cell office:value-type="float" office:value="5769542" table:number-columns-spanned="1" table:number-rows-spanned="2" table:style-name="ce9">
            <text:p>5,769,542</text:p>
          </table:table-cell>
          <table:table-cell office:value-type="float" office:value="14980032" table:number-columns-spanned="1" table:number-rows-spanned="2" table:style-name="ce9">
            <text:p>14,980,03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4994" table:number-columns-spanned="1" table:number-rows-spanned="2" table:style-name="ce9">
            <text:p>4,994</text:p>
          </table:table-cell>
          <table:table-cell office:value-type="percentage" office:value="0.55549999999999999" table:number-columns-spanned="1" table:number-rows-spanned="2" table:style-name="ce10">
            <text:p>55.55%</text:p>
          </table:table-cell>
          <table:table-cell office:value-type="float" office:value="3661" table:number-columns-spanned="1" table:number-rows-spanned="2" table:style-name="ce9">
            <text:p>3,661</text:p>
          </table:table-cell>
          <table:table-cell office:value-type="float" office:value="18285022" table:number-columns-spanned="1" table:number-rows-spanned="2" table:style-name="ce9">
            <text:p>18,285,022</text:p>
          </table:table-cell>
          <table:table-cell office:value-type="float" office:value="10431233" table:number-columns-spanned="1" table:number-rows-spanned="2" table:style-name="ce9">
            <text:p>10,431,233</text:p>
          </table:table-cell>
          <table:table-cell office:value-type="float" office:value="29519196" table:number-columns-spanned="1" table:number-rows-spanned="2" table:style-name="ce9">
            <text:p>29,519,19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250" table:number-columns-spanned="1" table:number-rows-spanned="2" table:style-name="ce9">
            <text:p>1,250</text:p>
          </table:table-cell>
          <table:table-cell office:value-type="percentage" office:value="0.51700000000000002" table:number-columns-spanned="1" table:number-rows-spanned="2" table:style-name="ce10">
            <text:p>51.70%</text:p>
          </table:table-cell>
          <table:table-cell office:value-type="float" office:value="2076" table:number-columns-spanned="1" table:number-rows-spanned="2" table:style-name="ce9">
            <text:p>2,076</text:p>
          </table:table-cell>
          <table:table-cell office:value-type="float" office:value="2594504" table:number-columns-spanned="1" table:number-rows-spanned="2" table:style-name="ce9">
            <text:p>2,594,504</text:p>
          </table:table-cell>
          <table:table-cell office:value-type="float" office:value="29565" table:number-columns-spanned="1" table:number-rows-spanned="2" table:style-name="ce9">
            <text:p>29,565</text:p>
          </table:table-cell>
          <table:table-cell office:value-type="float" office:value="2626069" table:number-columns-spanned="1" table:number-rows-spanned="2" table:style-name="ce9">
            <text:p>2,626,06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970" table:number-columns-spanned="1" table:number-rows-spanned="2" table:style-name="ce9">
            <text:p>2,970</text:p>
          </table:table-cell>
          <table:table-cell office:value-type="percentage" office:value="0.68430000000000002" table:number-columns-spanned="1" table:number-rows-spanned="2" table:style-name="ce10">
            <text:p>68.43%</text:p>
          </table:table-cell>
          <table:table-cell office:value-type="float" office:value="3048" table:number-columns-spanned="1" table:number-rows-spanned="2" table:style-name="ce9">
            <text:p>3,048</text:p>
          </table:table-cell>
          <table:table-cell office:value-type="float" office:value="9051965" table:number-columns-spanned="1" table:number-rows-spanned="2" table:style-name="ce9">
            <text:p>9,051,965</text:p>
          </table:table-cell>
          <table:table-cell office:value-type="float" office:value="5663941" table:number-columns-spanned="1" table:number-rows-spanned="2" table:style-name="ce9">
            <text:p>5,663,941</text:p>
          </table:table-cell>
          <table:table-cell office:value-type="float" office:value="17736334" table:number-columns-spanned="1" table:number-rows-spanned="2" table:style-name="ce9">
            <text:p>17,736,33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086" table:number-columns-spanned="1" table:number-rows-spanned="2" table:style-name="ce9">
            <text:p>2,086</text:p>
          </table:table-cell>
          <table:table-cell office:value-type="percentage" office:value="0.56079999999999997" table:number-columns-spanned="1" table:number-rows-spanned="2" table:style-name="ce10">
            <text:p>56.08%</text:p>
          </table:table-cell>
          <table:table-cell office:value-type="float" office:value="1472" table:number-columns-spanned="1" table:number-rows-spanned="2" table:style-name="ce9">
            <text:p>1,472</text:p>
          </table:table-cell>
          <table:table-cell office:value-type="float" office:value="3071498" table:number-columns-spanned="1" table:number-rows-spanned="2" table:style-name="ce9">
            <text:p>3,071,498</text:p>
          </table:table-cell>
          <table:table-cell office:value-type="float" office:value="7479231" table:number-columns-spanned="1" table:number-rows-spanned="2" table:style-name="ce9">
            <text:p>7,479,231</text:p>
          </table:table-cell>
          <table:table-cell office:value-type="float" office:value="10775231" table:number-columns-spanned="1" table:number-rows-spanned="2" table:style-name="ce9">
            <text:p>10,775,23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094" table:number-columns-spanned="1" table:number-rows-spanned="2" table:style-name="ce9">
            <text:p>1,094</text:p>
          </table:table-cell>
          <table:table-cell office:value-type="percentage" office:value="0.75090000000000001" table:number-columns-spanned="1" table:number-rows-spanned="2" table:style-name="ce10">
            <text:p>75.09%</text:p>
          </table:table-cell>
          <table:table-cell office:value-type="float" office:value="1328" table:number-columns-spanned="1" table:number-rows-spanned="2" table:style-name="ce9">
            <text:p>1,328</text:p>
          </table:table-cell>
          <table:table-cell office:value-type="float" office:value="1453027" table:number-columns-spanned="1" table:number-rows-spanned="2" table:style-name="ce9">
            <text:p>1,453,027</text:p>
          </table:table-cell>
          <table:table-cell office:value-type="float" office:value="181440" table:number-columns-spanned="1" table:number-rows-spanned="2" table:style-name="ce9">
            <text:p>181,440</text:p>
          </table:table-cell>
          <table:table-cell office:value-type="float" office:value="1667242" table:number-columns-spanned="1" table:number-rows-spanned="2" table:style-name="ce9">
            <text:p>1,667,24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6" table:number-columns-spanned="1" table:number-rows-spanned="2" table:style-name="ce9">
            <text:p>5,436</text:p>
          </table:table-cell>
          <table:table-cell office:value-type="float" office:value="92076" table:number-columns-spanned="1" table:number-rows-spanned="2" table:style-name="ce9">
            <text:p>92,076</text:p>
          </table:table-cell>
          <table:table-cell office:value-type="percentage" office:value="0.5464" table:number-columns-spanned="1" table:number-rows-spanned="2" table:style-name="ce10">
            <text:p>54.64%</text:p>
          </table:table-cell>
          <table:table-cell office:value-type="float" office:value="3771" table:number-columns-spanned="1" table:number-rows-spanned="2" table:style-name="ce9">
            <text:p>3,771</text:p>
          </table:table-cell>
          <table:table-cell office:value-type="float" office:value="347212706" table:number-columns-spanned="1" table:number-rows-spanned="2" table:style-name="ce9">
            <text:p>347,212,706</text:p>
          </table:table-cell>
          <table:table-cell office:value-type="float" office:value="287515230" table:number-columns-spanned="1" table:number-rows-spanned="2" table:style-name="ce9">
            <text:p>287,515,230</text:p>
          </table:table-cell>
          <table:table-cell office:value-type="float" office:value="703841569" table:number-columns-spanned="1" table:number-rows-spanned="2" table:style-name="ce9">
            <text:p>703,841,569</text:p>
          </table:table-cell>
          <table:table-cell office:value-type="float" office:value="1322" table:number-columns-spanned="1" table:number-rows-spanned="2" table:style-name="ce9">
            <text:p>1,322</text:p>
          </table:table-cell>
          <table:table-cell office:value-type="float" office:value="2012" table:number-columns-spanned="1" table:number-rows-spanned="2" table:style-name="ce9">
            <text:p>2,012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556" table:number-columns-spanned="1" table:number-rows-spanned="2" table:style-name="ce8">
            <text:p>556</text:p>
          </table:table-cell>
          <table:table-cell office:value-type="float" office:value="4757" table:number-columns-spanned="1" table:number-rows-spanned="2" table:style-name="ce9">
            <text:p>4,75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5247" table:style-name="ce5">
            <text:p>215,247</text:p>
          </table:table-cell>
          <table:table-cell office:value-type="float" office:value="70329" table:style-name="ce5">
            <text:p>70,329</text:p>
          </table:table-cell>
          <table:table-cell office:value-type="float" office:value="285576" table:style-name="ce5">
            <text:p>285,576</text:p>
          </table:table-cell>
          <table:table-cell office:value-type="float" office:value="49287" table:style-name="ce5">
            <text:p>49,287</text:p>
          </table:table-cell>
          <table:table-cell office:value-type="float" office:value="50242" table:style-name="ce5">
            <text:p>50,242</text:p>
          </table:table-cell>
          <table:table-cell office:value-type="float" office:value="77921" table:style-name="ce5">
            <text:p>77,921</text:p>
          </table:table-cell>
          <table:table-cell office:value-type="float" office:value="11999" table:style-name="ce5">
            <text:p>11,999</text:p>
          </table:table-cell>
          <table:table-cell office:value-type="float" office:value="20282" table:style-name="ce5">
            <text:p>20,282</text:p>
          </table:table-cell>
          <table:table-cell office:value-type="float" office:value="8620" table:style-name="ce5">
            <text:p>8,620</text:p>
          </table:table-cell>
          <table:table-cell office:value-type="float" office:value="2672" table:style-name="ce5">
            <text:p>2,672</text:p>
          </table:table-cell>
          <table:table-cell office:value-type="float" office:value="12418" table:style-name="ce5">
            <text:p>12,418</text:p>
          </table:table-cell>
          <table:table-cell office:value-type="float" office:value="33139" table:style-name="ce5">
            <text:p>33,139</text:p>
          </table:table-cell>
          <table:table-cell office:value-type="float" office:value="11954" table:style-name="ce5">
            <text:p>11,954</text:p>
          </table:table-cell>
          <table:table-cell office:value-type="float" office:value="2924" table:style-name="ce5">
            <text:p>2,924</text:p>
          </table:table-cell>
          <table:table-cell office:value-type="float" office:value="3771" table:style-name="ce5">
            <text:p>3,771</text:p>
          </table:table-cell>
          <table:table-cell office:value-type="float" office:value="347" table:style-name="ce2">
            <text:p>347</text:p>
          </table:table-cell>
          <table:table-cell office:value-type="float" office:value="285576" table:style-name="ce5">
            <text:p>285,57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4136" table:style-name="ce5">
            <text:p>54,136</text:p>
          </table:table-cell>
          <table:table-cell office:value-type="float" office:value="24442" table:style-name="ce5">
            <text:p>24,442</text:p>
          </table:table-cell>
          <table:table-cell office:value-type="float" office:value="78578" table:style-name="ce5">
            <text:p>78,578</text:p>
          </table:table-cell>
          <table:table-cell office:value-type="float" office:value="12072" table:style-name="ce5">
            <text:p>12,072</text:p>
          </table:table-cell>
          <table:table-cell office:value-type="float" office:value="17880" table:style-name="ce5">
            <text:p>17,880</text:p>
          </table:table-cell>
          <table:table-cell office:value-type="float" office:value="18890" table:style-name="ce5">
            <text:p>18,890</text:p>
          </table:table-cell>
          <table:table-cell office:value-type="float" office:value="3458" table:style-name="ce5">
            <text:p>3,458</text:p>
          </table:table-cell>
          <table:table-cell office:value-type="float" office:value="11045" table:style-name="ce5">
            <text:p>11,045</text:p>
          </table:table-cell>
          <table:table-cell office:value-type="float" office:value="2148" table:style-name="ce5">
            <text:p>2,148</text:p>
          </table:table-cell>
          <table:table-cell office:value-type="float" office:value="831" table:style-name="ce2">
            <text:p>831</text:p>
          </table:table-cell>
          <table:table-cell office:value-type="float" office:value="3708" table:style-name="ce5">
            <text:p>3,708</text:p>
          </table:table-cell>
          <table:table-cell office:value-type="float" office:value="3916" table:style-name="ce5">
            <text:p>3,916</text:p>
          </table:table-cell>
          <table:table-cell office:value-type="float" office:value="2226" table:style-name="ce5">
            <text:p>2,226</text:p>
          </table:table-cell>
          <table:table-cell office:value-type="float" office:value="929" table:style-name="ce2">
            <text:p>929</text:p>
          </table:table-cell>
          <table:table-cell office:value-type="float" office:value="1157" table:style-name="ce5">
            <text:p>1,157</text:p>
          </table:table-cell>
          <table:table-cell office:value-type="float" office:value="318" table:style-name="ce2">
            <text:p>318</text:p>
          </table:table-cell>
          <table:table-cell office:value-type="float" office:value="78578" table:style-name="ce5">
            <text:p>78,57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69383" table:style-name="ce5">
            <text:p>269,383</text:p>
          </table:table-cell>
          <table:table-cell office:value-type="float" office:value="94771" table:style-name="ce5">
            <text:p>94,771</text:p>
          </table:table-cell>
          <table:table-cell office:value-type="float" office:value="364154" table:style-name="ce5">
            <text:p>364,154</text:p>
          </table:table-cell>
          <table:table-cell office:value-type="float" office:value="61359" table:style-name="ce5">
            <text:p>61,359</text:p>
          </table:table-cell>
          <table:table-cell office:value-type="float" office:value="68122" table:style-name="ce5">
            <text:p>68,122</text:p>
          </table:table-cell>
          <table:table-cell office:value-type="float" office:value="96811" table:style-name="ce5">
            <text:p>96,811</text:p>
          </table:table-cell>
          <table:table-cell office:value-type="float" office:value="15457" table:style-name="ce5">
            <text:p>15,457</text:p>
          </table:table-cell>
          <table:table-cell office:value-type="float" office:value="31327" table:style-name="ce5">
            <text:p>31,327</text:p>
          </table:table-cell>
          <table:table-cell office:value-type="float" office:value="10768" table:style-name="ce5">
            <text:p>10,768</text:p>
          </table:table-cell>
          <table:table-cell office:value-type="float" office:value="3503" table:style-name="ce5">
            <text:p>3,503</text:p>
          </table:table-cell>
          <table:table-cell office:value-type="float" office:value="16126" table:style-name="ce5">
            <text:p>16,126</text:p>
          </table:table-cell>
          <table:table-cell office:value-type="float" office:value="37055" table:style-name="ce5">
            <text:p>37,055</text:p>
          </table:table-cell>
          <table:table-cell office:value-type="float" office:value="14180" table:style-name="ce5">
            <text:p>14,180</text:p>
          </table:table-cell>
          <table:table-cell office:value-type="float" office:value="3853" table:style-name="ce5">
            <text:p>3,853</text:p>
          </table:table-cell>
          <table:table-cell office:value-type="float" office:value="4928" table:style-name="ce5">
            <text:p>4,928</text:p>
          </table:table-cell>
          <table:table-cell office:value-type="float" office:value="665" table:style-name="ce2">
            <text:p>665</text:p>
          </table:table-cell>
          <table:table-cell office:value-type="float" office:value="364154" table:style-name="ce5">
            <text:p>364,15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8700" table:style-name="ce5">
            <text:p>58,700</text:p>
          </table:table-cell>
          <table:table-cell office:value-type="float" office:value="33287" table:style-name="ce5">
            <text:p>33,287</text:p>
          </table:table-cell>
          <table:table-cell office:value-type="float" office:value="91987" table:style-name="ce5">
            <text:p>91,987</text:p>
          </table:table-cell>
          <table:table-cell office:value-type="float" office:value="48794" table:style-name="ce5">
            <text:p>48,794</text:p>
          </table:table-cell>
          <table:table-cell office:value-type="float" office:value="17692" table:style-name="ce5">
            <text:p>17,692</text:p>
          </table:table-cell>
          <table:table-cell office:value-type="float" office:value="11024" table:style-name="ce5">
            <text:p>11,024</text:p>
          </table:table-cell>
          <table:table-cell office:value-type="float" office:value="1270" table:style-name="ce5">
            <text:p>1,270</text:p>
          </table:table-cell>
          <table:table-cell office:value-type="float" office:value="2823" table:style-name="ce5">
            <text:p>2,823</text:p>
          </table:table-cell>
          <table:table-cell office:value-type="float" office:value="424" table:style-name="ce2">
            <text:p>424</text:p>
          </table:table-cell>
          <table:table-cell office:value-type="float" office:value="564" table:style-name="ce2">
            <text:p>564</text:p>
          </table:table-cell>
          <table:table-cell office:value-type="float" office:value="2416" table:style-name="ce5">
            <text:p>2,416</text:p>
          </table:table-cell>
          <table:table-cell office:value-type="float" office:value="2301" table:style-name="ce5">
            <text:p>2,301</text:p>
          </table:table-cell>
          <table:table-cell office:value-type="float" office:value="2024" table:style-name="ce5">
            <text:p>2,024</text:p>
          </table:table-cell>
          <table:table-cell office:value-type="float" office:value="470" table:style-name="ce2">
            <text:p>470</text:p>
          </table:table-cell>
          <table:table-cell office:value-type="float" office:value="1616" table:style-name="ce5">
            <text:p>1,616</text:p>
          </table:table-cell>
          <table:table-cell office:value-type="float" office:value="569" table:style-name="ce2">
            <text:p>569</text:p>
          </table:table-cell>
          <table:table-cell office:value-type="float" office:value="91987" table:style-name="ce5">
            <text:p>91,98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6989" table:style-name="ce5">
            <text:p>6,989</text:p>
          </table:table-cell>
          <table:table-cell office:value-type="float" office:value="3055" table:style-name="ce5">
            <text:p>3,055</text:p>
          </table:table-cell>
          <table:table-cell office:value-type="float" office:value="10044" table:style-name="ce5">
            <text:p>10,044</text:p>
          </table:table-cell>
          <table:table-cell office:value-type="float" office:value="7559" table:style-name="ce5">
            <text:p>7,559</text:p>
          </table:table-cell>
          <table:table-cell office:value-type="float" office:value="1505" table:style-name="ce5">
            <text:p>1,505</text:p>
          </table:table-cell>
          <table:table-cell office:value-type="float" office:value="87" table:style-name="ce2">
            <text:p>87</text:p>
          </table:table-cell>
          <table:table-cell office:value-type="float" office:value="159" table:style-name="ce2">
            <text:p>159</text:p>
          </table:table-cell>
          <table:table-cell office:value-type="float" office:value="194" table:style-name="ce2">
            <text:p>194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office:value-type="float" office:value="334" table:style-name="ce2">
            <text:p>334</text:p>
          </table:table-cell>
          <table:table-cell office:value-type="float" office:value="40" table:style-name="ce2">
            <text:p>40</text:p>
          </table:table-cell>
          <table:table-cell office:value-type="float" office:value="35" table:style-name="ce2">
            <text:p>35</text:p>
          </table:table-cell>
          <table:table-cell office:value-type="float" office:value="25" table:style-name="ce2">
            <text:p>25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float" office:value="10044" table:style-name="ce5">
            <text:p>10,04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5689" table:style-name="ce5">
            <text:p>65,689</text:p>
          </table:table-cell>
          <table:table-cell office:value-type="float" office:value="36342" table:style-name="ce5">
            <text:p>36,342</text:p>
          </table:table-cell>
          <table:table-cell office:value-type="float" office:value="102031" table:style-name="ce5">
            <text:p>102,031</text:p>
          </table:table-cell>
          <table:table-cell office:value-type="float" office:value="56353" table:style-name="ce5">
            <text:p>56,353</text:p>
          </table:table-cell>
          <table:table-cell office:value-type="float" office:value="19197" table:style-name="ce5">
            <text:p>19,197</text:p>
          </table:table-cell>
          <table:table-cell office:value-type="float" office:value="11111" table:style-name="ce5">
            <text:p>11,111</text:p>
          </table:table-cell>
          <table:table-cell office:value-type="float" office:value="1429" table:style-name="ce5">
            <text:p>1,429</text:p>
          </table:table-cell>
          <table:table-cell office:value-type="float" office:value="3017" table:style-name="ce5">
            <text:p>3,017</text:p>
          </table:table-cell>
          <table:table-cell office:value-type="float" office:value="445" table:style-name="ce2">
            <text:p>445</text:p>
          </table:table-cell>
          <table:table-cell office:value-type="float" office:value="569" table:style-name="ce2">
            <text:p>569</text:p>
          </table:table-cell>
          <table:table-cell office:value-type="float" office:value="2750" table:style-name="ce5">
            <text:p>2,750</text:p>
          </table:table-cell>
          <table:table-cell office:value-type="float" office:value="2341" table:style-name="ce5">
            <text:p>2,341</text:p>
          </table:table-cell>
          <table:table-cell office:value-type="float" office:value="2059" table:style-name="ce5">
            <text:p>2,059</text:p>
          </table:table-cell>
          <table:table-cell office:value-type="float" office:value="495" table:style-name="ce2">
            <text:p>495</text:p>
          </table:table-cell>
          <table:table-cell office:value-type="float" office:value="1696" table:style-name="ce5">
            <text:p>1,696</text:p>
          </table:table-cell>
          <table:table-cell office:value-type="float" office:value="569" table:style-name="ce2">
            <text:p>569</text:p>
          </table:table-cell>
          <table:table-cell office:value-type="float" office:value="102031" table:style-name="ce5">
            <text:p>102,03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0528" table:style-name="ce5">
            <text:p>20,528</text:p>
          </table:table-cell>
          <table:table-cell office:value-type="float" office:value="8287" table:style-name="ce5">
            <text:p>8,287</text:p>
          </table:table-cell>
          <table:table-cell office:value-type="float" office:value="28815" table:style-name="ce5">
            <text:p>28,815</text:p>
          </table:table-cell>
          <table:table-cell office:value-type="float" office:value="19809" table:style-name="ce5">
            <text:p>19,809</text:p>
          </table:table-cell>
          <table:table-cell office:value-type="float" office:value="2447" table:style-name="ce5">
            <text:p>2,447</text:p>
          </table:table-cell>
          <table:table-cell office:value-type="float" office:value="2669" table:style-name="ce5">
            <text:p>2,669</text:p>
          </table:table-cell>
          <table:table-cell office:value-type="float" office:value="351" table:style-name="ce2">
            <text:p>351</text:p>
          </table:table-cell>
          <table:table-cell office:value-type="float" office:value="676" table:style-name="ce2">
            <text:p>676</text:p>
          </table:table-cell>
          <table:table-cell office:value-type="float" office:value="213" table:style-name="ce2">
            <text:p>213</text:p>
          </table:table-cell>
          <table:table-cell office:value-type="float" office:value="122" table:style-name="ce2">
            <text:p>122</text:p>
          </table:table-cell>
          <table:table-cell office:value-type="float" office:value="464" table:style-name="ce2">
            <text:p>464</text:p>
          </table:table-cell>
          <table:table-cell office:value-type="float" office:value="847" table:style-name="ce2">
            <text:p>847</text:p>
          </table:table-cell>
          <table:table-cell office:value-type="float" office:value="935" table:style-name="ce2">
            <text:p>935</text:p>
          </table:table-cell>
          <table:table-cell office:value-type="float" office:value="86" table:style-name="ce2">
            <text:p>86</text:p>
          </table:table-cell>
          <table:table-cell office:value-type="float" office:value="196" table:style-name="ce2">
            <text:p>196</text:p>
          </table:table-cell>
          <table:table-cell office:value-type="float" office:value="0" table:style-name="ce2">
            <text:p>0</text:p>
          </table:table-cell>
          <table:table-cell office:value-type="float" office:value="28815" table:style-name="ce5">
            <text:p>28,81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10386" table:style-name="ce5">
            <text:p>10,386</text:p>
          </table:table-cell>
          <table:table-cell office:value-type="float" office:value="1490" table:style-name="ce5">
            <text:p>1,490</text:p>
          </table:table-cell>
          <table:table-cell office:value-type="float" office:value="11876" table:style-name="ce5">
            <text:p>11,876</text:p>
          </table:table-cell>
          <table:table-cell office:value-type="float" office:value="7878" table:style-name="ce5">
            <text:p>7,878</text:p>
          </table:table-cell>
          <table:table-cell office:value-type="float" office:value="691" table:style-name="ce2">
            <text:p>691</text:p>
          </table:table-cell>
          <table:table-cell office:value-type="float" office:value="1106" table:style-name="ce5">
            <text:p>1,106</text:p>
          </table:table-cell>
          <table:table-cell office:value-type="float" office:value="123" table:style-name="ce2">
            <text:p>123</text:p>
          </table:table-cell>
          <table:table-cell office:value-type="float" office:value="217" table:style-name="ce2">
            <text:p>217</text:p>
          </table:table-cell>
          <table:table-cell office:value-type="float" office:value="88" table:style-name="ce2">
            <text:p>88</text:p>
          </table:table-cell>
          <table:table-cell office:value-type="float" office:value="193" table:style-name="ce2">
            <text:p>193</text:p>
          </table:table-cell>
          <table:table-cell office:value-type="float" office:value="252" table:style-name="ce2">
            <text:p>252</text:p>
          </table:table-cell>
          <table:table-cell office:value-type="float" office:value="422" table:style-name="ce2">
            <text:p>422</text:p>
          </table:table-cell>
          <table:table-cell office:value-type="float" office:value="823" table:style-name="ce2">
            <text:p>823</text:p>
          </table:table-cell>
          <table:table-cell office:value-type="float" office:value="47" table:style-name="ce2">
            <text:p>47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11876" table:style-name="ce5">
            <text:p>11,87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0914" table:style-name="ce5">
            <text:p>30,914</text:p>
          </table:table-cell>
          <table:table-cell office:value-type="float" office:value="9777" table:style-name="ce5">
            <text:p>9,777</text:p>
          </table:table-cell>
          <table:table-cell office:value-type="float" office:value="40691" table:style-name="ce5">
            <text:p>40,691</text:p>
          </table:table-cell>
          <table:table-cell office:value-type="float" office:value="27687" table:style-name="ce5">
            <text:p>27,687</text:p>
          </table:table-cell>
          <table:table-cell office:value-type="float" office:value="3138" table:style-name="ce5">
            <text:p>3,138</text:p>
          </table:table-cell>
          <table:table-cell office:value-type="float" office:value="3775" table:style-name="ce5">
            <text:p>3,775</text:p>
          </table:table-cell>
          <table:table-cell office:value-type="float" office:value="474" table:style-name="ce2">
            <text:p>474</text:p>
          </table:table-cell>
          <table:table-cell office:value-type="float" office:value="893" table:style-name="ce2">
            <text:p>893</text:p>
          </table:table-cell>
          <table:table-cell office:value-type="float" office:value="301" table:style-name="ce2">
            <text:p>301</text:p>
          </table:table-cell>
          <table:table-cell office:value-type="float" office:value="315" table:style-name="ce2">
            <text:p>315</text:p>
          </table:table-cell>
          <table:table-cell office:value-type="float" office:value="716" table:style-name="ce2">
            <text:p>716</text:p>
          </table:table-cell>
          <table:table-cell office:value-type="float" office:value="1269" table:style-name="ce5">
            <text:p>1,269</text:p>
          </table:table-cell>
          <table:table-cell office:value-type="float" office:value="1758" table:style-name="ce5">
            <text:p>1,758</text:p>
          </table:table-cell>
          <table:table-cell office:value-type="float" office:value="133" table:style-name="ce2">
            <text:p>133</text:p>
          </table:table-cell>
          <table:table-cell office:value-type="float" office:value="232" table:style-name="ce2">
            <text:p>232</text:p>
          </table:table-cell>
          <table:table-cell office:value-type="float" office:value="0" table:style-name="ce2">
            <text:p>0</text:p>
          </table:table-cell>
          <table:table-cell office:value-type="float" office:value="40691" table:style-name="ce5">
            <text:p>40,69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43967" table:style-name="ce5">
            <text:p>43,967</text:p>
          </table:table-cell>
          <table:table-cell office:value-type="float" office:value="17902" table:style-name="ce5">
            <text:p>17,902</text:p>
          </table:table-cell>
          <table:table-cell office:value-type="float" office:value="61869" table:style-name="ce5">
            <text:p>61,869</text:p>
          </table:table-cell>
          <table:table-cell office:value-type="float" office:value="54656" table:style-name="ce5">
            <text:p>54,656</text:p>
          </table:table-cell>
          <table:table-cell office:value-type="float" office:value="5722" table:style-name="ce5">
            <text:p>5,722</text:p>
          </table:table-cell>
          <table:table-cell office:value-type="float" office:value="694" table:style-name="ce2">
            <text:p>694</text:p>
          </table:table-cell>
          <table:table-cell office:value-type="float" office:value="4" table:style-name="ce2">
            <text:p>4</text:p>
          </table:table-cell>
          <table:table-cell office:value-type="float" office:value="162" table:style-name="ce2">
            <text:p>162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336" table:style-name="ce2">
            <text:p>336</text:p>
          </table:table-cell>
          <table:table-cell office:value-type="float" office:value="96" table:style-name="ce2">
            <text:p>96</text:p>
          </table:table-cell>
          <table:table-cell office:value-type="float" office:value="103" table:style-name="ce2">
            <text:p>103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61869" table:style-name="ce5">
            <text:p>61,86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43967" table:style-name="ce5">
            <text:p>43,967</text:p>
          </table:table-cell>
          <table:table-cell office:value-type="float" office:value="17902" table:style-name="ce5">
            <text:p>17,902</text:p>
          </table:table-cell>
          <table:table-cell office:value-type="float" office:value="61869" table:style-name="ce5">
            <text:p>61,869</text:p>
          </table:table-cell>
          <table:table-cell office:value-type="float" office:value="54656" table:style-name="ce5">
            <text:p>54,656</text:p>
          </table:table-cell>
          <table:table-cell office:value-type="float" office:value="5722" table:style-name="ce5">
            <text:p>5,722</text:p>
          </table:table-cell>
          <table:table-cell office:value-type="float" office:value="694" table:style-name="ce2">
            <text:p>694</text:p>
          </table:table-cell>
          <table:table-cell office:value-type="float" office:value="4" table:style-name="ce2">
            <text:p>4</text:p>
          </table:table-cell>
          <table:table-cell office:value-type="float" office:value="162" table:style-name="ce2">
            <text:p>162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336" table:style-name="ce2">
            <text:p>336</text:p>
          </table:table-cell>
          <table:table-cell office:value-type="float" office:value="96" table:style-name="ce2">
            <text:p>96</text:p>
          </table:table-cell>
          <table:table-cell office:value-type="float" office:value="103" table:style-name="ce2">
            <text:p>103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53" table:style-name="ce2">
            <text:p>53</text:p>
          </table:table-cell>
          <table:table-cell office:value-type="float" office:value="61869" table:style-name="ce5">
            <text:p>61,86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91099" table:style-name="ce5">
            <text:p>91,099</text:p>
          </table:table-cell>
          <table:table-cell office:value-type="float" office:value="28999" table:style-name="ce5">
            <text:p>28,999</text:p>
          </table:table-cell>
          <table:table-cell office:value-type="float" office:value="120098" table:style-name="ce5">
            <text:p>120,098</text:p>
          </table:table-cell>
          <table:table-cell office:value-type="float" office:value="103653" table:style-name="ce5">
            <text:p>103,653</text:p>
          </table:table-cell>
          <table:table-cell office:value-type="float" office:value="7245" table:style-name="ce5">
            <text:p>7,245</text:p>
          </table:table-cell>
          <table:table-cell office:value-type="float" office:value="1349" table:style-name="ce5">
            <text:p>1,349</text:p>
          </table:table-cell>
          <table:table-cell office:value-type="float" office:value="504" table:style-name="ce2">
            <text:p>504</text:p>
          </table:table-cell>
          <table:table-cell office:value-type="float" office:value="3268" table:style-name="ce5">
            <text:p>3,268</text:p>
          </table:table-cell>
          <table:table-cell office:value-type="float" office:value="152" table:style-name="ce2">
            <text:p>152</text:p>
          </table:table-cell>
          <table:table-cell office:value-type="float" office:value="71" table:style-name="ce2">
            <text:p>71</text:p>
          </table:table-cell>
          <table:table-cell office:value-type="float" office:value="521" table:style-name="ce2">
            <text:p>521</text:p>
          </table:table-cell>
          <table:table-cell office:value-type="float" office:value="1725" table:style-name="ce5">
            <text:p>1,725</text:p>
          </table:table-cell>
          <table:table-cell office:value-type="float" office:value="1175" table:style-name="ce5">
            <text:p>1,175</text:p>
          </table:table-cell>
          <table:table-cell office:value-type="float" office:value="187" table:style-name="ce2">
            <text:p>187</text:p>
          </table:table-cell>
          <table:table-cell office:value-type="float" office:value="244" table:style-name="ce2">
            <text:p>244</text:p>
          </table:table-cell>
          <table:table-cell office:value-type="float" office:value="4" table:style-name="ce2">
            <text:p>4</text:p>
          </table:table-cell>
          <table:table-cell office:value-type="float" office:value="120098" table:style-name="ce5">
            <text:p>120,09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14565" table:style-name="ce5">
            <text:p>14,565</text:p>
          </table:table-cell>
          <table:table-cell office:value-type="float" office:value="9698" table:style-name="ce5">
            <text:p>9,698</text:p>
          </table:table-cell>
          <table:table-cell office:value-type="float" office:value="24263" table:style-name="ce5">
            <text:p>24,263</text:p>
          </table:table-cell>
          <table:table-cell office:value-type="float" office:value="19346" table:style-name="ce5">
            <text:p>19,346</text:p>
          </table:table-cell>
          <table:table-cell office:value-type="float" office:value="681" table:style-name="ce2">
            <text:p>681</text:p>
          </table:table-cell>
          <table:table-cell office:value-type="float" office:value="120" table:style-name="ce2">
            <text:p>120</text:p>
          </table:table-cell>
          <table:table-cell office:value-type="float" office:value="17" table:style-name="ce2">
            <text:p>17</text:p>
          </table:table-cell>
          <table:table-cell office:value-type="float" office:value="192" table:style-name="ce2">
            <text:p>192</text:p>
          </table:table-cell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3523" table:style-name="ce5">
            <text:p>3,523</text:p>
          </table:table-cell>
          <table:table-cell office:value-type="float" office:value="127" table:style-name="ce2">
            <text:p>127</text:p>
          </table:table-cell>
          <table:table-cell office:value-type="float" office:value="36" table:style-name="ce2">
            <text:p>36</text:p>
          </table:table-cell>
          <table:table-cell office:value-type="float" office:value="12" table:style-name="ce2">
            <text:p>12</text:p>
          </table:table-cell>
          <table:table-cell office:value-type="float" office:value="185" table:style-name="ce2">
            <text:p>185</text:p>
          </table:table-cell>
          <table:table-cell office:value-type="float" office:value="0" table:style-name="ce2">
            <text:p>0</text:p>
          </table:table-cell>
          <table:table-cell office:value-type="float" office:value="24263" table:style-name="ce5">
            <text:p>24,26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105664" table:style-name="ce5">
            <text:p>105,664</text:p>
          </table:table-cell>
          <table:table-cell office:value-type="float" office:value="38697" table:style-name="ce5">
            <text:p>38,697</text:p>
          </table:table-cell>
          <table:table-cell office:value-type="float" office:value="144361" table:style-name="ce5">
            <text:p>144,361</text:p>
          </table:table-cell>
          <table:table-cell office:value-type="float" office:value="122999" table:style-name="ce5">
            <text:p>122,999</text:p>
          </table:table-cell>
          <table:table-cell office:value-type="float" office:value="7926" table:style-name="ce5">
            <text:p>7,926</text:p>
          </table:table-cell>
          <table:table-cell office:value-type="float" office:value="1469" table:style-name="ce5">
            <text:p>1,469</text:p>
          </table:table-cell>
          <table:table-cell office:value-type="float" office:value="521" table:style-name="ce2">
            <text:p>521</text:p>
          </table:table-cell>
          <table:table-cell office:value-type="float" office:value="3460" table:style-name="ce5">
            <text:p>3,460</text:p>
          </table:table-cell>
          <table:table-cell office:value-type="float" office:value="172" table:style-name="ce2">
            <text:p>172</text:p>
          </table:table-cell>
          <table:table-cell office:value-type="float" office:value="75" table:style-name="ce2">
            <text:p>75</text:p>
          </table:table-cell>
          <table:table-cell office:value-type="float" office:value="4044" table:style-name="ce5">
            <text:p>4,044</text:p>
          </table:table-cell>
          <table:table-cell office:value-type="float" office:value="1852" table:style-name="ce5">
            <text:p>1,852</text:p>
          </table:table-cell>
          <table:table-cell office:value-type="float" office:value="1211" table:style-name="ce5">
            <text:p>1,211</text:p>
          </table:table-cell>
          <table:table-cell office:value-type="float" office:value="199" table:style-name="ce2">
            <text:p>199</text:p>
          </table:table-cell>
          <table:table-cell office:value-type="float" office:value="429" table:style-name="ce2">
            <text:p>429</text:p>
          </table:table-cell>
          <table:table-cell office:value-type="float" office:value="4" table:style-name="ce2">
            <text:p>4</text:p>
          </table:table-cell>
          <table:table-cell office:value-type="float" office:value="144361" table:style-name="ce5">
            <text:p>144,36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50461" table:style-name="ce5">
            <text:p>50,461</text:p>
          </table:table-cell>
          <table:table-cell office:value-type="float" office:value="15755" table:style-name="ce5">
            <text:p>15,755</text:p>
          </table:table-cell>
          <table:table-cell office:value-type="float" office:value="66216" table:style-name="ce5">
            <text:p>66,216</text:p>
          </table:table-cell>
          <table:table-cell office:value-type="float" office:value="24374" table:style-name="ce5">
            <text:p>24,374</text:p>
          </table:table-cell>
          <table:table-cell office:value-type="float" office:value="4093" table:style-name="ce5">
            <text:p>4,093</text:p>
          </table:table-cell>
          <table:table-cell office:value-type="float" office:value="4915" table:style-name="ce5">
            <text:p>4,915</text:p>
          </table:table-cell>
          <table:table-cell office:value-type="float" office:value="4180" table:style-name="ce5">
            <text:p>4,180</text:p>
          </table:table-cell>
          <table:table-cell office:value-type="float" office:value="793" table:style-name="ce2">
            <text:p>793</text:p>
          </table:table-cell>
          <table:table-cell office:value-type="float" office:value="948" table:style-name="ce2">
            <text:p>948</text:p>
          </table:table-cell>
          <table:table-cell office:value-type="float" office:value="572" table:style-name="ce2">
            <text:p>572</text:p>
          </table:table-cell>
          <table:table-cell office:value-type="float" office:value="11334" table:style-name="ce5">
            <text:p>11,334</text:p>
          </table:table-cell>
          <table:table-cell office:value-type="float" office:value="6330" table:style-name="ce5">
            <text:p>6,330</text:p>
          </table:table-cell>
          <table:table-cell office:value-type="float" office:value="3874" table:style-name="ce5">
            <text:p>3,874</text:p>
          </table:table-cell>
          <table:table-cell office:value-type="float" office:value="445" table:style-name="ce2">
            <text:p>445</text:p>
          </table:table-cell>
          <table:table-cell office:value-type="float" office:value="3342" table:style-name="ce5">
            <text:p>3,342</text:p>
          </table:table-cell>
          <table:table-cell office:value-type="float" office:value="1016" table:style-name="ce5">
            <text:p>1,016</text:p>
          </table:table-cell>
          <table:table-cell office:value-type="float" office:value="66216" table:style-name="ce5">
            <text:p>66,21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4760" table:style-name="ce5">
            <text:p>24,760</text:p>
          </table:table-cell>
          <table:table-cell office:value-type="float" office:value="9265" table:style-name="ce5">
            <text:p>9,265</text:p>
          </table:table-cell>
          <table:table-cell office:value-type="float" office:value="34025" table:style-name="ce5">
            <text:p>34,025</text:p>
          </table:table-cell>
          <table:table-cell office:value-type="float" office:value="15452" table:style-name="ce5">
            <text:p>15,452</text:p>
          </table:table-cell>
          <table:table-cell office:value-type="float" office:value="3203" table:style-name="ce5">
            <text:p>3,203</text:p>
          </table:table-cell>
          <table:table-cell office:value-type="float" office:value="3085" table:style-name="ce5">
            <text:p>3,085</text:p>
          </table:table-cell>
          <table:table-cell office:value-type="float" office:value="2746" table:style-name="ce5">
            <text:p>2,746</text:p>
          </table:table-cell>
          <table:table-cell office:value-type="float" office:value="1470" table:style-name="ce5">
            <text:p>1,470</text:p>
          </table:table-cell>
          <table:table-cell office:value-type="float" office:value="349" table:style-name="ce2">
            <text:p>349</text:p>
          </table:table-cell>
          <table:table-cell office:value-type="float" office:value="408" table:style-name="ce2">
            <text:p>408</text:p>
          </table:table-cell>
          <table:table-cell office:value-type="float" office:value="1779" table:style-name="ce5">
            <text:p>1,779</text:p>
          </table:table-cell>
          <table:table-cell office:value-type="float" office:value="2230" table:style-name="ce5">
            <text:p>2,230</text:p>
          </table:table-cell>
          <table:table-cell office:value-type="float" office:value="917" table:style-name="ce2">
            <text:p>917</text:p>
          </table:table-cell>
          <table:table-cell office:value-type="float" office:value="198" table:style-name="ce2">
            <text:p>198</text:p>
          </table:table-cell>
          <table:table-cell office:value-type="float" office:value="2188" table:style-name="ce5">
            <text:p>2,188</text:p>
          </table:table-cell>
          <table:table-cell office:value-type="float" office:value="0" table:style-name="ce2">
            <text:p>0</text:p>
          </table:table-cell>
          <table:table-cell office:value-type="float" office:value="34025" table:style-name="ce5">
            <text:p>34,02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5221" table:style-name="ce5">
            <text:p>75,221</text:p>
          </table:table-cell>
          <table:table-cell office:value-type="float" office:value="25020" table:style-name="ce5">
            <text:p>25,020</text:p>
          </table:table-cell>
          <table:table-cell office:value-type="float" office:value="100241" table:style-name="ce5">
            <text:p>100,241</text:p>
          </table:table-cell>
          <table:table-cell office:value-type="float" office:value="39826" table:style-name="ce5">
            <text:p>39,826</text:p>
          </table:table-cell>
          <table:table-cell office:value-type="float" office:value="7296" table:style-name="ce5">
            <text:p>7,296</text:p>
          </table:table-cell>
          <table:table-cell office:value-type="float" office:value="8000" table:style-name="ce5">
            <text:p>8,000</text:p>
          </table:table-cell>
          <table:table-cell office:value-type="float" office:value="6926" table:style-name="ce5">
            <text:p>6,926</text:p>
          </table:table-cell>
          <table:table-cell office:value-type="float" office:value="2263" table:style-name="ce5">
            <text:p>2,263</text:p>
          </table:table-cell>
          <table:table-cell office:value-type="float" office:value="1297" table:style-name="ce5">
            <text:p>1,297</text:p>
          </table:table-cell>
          <table:table-cell office:value-type="float" office:value="980" table:style-name="ce2">
            <text:p>980</text:p>
          </table:table-cell>
          <table:table-cell office:value-type="float" office:value="13113" table:style-name="ce5">
            <text:p>13,113</text:p>
          </table:table-cell>
          <table:table-cell office:value-type="float" office:value="8560" table:style-name="ce5">
            <text:p>8,560</text:p>
          </table:table-cell>
          <table:table-cell office:value-type="float" office:value="4791" table:style-name="ce5">
            <text:p>4,791</text:p>
          </table:table-cell>
          <table:table-cell office:value-type="float" office:value="643" table:style-name="ce2">
            <text:p>643</text:p>
          </table:table-cell>
          <table:table-cell office:value-type="float" office:value="5530" table:style-name="ce5">
            <text:p>5,530</text:p>
          </table:table-cell>
          <table:table-cell office:value-type="float" office:value="1016" table:style-name="ce5">
            <text:p>1,016</text:p>
          </table:table-cell>
          <table:table-cell office:value-type="float" office:value="100241" table:style-name="ce5">
            <text:p>100,24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133153" table:style-name="ce5">
            <text:p>133,153</text:p>
          </table:table-cell>
          <table:table-cell office:value-type="float" office:value="46411" table:style-name="ce5">
            <text:p>46,411</text:p>
          </table:table-cell>
          <table:table-cell office:value-type="float" office:value="179564" table:style-name="ce5">
            <text:p>179,564</text:p>
          </table:table-cell>
          <table:table-cell office:value-type="float" office:value="151705" table:style-name="ce5">
            <text:p>151,705</text:p>
          </table:table-cell>
          <table:table-cell office:value-type="float" office:value="7500" table:style-name="ce5">
            <text:p>7,500</text:p>
          </table:table-cell>
          <table:table-cell office:value-type="float" office:value="3378" table:style-name="ce5">
            <text:p>3,378</text:p>
          </table:table-cell>
          <table:table-cell office:value-type="float" office:value="587" table:style-name="ce2">
            <text:p>587</text:p>
          </table:table-cell>
          <table:table-cell office:value-type="float" office:value="4102" table:style-name="ce5">
            <text:p>4,102</text:p>
          </table:table-cell>
          <table:table-cell office:value-type="float" office:value="273" table:style-name="ce2">
            <text:p>273</text:p>
          </table:table-cell>
          <table:table-cell office:value-type="float" office:value="143" table:style-name="ce2">
            <text:p>143</text:p>
          </table:table-cell>
          <table:table-cell office:value-type="float" office:value="5539" table:style-name="ce5">
            <text:p>5,539</text:p>
          </table:table-cell>
          <table:table-cell office:value-type="float" office:value="2788" table:style-name="ce5">
            <text:p>2,788</text:p>
          </table:table-cell>
          <table:table-cell office:value-type="float" office:value="1404" table:style-name="ce5">
            <text:p>1,404</text:p>
          </table:table-cell>
          <table:table-cell office:value-type="float" office:value="692" table:style-name="ce2">
            <text:p>692</text:p>
          </table:table-cell>
          <table:table-cell office:value-type="float" office:value="1441" table:style-name="ce5">
            <text:p>1,441</text:p>
          </table:table-cell>
          <table:table-cell office:value-type="float" office:value="12" table:style-name="ce2">
            <text:p>12</text:p>
          </table:table-cell>
          <table:table-cell office:value-type="float" office:value="179564" table:style-name="ce5">
            <text:p>179,56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4702" table:style-name="ce5">
            <text:p>24,702</text:p>
          </table:table-cell>
          <table:table-cell office:value-type="float" office:value="18922" table:style-name="ce5">
            <text:p>18,922</text:p>
          </table:table-cell>
          <table:table-cell office:value-type="float" office:value="43624" table:style-name="ce5">
            <text:p>43,624</text:p>
          </table:table-cell>
          <table:table-cell office:value-type="float" office:value="35962" table:style-name="ce5">
            <text:p>35,962</text:p>
          </table:table-cell>
          <table:table-cell office:value-type="float" office:value="2186" table:style-name="ce5">
            <text:p>2,186</text:p>
          </table:table-cell>
          <table:table-cell office:value-type="float" office:value="723" table:style-name="ce2">
            <text:p>723</text:p>
          </table:table-cell>
          <table:table-cell office:value-type="float" office:value="499" table:style-name="ce2">
            <text:p>499</text:p>
          </table:table-cell>
          <table:table-cell office:value-type="float" office:value="741" table:style-name="ce2">
            <text:p>741</text:p>
          </table:table-cell>
          <table:table-cell office:value-type="float" office:value="143" table:style-name="ce2">
            <text:p>143</text:p>
          </table:table-cell>
          <table:table-cell office:value-type="float" office:value="72" table:style-name="ce2">
            <text:p>72</text:p>
          </table:table-cell>
          <table:table-cell office:value-type="float" office:value="767" table:style-name="ce2">
            <text:p>767</text:p>
          </table:table-cell>
          <table:table-cell office:value-type="float" office:value="1140" table:style-name="ce5">
            <text:p>1,140</text:p>
          </table:table-cell>
          <table:table-cell office:value-type="float" office:value="728" table:style-name="ce2">
            <text:p>728</text:p>
          </table:table-cell>
          <table:table-cell office:value-type="float" office:value="290" table:style-name="ce2">
            <text:p>290</text:p>
          </table:table-cell>
          <table:table-cell office:value-type="float" office:value="353" table:style-name="ce2">
            <text:p>353</text:p>
          </table:table-cell>
          <table:table-cell office:value-type="float" office:value="20" table:style-name="ce2">
            <text:p>20</text:p>
          </table:table-cell>
          <table:table-cell office:value-type="float" office:value="43624" table:style-name="ce5">
            <text:p>43,62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57855" table:style-name="ce5">
            <text:p>157,855</text:p>
          </table:table-cell>
          <table:table-cell office:value-type="float" office:value="65333" table:style-name="ce5">
            <text:p>65,333</text:p>
          </table:table-cell>
          <table:table-cell office:value-type="float" office:value="223188" table:style-name="ce5">
            <text:p>223,188</text:p>
          </table:table-cell>
          <table:table-cell office:value-type="float" office:value="187667" table:style-name="ce5">
            <text:p>187,667</text:p>
          </table:table-cell>
          <table:table-cell office:value-type="float" office:value="9686" table:style-name="ce5">
            <text:p>9,686</text:p>
          </table:table-cell>
          <table:table-cell office:value-type="float" office:value="4101" table:style-name="ce5">
            <text:p>4,101</text:p>
          </table:table-cell>
          <table:table-cell office:value-type="float" office:value="1086" table:style-name="ce5">
            <text:p>1,086</text:p>
          </table:table-cell>
          <table:table-cell office:value-type="float" office:value="4843" table:style-name="ce5">
            <text:p>4,843</text:p>
          </table:table-cell>
          <table:table-cell office:value-type="float" office:value="416" table:style-name="ce2">
            <text:p>416</text:p>
          </table:table-cell>
          <table:table-cell office:value-type="float" office:value="215" table:style-name="ce2">
            <text:p>215</text:p>
          </table:table-cell>
          <table:table-cell office:value-type="float" office:value="6306" table:style-name="ce5">
            <text:p>6,306</text:p>
          </table:table-cell>
          <table:table-cell office:value-type="float" office:value="3928" table:style-name="ce5">
            <text:p>3,928</text:p>
          </table:table-cell>
          <table:table-cell office:value-type="float" office:value="2132" table:style-name="ce5">
            <text:p>2,132</text:p>
          </table:table-cell>
          <table:table-cell office:value-type="float" office:value="982" table:style-name="ce2">
            <text:p>982</text:p>
          </table:table-cell>
          <table:table-cell office:value-type="float" office:value="1794" table:style-name="ce5">
            <text:p>1,794</text:p>
          </table:table-cell>
          <table:table-cell office:value-type="float" office:value="32" table:style-name="ce2">
            <text:p>32</text:p>
          </table:table-cell>
          <table:table-cell office:value-type="float" office:value="223188" table:style-name="ce5">
            <text:p>223,188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748693" table:style-name="ce5">
            <text:p>748,693</text:p>
          </table:table-cell>
          <table:table-cell office:value-type="float" office:value="287842" table:style-name="ce5">
            <text:p>287,842</text:p>
          </table:table-cell>
          <table:table-cell office:value-type="float" office:value="1036535" table:style-name="ce5">
            <text:p>1,036,535</text:p>
          </table:table-cell>
          <table:table-cell office:value-type="float" office:value="550547" table:style-name="ce5">
            <text:p>550,547</text:p>
          </table:table-cell>
          <table:table-cell office:value-type="float" office:value="121087" table:style-name="ce5">
            <text:p>121,087</text:p>
          </table:table-cell>
          <table:table-cell office:value-type="float" office:value="125961" table:style-name="ce5">
            <text:p>125,961</text:p>
          </table:table-cell>
          <table:table-cell office:value-type="float" office:value="25897" table:style-name="ce5">
            <text:p>25,897</text:p>
          </table:table-cell>
          <table:table-cell office:value-type="float" office:value="45965" table:style-name="ce5">
            <text:p>45,965</text:p>
          </table:table-cell>
          <table:table-cell office:value-type="float" office:value="13414" table:style-name="ce5">
            <text:p>13,414</text:p>
          </table:table-cell>
          <table:table-cell office:value-type="float" office:value="5657" table:style-name="ce5">
            <text:p>5,657</text:p>
          </table:table-cell>
          <table:table-cell office:value-type="float" office:value="43391" table:style-name="ce5">
            <text:p>43,391</text:p>
          </table:table-cell>
          <table:table-cell office:value-type="float" office:value="55101" table:style-name="ce5">
            <text:p>55,101</text:p>
          </table:table-cell>
          <table:table-cell office:value-type="float" office:value="26234" table:style-name="ce5">
            <text:p>26,234</text:p>
          </table:table-cell>
          <table:table-cell office:value-type="float" office:value="6315" table:style-name="ce5">
            <text:p>6,315</text:p>
          </table:table-cell>
          <table:table-cell office:value-type="float" office:value="14627" table:style-name="ce5">
            <text:p>14,627</text:p>
          </table:table-cell>
          <table:table-cell office:value-type="float" office:value="2339" table:style-name="ce5">
            <text:p>2,339</text:p>
          </table:table-cell>
          <table:table-cell office:value-type="float" office:value="1036535" table:style-name="ce5">
            <text:p>1,036,535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613155" table:style-name="ce5">
            <text:p>613,155</text:p>
          </table:table-cell>
          <table:table-cell office:value-type="float" office:value="220970" table:style-name="ce5">
            <text:p>220,970</text:p>
          </table:table-cell>
          <table:table-cell office:value-type="float" office:value="834125" table:style-name="ce5">
            <text:p>834,125</text:p>
          </table:table-cell>
          <table:table-cell office:value-type="float" office:value="452278" table:style-name="ce5">
            <text:p>452,278</text:p>
          </table:table-cell>
          <table:table-cell office:value-type="float" office:value="94941" table:style-name="ce5">
            <text:p>94,941</text:p>
          </table:table-cell>
          <table:table-cell office:value-type="float" office:value="101950" table:style-name="ce5">
            <text:p>101,950</text:p>
          </table:table-cell>
          <table:table-cell office:value-type="float" office:value="18895" table:style-name="ce5">
            <text:p>18,895</text:p>
          </table:table-cell>
          <table:table-cell office:value-type="float" office:value="32106" table:style-name="ce5">
            <text:p>32,106</text:p>
          </table:table-cell>
          <table:table-cell office:value-type="float" office:value="10645" table:style-name="ce5">
            <text:p>10,645</text:p>
          </table:table-cell>
          <table:table-cell office:value-type="float" office:value="4144" table:style-name="ce5">
            <text:p>4,144</text:p>
          </table:table-cell>
          <table:table-cell office:value-type="float" office:value="33028" table:style-name="ce5">
            <text:p>33,028</text:p>
          </table:table-cell>
          <table:table-cell office:value-type="float" office:value="47226" table:style-name="ce5">
            <text:p>47,226</text:p>
          </table:table-cell>
          <table:table-cell office:value-type="float" office:value="21469" table:style-name="ce5">
            <text:p>21,469</text:p>
          </table:table-cell>
          <table:table-cell office:value-type="float" office:value="4814" table:style-name="ce5">
            <text:p>4,814</text:p>
          </table:table-cell>
          <table:table-cell office:value-type="float" office:value="10628" table:style-name="ce5">
            <text:p>10,628</text:p>
          </table:table-cell>
          <table:table-cell office:value-type="float" office:value="2001" table:style-name="ce5">
            <text:p>2,001</text:p>
          </table:table-cell>
          <table:table-cell office:value-type="float" office:value="834125" table:style-name="ce5">
            <text:p>834,12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35538" table:style-name="ce5">
            <text:p>135,538</text:p>
          </table:table-cell>
          <table:table-cell office:value-type="float" office:value="66872" table:style-name="ce5">
            <text:p>66,872</text:p>
          </table:table-cell>
          <table:table-cell office:value-type="float" office:value="202410" table:style-name="ce5">
            <text:p>202,410</text:p>
          </table:table-cell>
          <table:table-cell office:value-type="float" office:value="98269" table:style-name="ce5">
            <text:p>98,269</text:p>
          </table:table-cell>
          <table:table-cell office:value-type="float" office:value="26146" table:style-name="ce5">
            <text:p>26,146</text:p>
          </table:table-cell>
          <table:table-cell office:value-type="float" office:value="24011" table:style-name="ce5">
            <text:p>24,011</text:p>
          </table:table-cell>
          <table:table-cell office:value-type="float" office:value="7002" table:style-name="ce5">
            <text:p>7,002</text:p>
          </table:table-cell>
          <table:table-cell office:value-type="float" office:value="13859" table:style-name="ce5">
            <text:p>13,859</text:p>
          </table:table-cell>
          <table:table-cell office:value-type="float" office:value="2769" table:style-name="ce5">
            <text:p>2,769</text:p>
          </table:table-cell>
          <table:table-cell office:value-type="float" office:value="1513" table:style-name="ce5">
            <text:p>1,513</text:p>
          </table:table-cell>
          <table:table-cell office:value-type="float" office:value="10363" table:style-name="ce5">
            <text:p>10,363</text:p>
          </table:table-cell>
          <table:table-cell office:value-type="float" office:value="7875" table:style-name="ce5">
            <text:p>7,875</text:p>
          </table:table-cell>
          <table:table-cell office:value-type="float" office:value="4765" table:style-name="ce5">
            <text:p>4,765</text:p>
          </table:table-cell>
          <table:table-cell office:value-type="float" office:value="1501" table:style-name="ce5">
            <text:p>1,501</text:p>
          </table:table-cell>
          <table:table-cell office:value-type="float" office:value="3999" table:style-name="ce5">
            <text:p>3,999</text:p>
          </table:table-cell>
          <table:table-cell office:value-type="float" office:value="338" table:style-name="ce2">
            <text:p>338</text:p>
          </table:table-cell>
          <table:table-cell office:value-type="float" office:value="202410" table:style-name="ce5">
            <text:p>202,41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748693" table:style-name="ce5">
            <text:p>748,693</text:p>
          </table:table-cell>
          <table:table-cell office:value-type="float" office:value="287842" table:style-name="ce5">
            <text:p>287,842</text:p>
          </table:table-cell>
          <table:table-cell office:value-type="float" office:value="1036535" table:style-name="ce5">
            <text:p>1,036,535</text:p>
          </table:table-cell>
          <table:table-cell office:value-type="float" office:value="550547" table:style-name="ce5">
            <text:p>550,547</text:p>
          </table:table-cell>
          <table:table-cell office:value-type="float" office:value="121087" table:style-name="ce5">
            <text:p>121,087</text:p>
          </table:table-cell>
          <table:table-cell office:value-type="float" office:value="125961" table:style-name="ce5">
            <text:p>125,961</text:p>
          </table:table-cell>
          <table:table-cell office:value-type="float" office:value="25897" table:style-name="ce5">
            <text:p>25,897</text:p>
          </table:table-cell>
          <table:table-cell office:value-type="float" office:value="45965" table:style-name="ce5">
            <text:p>45,965</text:p>
          </table:table-cell>
          <table:table-cell office:value-type="float" office:value="13414" table:style-name="ce5">
            <text:p>13,414</text:p>
          </table:table-cell>
          <table:table-cell office:value-type="float" office:value="5657" table:style-name="ce5">
            <text:p>5,657</text:p>
          </table:table-cell>
          <table:table-cell office:value-type="float" office:value="43391" table:style-name="ce5">
            <text:p>43,391</text:p>
          </table:table-cell>
          <table:table-cell office:value-type="float" office:value="55101" table:style-name="ce5">
            <text:p>55,101</text:p>
          </table:table-cell>
          <table:table-cell office:value-type="float" office:value="26234" table:style-name="ce5">
            <text:p>26,234</text:p>
          </table:table-cell>
          <table:table-cell office:value-type="float" office:value="6315" table:style-name="ce5">
            <text:p>6,315</text:p>
          </table:table-cell>
          <table:table-cell office:value-type="float" office:value="14627" table:style-name="ce5">
            <text:p>14,627</text:p>
          </table:table-cell>
          <table:table-cell office:value-type="float" office:value="2339" table:style-name="ce5">
            <text:p>2,339</text:p>
          </table:table-cell>
          <table:table-cell office:value-type="float" office:value="1036535" table:style-name="ce5">
            <text:p>1,036,535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0772" table:number-columns-spanned="1" table:number-rows-spanned="2" table:style-name="ce9">
            <text:p>10,772</text:p>
          </table:table-cell>
          <table:table-cell office:value-type="float" office:value="6978" table:number-columns-spanned="1" table:number-rows-spanned="2" table:style-name="ce9">
            <text:p>6,978</text:p>
          </table:table-cell>
          <table:table-cell office:value-type="float" office:value="17750" table:number-columns-spanned="1" table:number-rows-spanned="2" table:style-name="ce9">
            <text:p>17,750</text:p>
          </table:table-cell>
          <table:table-cell office:value-type="float" office:value="3399" table:number-columns-spanned="1" table:number-rows-spanned="2" table:style-name="ce9">
            <text:p>3,399</text:p>
          </table:table-cell>
          <table:table-cell office:value-type="float" office:value="7288" table:number-columns-spanned="1" table:number-rows-spanned="2" table:style-name="ce9">
            <text:p>7,288</text:p>
          </table:table-cell>
          <table:table-cell office:value-type="float" office:value="4197" table:number-columns-spanned="1" table:number-rows-spanned="2" table:style-name="ce9">
            <text:p>4,197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office:value-type="float" office:value="739" table:number-columns-spanned="1" table:number-rows-spanned="2" table:style-name="ce8">
            <text:p>739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50" table:number-columns-spanned="1" table:number-rows-spanned="2" table:style-name="ce9">
            <text:p>17,7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9644" table:number-columns-spanned="1" table:number-rows-spanned="2" table:style-name="ce9">
            <text:p>9,644</text:p>
          </table:table-cell>
          <table:table-cell office:value-type="float" office:value="4379" table:number-columns-spanned="1" table:number-rows-spanned="2" table:style-name="ce9">
            <text:p>4,379</text:p>
          </table:table-cell>
          <table:table-cell office:value-type="float" office:value="14023" table:number-columns-spanned="1" table:number-rows-spanned="2" table:style-name="ce9">
            <text:p>14,023</text:p>
          </table:table-cell>
          <table:table-cell office:value-type="float" office:value="1335" table:number-columns-spanned="1" table:number-rows-spanned="2" table:style-name="ce9">
            <text:p>1,335</text:p>
          </table:table-cell>
          <table:table-cell office:value-type="float" office:value="568" table:number-columns-spanned="1" table:number-rows-spanned="2" table:style-name="ce8">
            <text:p>568</text:p>
          </table:table-cell>
          <table:table-cell office:value-type="float" office:value="9977" table:number-columns-spanned="1" table:number-rows-spanned="2" table:style-name="ce9">
            <text:p>9,97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14023" table:number-columns-spanned="1" table:number-rows-spanned="2" table:style-name="ce9">
            <text:p>14,0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793" table:number-columns-spanned="1" table:number-rows-spanned="2" table:style-name="ce9">
            <text:p>6,793</text:p>
          </table:table-cell>
          <table:table-cell office:value-type="float" office:value="3474" table:number-columns-spanned="1" table:number-rows-spanned="2" table:style-name="ce9">
            <text:p>3,474</text:p>
          </table:table-cell>
          <table:table-cell office:value-type="float" office:value="10267" table:number-columns-spanned="1" table:number-rows-spanned="2" table:style-name="ce9">
            <text:p>10,267</text:p>
          </table:table-cell>
          <table:table-cell office:value-type="float" office:value="1659" table:number-columns-spanned="1" table:number-rows-spanned="2" table:style-name="ce9">
            <text:p>1,659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4398" table:number-columns-spanned="1" table:number-rows-spanned="2" table:style-name="ce9">
            <text:p>4,398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2486" table:number-columns-spanned="1" table:number-rows-spanned="2" table:style-name="ce9">
            <text:p>2,48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67" table:number-columns-spanned="1" table:number-rows-spanned="2" table:style-name="ce9">
            <text:p>10,2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87" table:number-columns-spanned="1" table:number-rows-spanned="2" table:style-name="ce9">
            <text:p>2,087</text:p>
          </table:table-cell>
          <table:table-cell office:value-type="float" office:value="1391" table:number-columns-spanned="1" table:number-rows-spanned="2" table:style-name="ce9">
            <text:p>1,391</text:p>
          </table:table-cell>
          <table:table-cell office:value-type="float" office:value="3478" table:number-columns-spanned="1" table:number-rows-spanned="2" table:style-name="ce9">
            <text:p>3,478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2867" table:number-columns-spanned="1" table:number-rows-spanned="2" table:style-name="ce9">
            <text:p>2,86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78" table:number-columns-spanned="1" table:number-rows-spanned="2" table:style-name="ce9">
            <text:p>3,4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1200" table:number-columns-spanned="1" table:number-rows-spanned="2" table:style-name="ce9">
            <text:p>1,200</text:p>
          </table:table-cell>
          <table:table-cell office:value-type="float" office:value="1714" table:number-columns-spanned="1" table:number-rows-spanned="2" table:style-name="ce9">
            <text:p>1,71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644" table:number-columns-spanned="1" table:number-rows-spanned="2" table:style-name="ce9">
            <text:p>1,64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14" table:number-columns-spanned="1" table:number-rows-spanned="2" table:style-name="ce9">
            <text:p>1,7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3576" table:number-columns-spanned="1" table:number-rows-spanned="2" table:style-name="ce9">
            <text:p>3,576</text:p>
          </table:table-cell>
          <table:table-cell office:value-type="float" office:value="4479" table:number-columns-spanned="1" table:number-rows-spanned="2" table:style-name="ce9">
            <text:p>4,479</text:p>
          </table:table-cell>
          <table:table-cell office:value-type="float" office:value="8055" table:number-columns-spanned="1" table:number-rows-spanned="2" table:style-name="ce9">
            <text:p>8,055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4256" table:number-columns-spanned="1" table:number-rows-spanned="2" table:style-name="ce9">
            <text:p>4,256</text:p>
          </table:table-cell>
          <table:table-cell office:value-type="float" office:value="1442" table:number-columns-spanned="1" table:number-rows-spanned="2" table:style-name="ce9">
            <text:p>1,442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438" table:number-columns-spanned="1" table:number-rows-spanned="2" table:style-name="ce8">
            <text:p>438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760" table:number-columns-spanned="1" table:number-rows-spanned="2" table:style-name="ce8">
            <text:p>76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55" table:number-columns-spanned="1" table:number-rows-spanned="2" table:style-name="ce9">
            <text:p>8,0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1773" table:number-columns-spanned="1" table:number-rows-spanned="2" table:style-name="ce9">
            <text:p>21,773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22185" table:number-columns-spanned="1" table:number-rows-spanned="2" table:style-name="ce9">
            <text:p>22,185</text:p>
          </table:table-cell>
          <table:table-cell office:value-type="float" office:value="3894" table:number-columns-spanned="1" table:number-rows-spanned="2" table:style-name="ce9">
            <text:p>3,894</text:p>
          </table:table-cell>
          <table:table-cell office:value-type="float" office:value="2079" table:number-columns-spanned="1" table:number-rows-spanned="2" table:style-name="ce9">
            <text:p>2,079</text:p>
          </table:table-cell>
          <table:table-cell office:value-type="float" office:value="8949" table:number-columns-spanned="1" table:number-rows-spanned="2" table:style-name="ce9">
            <text:p>8,949</text:p>
          </table:table-cell>
          <table:table-cell office:value-type="float" office:value="1063" table:number-columns-spanned="1" table:number-rows-spanned="2" table:style-name="ce9">
            <text:p>1,063</text:p>
          </table:table-cell>
          <table:table-cell office:value-type="float" office:value="3195" table:number-columns-spanned="1" table:number-rows-spanned="2" table:style-name="ce9">
            <text:p>3,195</text:p>
          </table:table-cell>
          <table:table-cell office:value-type="float" office:value="526" table:number-columns-spanned="1" table:number-rows-spanned="2" table:style-name="ce8">
            <text:p>526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1152" table:number-columns-spanned="1" table:number-rows-spanned="2" table:style-name="ce9">
            <text:p>1,152</text:p>
          </table:table-cell>
          <table:table-cell office:value-type="float" office:value="524" table:number-columns-spanned="1" table:number-rows-spanned="2" table:style-name="ce8">
            <text:p>524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185" table:number-columns-spanned="1" table:number-rows-spanned="2" table:style-name="ce9">
            <text:p>22,1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712" table:number-columns-spanned="1" table:number-rows-spanned="2" table:style-name="ce9">
            <text:p>1,712</text:p>
          </table:table-cell>
          <table:table-cell office:value-type="float" office:value="4575" table:number-columns-spanned="1" table:number-rows-spanned="2" table:style-name="ce9">
            <text:p>4,575</text:p>
          </table:table-cell>
          <table:table-cell office:value-type="float" office:value="6287" table:number-columns-spanned="1" table:number-rows-spanned="2" table:style-name="ce9">
            <text:p>6,287</text:p>
          </table:table-cell>
          <table:table-cell office:value-type="float" office:value="693" table:number-columns-spanned="1" table:number-rows-spanned="2" table:style-name="ce8">
            <text:p>693</text:p>
          </table:table-cell>
          <table:table-cell office:value-type="float" office:value="1321" table:number-columns-spanned="1" table:number-rows-spanned="2" table:style-name="ce9">
            <text:p>1,321</text:p>
          </table:table-cell>
          <table:table-cell office:value-type="float" office:value="3137" table:number-columns-spanned="1" table:number-rows-spanned="2" table:style-name="ce9">
            <text:p>3,13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87" table:number-columns-spanned="1" table:number-rows-spanned="2" table:style-name="ce9">
            <text:p>6,2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0106" table:number-columns-spanned="1" table:number-rows-spanned="2" table:style-name="ce9">
            <text:p>10,106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0240" table:number-columns-spanned="1" table:number-rows-spanned="2" table:style-name="ce9">
            <text:p>10,240</text:p>
          </table:table-cell>
          <table:table-cell office:value-type="float" office:value="2614" table:number-columns-spanned="1" table:number-rows-spanned="2" table:style-name="ce9">
            <text:p>2,614</text:p>
          </table:table-cell>
          <table:table-cell office:value-type="float" office:value="3653" table:number-columns-spanned="1" table:number-rows-spanned="2" table:style-name="ce9">
            <text:p>3,653</text:p>
          </table:table-cell>
          <table:table-cell office:value-type="float" office:value="1102" table:number-columns-spanned="1" table:number-rows-spanned="2" table:style-name="ce9">
            <text:p>1,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09" table:number-columns-spanned="1" table:number-rows-spanned="2" table:style-name="ce9">
            <text:p>1,609</text:p>
          </table:table-cell>
          <table:table-cell office:value-type="float" office:value="885" table:number-columns-spanned="1" table:number-rows-spanned="2" table:style-name="ce8">
            <text:p>885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40" table:number-columns-spanned="1" table:number-rows-spanned="2" table:style-name="ce9">
            <text:p>10,2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533" table:number-columns-spanned="1" table:number-rows-spanned="2" table:style-name="ce9">
            <text:p>3,533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3701" table:number-columns-spanned="1" table:number-rows-spanned="2" table:style-name="ce9">
            <text:p>3,701</text:p>
          </table:table-cell>
          <table:table-cell office:value-type="float" office:value="1174" table:number-columns-spanned="1" table:number-rows-spanned="2" table:style-name="ce9">
            <text:p>1,174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1185" table:number-columns-spanned="1" table:number-rows-spanned="2" table:style-name="ce9">
            <text:p>1,18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01" table:number-columns-spanned="1" table:number-rows-spanned="2" table:style-name="ce9">
            <text:p>3,7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6028" table:number-columns-spanned="1" table:number-rows-spanned="2" table:style-name="ce9">
            <text:p>6,028</text:p>
          </table:table-cell>
          <table:table-cell office:value-type="float" office:value="5961" table:number-columns-spanned="1" table:number-rows-spanned="2" table:style-name="ce9">
            <text:p>5,961</text:p>
          </table:table-cell>
          <table:table-cell office:value-type="float" office:value="11989" table:number-columns-spanned="1" table:number-rows-spanned="2" table:style-name="ce9">
            <text:p>11,989</text:p>
          </table:table-cell>
          <table:table-cell office:value-type="float" office:value="823" table:number-columns-spanned="1" table:number-rows-spanned="2" table:style-name="ce8">
            <text:p>823</text:p>
          </table:table-cell>
          <table:table-cell office:value-type="float" office:value="5151" table:number-columns-spanned="1" table:number-rows-spanned="2" table:style-name="ce9">
            <text:p>5,151</text:p>
          </table:table-cell>
          <table:table-cell office:value-type="float" office:value="3714" table:number-columns-spanned="1" table:number-rows-spanned="2" table:style-name="ce9">
            <text:p>3,714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953" table:number-columns-spanned="1" table:number-rows-spanned="2" table:style-name="ce8">
            <text:p>95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89" table:number-columns-spanned="1" table:number-rows-spanned="2" table:style-name="ce9">
            <text:p>11,9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5213" table:number-columns-spanned="1" table:number-rows-spanned="2" table:style-name="ce9">
            <text:p>5,213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5491" table:number-columns-spanned="1" table:number-rows-spanned="2" table:style-name="ce9">
            <text:p>5,491</text:p>
          </table:table-cell>
          <table:table-cell office:value-type="float" office:value="2215" table:number-columns-spanned="1" table:number-rows-spanned="2" table:style-name="ce9">
            <text:p>2,215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1453" table:number-columns-spanned="1" table:number-rows-spanned="2" table:style-name="ce9">
            <text:p>1,453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91" table:number-columns-spanned="1" table:number-rows-spanned="2" table:style-name="ce9">
            <text:p>5,4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4797" table:number-columns-spanned="1" table:number-rows-spanned="2" table:style-name="ce9">
            <text:p>4,797</text:p>
          </table:table-cell>
          <table:table-cell office:value-type="float" office:value="3263" table:number-columns-spanned="1" table:number-rows-spanned="2" table:style-name="ce9">
            <text:p>3,263</text:p>
          </table:table-cell>
          <table:table-cell office:value-type="float" office:value="8060" table:number-columns-spanned="1" table:number-rows-spanned="2" table:style-name="ce9">
            <text:p>8,060</text:p>
          </table:table-cell>
          <table:table-cell office:value-type="float" office:value="3794" table:number-columns-spanned="1" table:number-rows-spanned="2" table:style-name="ce9">
            <text:p>3,794</text:p>
          </table:table-cell>
          <table:table-cell office:value-type="float" office:value="1054" table:number-columns-spanned="1" table:number-rows-spanned="2" table:style-name="ce9">
            <text:p>1,054</text:p>
          </table:table-cell>
          <table:table-cell office:value-type="float" office:value="788" table:number-columns-spanned="1" table:number-rows-spanned="2" table:style-name="ce8">
            <text:p>788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60" table:number-columns-spanned="1" table:number-rows-spanned="2" table:style-name="ce9">
            <text:p>8,0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1808" table:number-columns-spanned="1" table:number-rows-spanned="2" table:style-name="ce9">
            <text:p>11,808</text:p>
          </table:table-cell>
          <table:table-cell office:value-type="float" office:value="7858" table:number-columns-spanned="1" table:number-rows-spanned="2" table:style-name="ce9">
            <text:p>7,858</text:p>
          </table:table-cell>
          <table:table-cell office:value-type="float" office:value="19666" table:number-columns-spanned="1" table:number-rows-spanned="2" table:style-name="ce9">
            <text:p>19,666</text:p>
          </table:table-cell>
          <table:table-cell office:value-type="float" office:value="2181" table:number-columns-spanned="1" table:number-rows-spanned="2" table:style-name="ce9">
            <text:p>2,181</text:p>
          </table:table-cell>
          <table:table-cell office:value-type="float" office:value="3371" table:number-columns-spanned="1" table:number-rows-spanned="2" table:style-name="ce9">
            <text:p>3,371</text:p>
          </table:table-cell>
          <table:table-cell office:value-type="float" office:value="5568" table:number-columns-spanned="1" table:number-rows-spanned="2" table:style-name="ce9">
            <text:p>5,568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1270" table:number-columns-spanned="1" table:number-rows-spanned="2" table:style-name="ce9">
            <text:p>1,270</text:p>
          </table:table-cell>
          <table:table-cell office:value-type="float" office:value="1422" table:number-columns-spanned="1" table:number-rows-spanned="2" table:style-name="ce9">
            <text:p>1,422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064" table:number-columns-spanned="1" table:number-rows-spanned="2" table:style-name="ce9">
            <text:p>1,064</text:p>
          </table:table-cell>
          <table:table-cell office:value-type="float" office:value="2901" table:number-columns-spanned="1" table:number-rows-spanned="2" table:style-name="ce9">
            <text:p>2,901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666" table:number-columns-spanned="1" table:number-rows-spanned="2" table:style-name="ce9">
            <text:p>19,6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850" table:number-columns-spanned="1" table:number-rows-spanned="2" table:style-name="ce9">
            <text:p>7,850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8134" table:number-columns-spanned="1" table:number-rows-spanned="2" table:style-name="ce9">
            <text:p>8,134</text:p>
          </table:table-cell>
          <table:table-cell office:value-type="float" office:value="737" table:number-columns-spanned="1" table:number-rows-spanned="2" table:style-name="ce8">
            <text:p>737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5548" table:number-columns-spanned="1" table:number-rows-spanned="2" table:style-name="ce9">
            <text:p>5,548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34" table:number-columns-spanned="1" table:number-rows-spanned="2" table:style-name="ce9">
            <text:p>8,1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1382" table:number-columns-spanned="1" table:number-rows-spanned="2" table:style-name="ce9">
            <text:p>11,382</text:p>
          </table:table-cell>
          <table:table-cell office:value-type="float" office:value="1457" table:number-columns-spanned="1" table:number-rows-spanned="2" table:style-name="ce9">
            <text:p>1,457</text:p>
          </table:table-cell>
          <table:table-cell office:value-type="float" office:value="12839" table:number-columns-spanned="1" table:number-rows-spanned="2" table:style-name="ce9">
            <text:p>12,839</text:p>
          </table:table-cell>
          <table:table-cell office:value-type="float" office:value="2912" table:number-columns-spanned="1" table:number-rows-spanned="2" table:style-name="ce9">
            <text:p>2,912</text:p>
          </table:table-cell>
          <table:table-cell office:value-type="float" office:value="1961" table:number-columns-spanned="1" table:number-rows-spanned="2" table:style-name="ce9">
            <text:p>1,961</text:p>
          </table:table-cell>
          <table:table-cell office:value-type="float" office:value="2243" table:number-columns-spanned="1" table:number-rows-spanned="2" table:style-name="ce9">
            <text:p>2,243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1830" table:number-columns-spanned="1" table:number-rows-spanned="2" table:style-name="ce9">
            <text:p>1,830</text:p>
          </table:table-cell>
          <table:table-cell office:value-type="float" office:value="1235" table:number-columns-spanned="1" table:number-rows-spanned="2" table:style-name="ce9">
            <text:p>1,235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39" table:number-columns-spanned="1" table:number-rows-spanned="2" table:style-name="ce9">
            <text:p>12,8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20522" table:number-columns-spanned="1" table:number-rows-spanned="2" table:style-name="ce9">
            <text:p>20,522</text:p>
          </table:table-cell>
          <table:table-cell office:value-type="float" office:value="7492" table:number-columns-spanned="1" table:number-rows-spanned="2" table:style-name="ce9">
            <text:p>7,492</text:p>
          </table:table-cell>
          <table:table-cell office:value-type="float" office:value="28014" table:number-columns-spanned="1" table:number-rows-spanned="2" table:style-name="ce9">
            <text:p>28,014</text:p>
          </table:table-cell>
          <table:table-cell office:value-type="float" office:value="2955" table:number-columns-spanned="1" table:number-rows-spanned="2" table:style-name="ce9">
            <text:p>2,955</text:p>
          </table:table-cell>
          <table:table-cell office:value-type="float" office:value="4103" table:number-columns-spanned="1" table:number-rows-spanned="2" table:style-name="ce9">
            <text:p>4,103</text:p>
          </table:table-cell>
          <table:table-cell office:value-type="float" office:value="2194" table:number-columns-spanned="1" table:number-rows-spanned="2" table:style-name="ce9">
            <text:p>2,194</text:p>
          </table:table-cell>
          <table:table-cell office:value-type="float" office:value="3515" table:number-columns-spanned="1" table:number-rows-spanned="2" table:style-name="ce9">
            <text:p>3,515</text:p>
          </table:table-cell>
          <table:table-cell office:value-type="float" office:value="2155" table:number-columns-spanned="1" table:number-rows-spanned="2" table:style-name="ce9">
            <text:p>2,155</text:p>
          </table:table-cell>
          <table:table-cell office:value-type="float" office:value="1014" table:number-columns-spanned="1" table:number-rows-spanned="2" table:style-name="ce9">
            <text:p>1,014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1478" table:number-columns-spanned="1" table:number-rows-spanned="2" table:style-name="ce9">
            <text:p>1,478</text:p>
          </table:table-cell>
          <table:table-cell office:value-type="float" office:value="8302" table:number-columns-spanned="1" table:number-rows-spanned="2" table:style-name="ce9">
            <text:p>8,302</text:p>
          </table:table-cell>
          <table:table-cell office:value-type="float" office:value="1352" table:number-columns-spanned="1" table:number-rows-spanned="2" table:style-name="ce9">
            <text:p>1,352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014" table:number-columns-spanned="1" table:number-rows-spanned="2" table:style-name="ce9">
            <text:p>28,0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9376" table:number-columns-spanned="1" table:number-rows-spanned="2" table:style-name="ce9">
            <text:p>19,376</text:p>
          </table:table-cell>
          <table:table-cell office:value-type="float" office:value="3086" table:number-columns-spanned="1" table:number-rows-spanned="2" table:style-name="ce9">
            <text:p>3,086</text:p>
          </table:table-cell>
          <table:table-cell office:value-type="float" office:value="22462" table:number-columns-spanned="1" table:number-rows-spanned="2" table:style-name="ce9">
            <text:p>22,462</text:p>
          </table:table-cell>
          <table:table-cell office:value-type="float" office:value="5674" table:number-columns-spanned="1" table:number-rows-spanned="2" table:style-name="ce9">
            <text:p>5,674</text:p>
          </table:table-cell>
          <table:table-cell office:value-type="float" office:value="2583" table:number-columns-spanned="1" table:number-rows-spanned="2" table:style-name="ce9">
            <text:p>2,583</text:p>
          </table:table-cell>
          <table:table-cell office:value-type="float" office:value="8534" table:number-columns-spanned="1" table:number-rows-spanned="2" table:style-name="ce9">
            <text:p>8,534</text:p>
          </table:table-cell>
          <table:table-cell office:value-type="float" office:value="727" table:number-columns-spanned="1" table:number-rows-spanned="2" table:style-name="ce8">
            <text:p>727</text:p>
          </table:table-cell>
          <table:table-cell office:value-type="float" office:value="1259" table:number-columns-spanned="1" table:number-rows-spanned="2" table:style-name="ce9">
            <text:p>1,259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1877" table:number-columns-spanned="1" table:number-rows-spanned="2" table:style-name="ce9">
            <text:p>1,877</text:p>
          </table:table-cell>
          <table:table-cell office:value-type="float" office:value="668" table:number-columns-spanned="1" table:number-rows-spanned="2" table:style-name="ce8">
            <text:p>668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462" table:number-columns-spanned="1" table:number-rows-spanned="2" table:style-name="ce9">
            <text:p>22,4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9940" table:number-columns-spanned="1" table:number-rows-spanned="2" table:style-name="ce9">
            <text:p>9,940</text:p>
          </table:table-cell>
          <table:table-cell office:value-type="float" office:value="1346" table:number-columns-spanned="1" table:number-rows-spanned="2" table:style-name="ce9">
            <text:p>1,346</text:p>
          </table:table-cell>
          <table:table-cell office:value-type="float" office:value="11286" table:number-columns-spanned="1" table:number-rows-spanned="2" table:style-name="ce9">
            <text:p>11,286</text:p>
          </table:table-cell>
          <table:table-cell office:value-type="float" office:value="1937" table:number-columns-spanned="1" table:number-rows-spanned="2" table:style-name="ce9">
            <text:p>1,937</text:p>
          </table:table-cell>
          <table:table-cell office:value-type="float" office:value="1306" table:number-columns-spanned="1" table:number-rows-spanned="2" table:style-name="ce9">
            <text:p>1,306</text:p>
          </table:table-cell>
          <table:table-cell office:value-type="float" office:value="2815" table:number-columns-spanned="1" table:number-rows-spanned="2" table:style-name="ce9">
            <text:p>2,815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1347" table:number-columns-spanned="1" table:number-rows-spanned="2" table:style-name="ce9">
            <text:p>1,347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office:value-type="float" office:value="1187" table:number-columns-spanned="1" table:number-rows-spanned="2" table:style-name="ce9">
            <text:p>1,187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86" table:number-columns-spanned="1" table:number-rows-spanned="2" table:style-name="ce9">
            <text:p>11,2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8991" table:number-columns-spanned="1" table:number-rows-spanned="2" table:style-name="ce9">
            <text:p>8,991</text:p>
          </table:table-cell>
          <table:table-cell office:value-type="float" office:value="3853" table:number-columns-spanned="1" table:number-rows-spanned="2" table:style-name="ce9">
            <text:p>3,853</text:p>
          </table:table-cell>
          <table:table-cell office:value-type="float" office:value="12844" table:number-columns-spanned="1" table:number-rows-spanned="2" table:style-name="ce9">
            <text:p>12,844</text:p>
          </table:table-cell>
          <table:table-cell office:value-type="float" office:value="1272" table:number-columns-spanned="1" table:number-rows-spanned="2" table:style-name="ce9">
            <text:p>1,272</text:p>
          </table:table-cell>
          <table:table-cell office:value-type="float" office:value="1827" table:number-columns-spanned="1" table:number-rows-spanned="2" table:style-name="ce9">
            <text:p>1,827</text:p>
          </table:table-cell>
          <table:table-cell office:value-type="float" office:value="1031" table:number-columns-spanned="1" table:number-rows-spanned="2" table:style-name="ce9">
            <text:p>1,031</text:p>
          </table:table-cell>
          <table:table-cell office:value-type="float" office:value="623" table:number-columns-spanned="1" table:number-rows-spanned="2" table:style-name="ce8">
            <text:p>623</text:p>
          </table:table-cell>
          <table:table-cell office:value-type="float" office:value="1872" table:number-columns-spanned="1" table:number-rows-spanned="2" table:style-name="ce9">
            <text:p>1,872</text:p>
          </table:table-cell>
          <table:table-cell office:value-type="float" office:value="889" table:number-columns-spanned="1" table:number-rows-spanned="2" table:style-name="ce8">
            <text:p>889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float" office:value="3550" table:number-columns-spanned="1" table:number-rows-spanned="2" table:style-name="ce9">
            <text:p>3,550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44" table:number-columns-spanned="1" table:number-rows-spanned="2" table:style-name="ce9">
            <text:p>12,8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5116" table:number-columns-spanned="1" table:number-rows-spanned="2" table:style-name="ce9">
            <text:p>5,116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325" table:number-columns-spanned="1" table:number-rows-spanned="2" table:style-name="ce9">
            <text:p>5,325</text:p>
          </table:table-cell>
          <table:table-cell office:value-type="float" office:value="811" table:number-columns-spanned="1" table:number-rows-spanned="2" table:style-name="ce8">
            <text:p>811</text:p>
          </table:table-cell>
          <table:table-cell office:value-type="float" office:value="959" table:number-columns-spanned="1" table:number-rows-spanned="2" table:style-name="ce8">
            <text:p>959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093" table:number-columns-spanned="1" table:number-rows-spanned="2" table:style-name="ce9">
            <text:p>1,093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25" table:number-columns-spanned="1" table:number-rows-spanned="2" table:style-name="ce9">
            <text:p>5,3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5309" table:number-columns-spanned="1" table:number-rows-spanned="2" table:style-name="ce9">
            <text:p>5,309</text:p>
          </table:table-cell>
          <table:table-cell office:value-type="float" office:value="3477" table:number-columns-spanned="1" table:number-rows-spanned="2" table:style-name="ce9">
            <text:p>3,477</text:p>
          </table:table-cell>
          <table:table-cell office:value-type="float" office:value="8786" table:number-columns-spanned="1" table:number-rows-spanned="2" table:style-name="ce9">
            <text:p>8,786</text:p>
          </table:table-cell>
          <table:table-cell office:value-type="float" office:value="1439" table:number-columns-spanned="1" table:number-rows-spanned="2" table:style-name="ce9">
            <text:p>1,439</text:p>
          </table:table-cell>
          <table:table-cell office:value-type="float" office:value="1536" table:number-columns-spanned="1" table:number-rows-spanned="2" table:style-name="ce9">
            <text:p>1,536</text:p>
          </table:table-cell>
          <table:table-cell office:value-type="float" office:value="3427" table:number-columns-spanned="1" table:number-rows-spanned="2" table:style-name="ce9">
            <text:p>3,427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604" table:number-columns-spanned="1" table:number-rows-spanned="2" table:style-name="ce8">
            <text:p>604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86" table:number-columns-spanned="1" table:number-rows-spanned="2" table:style-name="ce9">
            <text:p>8,7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099" table:number-columns-spanned="1" table:number-rows-spanned="2" table:style-name="ce9">
            <text:p>5,099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5388" table:number-columns-spanned="1" table:number-rows-spanned="2" table:style-name="ce9">
            <text:p>5,388</text:p>
          </table:table-cell>
          <table:table-cell office:value-type="float" office:value="1337" table:number-columns-spanned="1" table:number-rows-spanned="2" table:style-name="ce9">
            <text:p>1,337</text:p>
          </table:table-cell>
          <table:table-cell office:value-type="float" office:value="756" table:number-columns-spanned="1" table:number-rows-spanned="2" table:style-name="ce8">
            <text:p>756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957" table:number-columns-spanned="1" table:number-rows-spanned="2" table:style-name="ce8">
            <text:p>957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008" table:number-columns-spanned="1" table:number-rows-spanned="2" table:style-name="ce9">
            <text:p>1,008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88" table:number-columns-spanned="1" table:number-rows-spanned="2" table:style-name="ce9">
            <text:p>5,3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2646" table:number-columns-spanned="1" table:number-rows-spanned="2" table:style-name="ce9">
            <text:p>12,646</text:p>
          </table:table-cell>
          <table:table-cell office:value-type="float" office:value="810" table:number-columns-spanned="1" table:number-rows-spanned="2" table:style-name="ce8">
            <text:p>810</text:p>
          </table:table-cell>
          <table:table-cell office:value-type="float" office:value="13456" table:number-columns-spanned="1" table:number-rows-spanned="2" table:style-name="ce9">
            <text:p>13,456</text:p>
          </table:table-cell>
          <table:table-cell office:value-type="float" office:value="1545" table:number-columns-spanned="1" table:number-rows-spanned="2" table:style-name="ce9">
            <text:p>1,545</text:p>
          </table:table-cell>
          <table:table-cell office:value-type="float" office:value="2753" table:number-columns-spanned="1" table:number-rows-spanned="2" table:style-name="ce9">
            <text:p>2,753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2424" table:number-columns-spanned="1" table:number-rows-spanned="2" table:style-name="ce9">
            <text:p>2,424</text:p>
          </table:table-cell>
          <table:table-cell office:value-type="float" office:value="829" table:number-columns-spanned="1" table:number-rows-spanned="2" table:style-name="ce8">
            <text:p>829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3285" table:number-columns-spanned="1" table:number-rows-spanned="2" table:style-name="ce9">
            <text:p>3,285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56" table:number-columns-spanned="1" table:number-rows-spanned="2" table:style-name="ce9">
            <text:p>13,4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7997" table:number-columns-spanned="1" table:number-rows-spanned="2" table:style-name="ce9">
            <text:p>7,997</text:p>
          </table:table-cell>
          <table:table-cell office:value-type="float" office:value="3212" table:number-columns-spanned="1" table:number-rows-spanned="2" table:style-name="ce9">
            <text:p>3,212</text:p>
          </table:table-cell>
          <table:table-cell office:value-type="float" office:value="11209" table:number-columns-spanned="1" table:number-rows-spanned="2" table:style-name="ce9">
            <text:p>11,209</text:p>
          </table:table-cell>
          <table:table-cell office:value-type="float" office:value="3229" table:number-columns-spanned="1" table:number-rows-spanned="2" table:style-name="ce9">
            <text:p>3,229</text:p>
          </table:table-cell>
          <table:table-cell office:value-type="float" office:value="1857" table:number-columns-spanned="1" table:number-rows-spanned="2" table:style-name="ce9">
            <text:p>1,857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632" table:number-columns-spanned="1" table:number-rows-spanned="2" table:style-name="ce8">
            <text:p>632</text:p>
          </table:table-cell>
          <table:table-cell office:value-type="float" office:value="770" table:number-columns-spanned="1" table:number-rows-spanned="2" table:style-name="ce8">
            <text:p>770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2338" table:number-columns-spanned="1" table:number-rows-spanned="2" table:style-name="ce9">
            <text:p>2,338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09" table:number-columns-spanned="1" table:number-rows-spanned="2" table:style-name="ce9">
            <text:p>11,2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663" table:number-columns-spanned="1" table:number-rows-spanned="2" table:style-name="ce9">
            <text:p>2,663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2927" table:number-columns-spanned="1" table:number-rows-spanned="2" table:style-name="ce9">
            <text:p>2,927</text:p>
          </table:table-cell>
          <table:table-cell office:value-type="float" office:value="1208" table:number-columns-spanned="1" table:number-rows-spanned="2" table:style-name="ce9">
            <text:p>1,208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27" table:number-columns-spanned="1" table:number-rows-spanned="2" table:style-name="ce9">
            <text:p>2,9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6908" table:number-columns-spanned="1" table:number-rows-spanned="2" table:style-name="ce9">
            <text:p>6,908</text:p>
          </table:table-cell>
          <table:table-cell office:value-type="float" office:value="7380" table:number-columns-spanned="1" table:number-rows-spanned="2" table:style-name="ce9">
            <text:p>7,380</text:p>
          </table:table-cell>
          <table:table-cell office:value-type="float" office:value="1114" table:number-columns-spanned="1" table:number-rows-spanned="2" table:style-name="ce9">
            <text:p>1,114</text:p>
          </table:table-cell>
          <table:table-cell office:value-type="float" office:value="2813" table:number-columns-spanned="1" table:number-rows-spanned="2" table:style-name="ce9">
            <text:p>2,813</text:p>
          </table:table-cell>
          <table:table-cell office:value-type="float" office:value="1308" table:number-columns-spanned="1" table:number-rows-spanned="2" table:style-name="ce9">
            <text:p>1,308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80" table:number-columns-spanned="1" table:number-rows-spanned="2" table:style-name="ce9">
            <text:p>7,3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3145" table:number-columns-spanned="1" table:number-rows-spanned="2" table:style-name="ce9">
            <text:p>3,145</text:p>
          </table:table-cell>
          <table:table-cell office:value-type="float" office:value="3473" table:number-columns-spanned="1" table:number-rows-spanned="2" table:style-name="ce9">
            <text:p>3,473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262" table:number-columns-spanned="1" table:number-rows-spanned="2" table:style-name="ce9">
            <text:p>2,26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473" table:number-columns-spanned="1" table:number-rows-spanned="2" table:style-name="ce9">
            <text:p>3,4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598" table:number-columns-spanned="1" table:number-rows-spanned="2" table:style-name="ce9">
            <text:p>1,5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98" table:number-columns-spanned="1" table:number-rows-spanned="2" table:style-name="ce9">
            <text:p>1,598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670" table:number-columns-spanned="1" table:number-rows-spanned="2" table:style-name="ce8">
            <text:p>67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98" table:number-columns-spanned="1" table:number-rows-spanned="2" table:style-name="ce9">
            <text:p>1,5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float" office:value="4127" table:number-columns-spanned="1" table:number-rows-spanned="2" table:style-name="ce9">
            <text:p>4,127</text:p>
          </table:table-cell>
          <table:table-cell office:value-type="float" office:value="4749" table:number-columns-spanned="1" table:number-rows-spanned="2" table:style-name="ce9">
            <text:p>4,749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3033" table:number-columns-spanned="1" table:number-rows-spanned="2" table:style-name="ce9">
            <text:p>3,03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4749" table:number-columns-spanned="1" table:number-rows-spanned="2" table:style-name="ce9">
            <text:p>4,7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513" table:number-columns-spanned="1" table:number-rows-spanned="2" table:style-name="ce9">
            <text:p>11,513</text:p>
          </table:table-cell>
          <table:table-cell office:value-type="float" office:value="1023" table:number-columns-spanned="1" table:number-rows-spanned="2" table:style-name="ce9">
            <text:p>1,023</text:p>
          </table:table-cell>
          <table:table-cell office:value-type="float" office:value="12536" table:number-columns-spanned="1" table:number-rows-spanned="2" table:style-name="ce9">
            <text:p>12,536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1892" table:number-columns-spanned="1" table:number-rows-spanned="2" table:style-name="ce9">
            <text:p>1,892</text:p>
          </table:table-cell>
          <table:table-cell office:value-type="float" office:value="4385" table:number-columns-spanned="1" table:number-rows-spanned="2" table:style-name="ce9">
            <text:p>4,385</text:p>
          </table:table-cell>
          <table:table-cell office:value-type="float" office:value="906" table:number-columns-spanned="1" table:number-rows-spanned="2" table:style-name="ce8">
            <text:p>906</text:p>
          </table:table-cell>
          <table:table-cell office:value-type="float" office:value="1891" table:number-columns-spanned="1" table:number-rows-spanned="2" table:style-name="ce9">
            <text:p>1,891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895" table:number-columns-spanned="1" table:number-rows-spanned="2" table:style-name="ce8">
            <text:p>895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36" table:number-columns-spanned="1" table:number-rows-spanned="2" table:style-name="ce9">
            <text:p>12,5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425" table:number-columns-spanned="1" table:number-rows-spanned="2" table:style-name="ce9">
            <text:p>2,425</text:p>
          </table:table-cell>
          <table:table-cell office:value-type="float" office:value="1286" table:number-columns-spanned="1" table:number-rows-spanned="2" table:style-name="ce9">
            <text:p>1,286</text:p>
          </table:table-cell>
          <table:table-cell office:value-type="float" office:value="3711" table:number-columns-spanned="1" table:number-rows-spanned="2" table:style-name="ce9">
            <text:p>3,711</text:p>
          </table:table-cell>
          <table:table-cell office:value-type="float" office:value="1167" table:number-columns-spanned="1" table:number-rows-spanned="2" table:style-name="ce9">
            <text:p>1,167</text:p>
          </table:table-cell>
          <table:table-cell office:value-type="float" office:value="1429" table:number-columns-spanned="1" table:number-rows-spanned="2" table:style-name="ce9">
            <text:p>1,429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11" table:number-columns-spanned="1" table:number-rows-spanned="2" table:style-name="ce9">
            <text:p>3,7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4098" table:number-columns-spanned="1" table:number-rows-spanned="2" table:style-name="ce9">
            <text:p>4,098</text:p>
          </table:table-cell>
          <table:table-cell office:value-type="float" office:value="4177" table:number-columns-spanned="1" table:number-rows-spanned="2" table:style-name="ce9">
            <text:p>4,177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1971" table:number-columns-spanned="1" table:number-rows-spanned="2" table:style-name="ce9">
            <text:p>1,971</text:p>
          </table:table-cell>
          <table:table-cell office:value-type="float" office:value="955" table:number-columns-spanned="1" table:number-rows-spanned="2" table:style-name="ce8">
            <text:p>95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77" table:number-columns-spanned="1" table:number-rows-spanned="2" table:style-name="ce9">
            <text:p>4,1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0326" table:number-columns-spanned="1" table:number-rows-spanned="2" table:style-name="ce9">
            <text:p>10,326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11414" table:number-columns-spanned="1" table:number-rows-spanned="2" table:style-name="ce9">
            <text:p>11,414</text:p>
          </table:table-cell>
          <table:table-cell office:value-type="float" office:value="1642" table:number-columns-spanned="1" table:number-rows-spanned="2" table:style-name="ce9">
            <text:p>1,642</text:p>
          </table:table-cell>
          <table:table-cell office:value-type="float" office:value="1213" table:number-columns-spanned="1" table:number-rows-spanned="2" table:style-name="ce9">
            <text:p>1,213</text:p>
          </table:table-cell>
          <table:table-cell office:value-type="float" office:value="2833" table:number-columns-spanned="1" table:number-rows-spanned="2" table:style-name="ce9">
            <text:p>2,833</text:p>
          </table:table-cell>
          <table:table-cell office:value-type="float" office:value="754" table:number-columns-spanned="1" table:number-rows-spanned="2" table:style-name="ce8">
            <text:p>754</text:p>
          </table:table-cell>
          <table:table-cell office:value-type="float" office:value="2879" table:number-columns-spanned="1" table:number-rows-spanned="2" table:style-name="ce9">
            <text:p>2,879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561" table:number-columns-spanned="1" table:number-rows-spanned="2" table:style-name="ce8">
            <text:p>561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14" table:number-columns-spanned="1" table:number-rows-spanned="2" table:style-name="ce9">
            <text:p>11,4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11015" table:number-columns-spanned="1" table:number-rows-spanned="2" table:style-name="ce9">
            <text:p>11,015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office:value-type="float" office:value="12169" table:number-columns-spanned="1" table:number-rows-spanned="2" table:style-name="ce9">
            <text:p>12,169</text:p>
          </table:table-cell>
          <table:table-cell office:value-type="float" office:value="1043" table:number-columns-spanned="1" table:number-rows-spanned="2" table:style-name="ce9">
            <text:p>1,043</text:p>
          </table:table-cell>
          <table:table-cell office:value-type="float" office:value="4700" table:number-columns-spanned="1" table:number-rows-spanned="2" table:style-name="ce9">
            <text:p>4,700</text:p>
          </table:table-cell>
          <table:table-cell office:value-type="float" office:value="2004" table:number-columns-spanned="1" table:number-rows-spanned="2" table:style-name="ce9">
            <text:p>2,004</text:p>
          </table:table-cell>
          <table:table-cell office:value-type="float" office:value="782" table:number-columns-spanned="1" table:number-rows-spanned="2" table:style-name="ce8">
            <text:p>782</text:p>
          </table:table-cell>
          <table:table-cell office:value-type="float" office:value="1859" table:number-columns-spanned="1" table:number-rows-spanned="2" table:style-name="ce9">
            <text:p>1,859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674" table:number-columns-spanned="1" table:number-rows-spanned="2" table:style-name="ce8">
            <text:p>674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69" table:number-columns-spanned="1" table:number-rows-spanned="2" table:style-name="ce9">
            <text:p>12,1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377" table:number-columns-spanned="1" table:number-rows-spanned="2" table:style-name="ce9">
            <text:p>1,377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424" table:number-columns-spanned="1" table:number-rows-spanned="2" table:style-name="ce9">
            <text:p>1,424</text:p>
          </table:table-cell>
          <table:table-cell office:value-type="float" office:value="829" table:number-columns-spanned="1" table:number-rows-spanned="2" table:style-name="ce8">
            <text:p>829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24" table:number-columns-spanned="1" table:number-rows-spanned="2" table:style-name="ce9">
            <text:p>1,4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539" table:number-columns-spanned="1" table:number-rows-spanned="2" table:style-name="ce9">
            <text:p>1,539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1765" table:number-columns-spanned="1" table:number-rows-spanned="2" table:style-name="ce9">
            <text:p>1,765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5" table:number-columns-spanned="1" table:number-rows-spanned="2" table:style-name="ce9">
            <text:p>1,7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5142" table:number-columns-spanned="1" table:number-rows-spanned="2" table:style-name="ce9">
            <text:p>5,142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office:value-type="float" office:value="5624" table:number-columns-spanned="1" table:number-rows-spanned="2" table:style-name="ce9">
            <text:p>5,624</text:p>
          </table:table-cell>
          <table:table-cell office:value-type="float" office:value="764" table:number-columns-spanned="1" table:number-rows-spanned="2" table:style-name="ce8">
            <text:p>764</text:p>
          </table:table-cell>
          <table:table-cell office:value-type="float" office:value="1098" table:number-columns-spanned="1" table:number-rows-spanned="2" table:style-name="ce9">
            <text:p>1,098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250" table:number-columns-spanned="1" table:number-rows-spanned="2" table:style-name="ce9">
            <text:p>1,250</text:p>
          </table:table-cell>
          <table:table-cell office:value-type="float" office:value="552" table:number-columns-spanned="1" table:number-rows-spanned="2" table:style-name="ce8">
            <text:p>552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24" table:number-columns-spanned="1" table:number-rows-spanned="2" table:style-name="ce9">
            <text:p>5,6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219" table:number-columns-spanned="1" table:number-rows-spanned="2" table:style-name="ce9">
            <text:p>1,21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268" table:number-columns-spanned="1" table:number-rows-spanned="2" table:style-name="ce9">
            <text:p>1,268</text:p>
          </table:table-cell>
          <table:table-cell office:value-type="float" office:value="794" table:number-columns-spanned="1" table:number-rows-spanned="2" table:style-name="ce8">
            <text:p>79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68" table:number-columns-spanned="1" table:number-rows-spanned="2" table:style-name="ce9">
            <text:p>1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894" table:number-columns-spanned="1" table:number-rows-spanned="2" table:style-name="ce8">
            <text:p>894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4" table:number-columns-spanned="1" table:number-rows-spanned="2" table:style-name="ce8">
            <text:p>8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2112" table:number-columns-spanned="1" table:number-rows-spanned="2" table:style-name="ce9">
            <text:p>2,112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2484" table:number-columns-spanned="1" table:number-rows-spanned="2" table:style-name="ce9">
            <text:p>2,484</text:p>
          </table:table-cell>
          <table:table-cell office:value-type="float" office:value="712" table:number-columns-spanned="1" table:number-rows-spanned="2" table:style-name="ce8">
            <text:p>712</text:p>
          </table:table-cell>
          <table:table-cell office:value-type="float" office:value="988" table:number-columns-spanned="1" table:number-rows-spanned="2" table:style-name="ce8">
            <text:p>988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84" table:number-columns-spanned="1" table:number-rows-spanned="2" table:style-name="ce9">
            <text:p>2,4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104" table:number-columns-spanned="1" table:number-rows-spanned="2" table:style-name="ce9">
            <text:p>3,1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04" table:number-columns-spanned="1" table:number-rows-spanned="2" table:style-name="ce9">
            <text:p>3,104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72" table:number-columns-spanned="1" table:number-rows-spanned="2" table:style-name="ce8">
            <text:p>572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04" table:number-columns-spanned="1" table:number-rows-spanned="2" table:style-name="ce9">
            <text:p>3,1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69383" table:number-columns-spanned="1" table:number-rows-spanned="2" table:style-name="ce9">
            <text:p>269,383</text:p>
          </table:table-cell>
          <table:table-cell office:value-type="float" office:value="94771" table:number-columns-spanned="1" table:number-rows-spanned="2" table:style-name="ce9">
            <text:p>94,771</text:p>
          </table:table-cell>
          <table:table-cell office:value-type="float" office:value="364154" table:number-columns-spanned="1" table:number-rows-spanned="2" table:style-name="ce9">
            <text:p>364,154</text:p>
          </table:table-cell>
          <table:table-cell office:value-type="float" office:value="61359" table:number-columns-spanned="1" table:number-rows-spanned="2" table:style-name="ce9">
            <text:p>61,359</text:p>
          </table:table-cell>
          <table:table-cell office:value-type="float" office:value="68122" table:number-columns-spanned="1" table:number-rows-spanned="2" table:style-name="ce9">
            <text:p>68,122</text:p>
          </table:table-cell>
          <table:table-cell office:value-type="float" office:value="96811" table:number-columns-spanned="1" table:number-rows-spanned="2" table:style-name="ce9">
            <text:p>96,811</text:p>
          </table:table-cell>
          <table:table-cell office:value-type="float" office:value="15457" table:number-columns-spanned="1" table:number-rows-spanned="2" table:style-name="ce9">
            <text:p>15,457</text:p>
          </table:table-cell>
          <table:table-cell office:value-type="float" office:value="31327" table:number-columns-spanned="1" table:number-rows-spanned="2" table:style-name="ce9">
            <text:p>31,327</text:p>
          </table:table-cell>
          <table:table-cell office:value-type="float" office:value="10768" table:number-columns-spanned="1" table:number-rows-spanned="2" table:style-name="ce9">
            <text:p>10,768</text:p>
          </table:table-cell>
          <table:table-cell office:value-type="float" office:value="3503" table:number-columns-spanned="1" table:number-rows-spanned="2" table:style-name="ce9">
            <text:p>3,503</text:p>
          </table:table-cell>
          <table:table-cell office:value-type="float" office:value="16126" table:number-columns-spanned="1" table:number-rows-spanned="2" table:style-name="ce9">
            <text:p>16,126</text:p>
          </table:table-cell>
          <table:table-cell office:value-type="float" office:value="37055" table:number-columns-spanned="1" table:number-rows-spanned="2" table:style-name="ce9">
            <text:p>37,055</text:p>
          </table:table-cell>
          <table:table-cell office:value-type="float" office:value="14180" table:number-columns-spanned="1" table:number-rows-spanned="2" table:style-name="ce9">
            <text:p>14,180</text:p>
          </table:table-cell>
          <table:table-cell office:value-type="float" office:value="3853" table:number-columns-spanned="1" table:number-rows-spanned="2" table:style-name="ce9">
            <text:p>3,853</text:p>
          </table:table-cell>
          <table:table-cell office:value-type="float" office:value="4928" table:number-columns-spanned="1" table:number-rows-spanned="2" table:style-name="ce9">
            <text:p>4,928</text:p>
          </table:table-cell>
          <table:table-cell office:value-type="float" office:value="665" table:number-columns-spanned="1" table:number-rows-spanned="2" table:style-name="ce8">
            <text:p>665</text:p>
          </table:table-cell>
          <table:table-cell office:value-type="float" office:value="364154" table:number-columns-spanned="1" table:number-rows-spanned="2" table:style-name="ce9">
            <text:p>364,15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261" table:number-columns-spanned="1" table:number-rows-spanned="2" table:style-name="ce9">
            <text:p>2,261</text:p>
          </table:table-cell>
          <table:table-cell office:value-type="float" office:value="1996" table:number-columns-spanned="1" table:number-rows-spanned="2" table:style-name="ce9">
            <text:p>1,996</text:p>
          </table:table-cell>
          <table:table-cell office:value-type="float" office:value="4257" table:number-columns-spanned="1" table:number-rows-spanned="2" table:style-name="ce9">
            <text:p>4,257</text:p>
          </table:table-cell>
          <table:table-cell office:value-type="float" office:value="3202" table:number-columns-spanned="1" table:number-rows-spanned="2" table:style-name="ce9">
            <text:p>3,20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57" table:number-columns-spanned="1" table:number-rows-spanned="2" table:style-name="ce9">
            <text:p>4,2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345" table:number-columns-spanned="1" table:number-rows-spanned="2" table:style-name="ce9">
            <text:p>1,345</text:p>
          </table:table-cell>
          <table:table-cell office:value-type="float" office:value="4874" table:number-columns-spanned="1" table:number-rows-spanned="2" table:style-name="ce9">
            <text:p>4,874</text:p>
          </table:table-cell>
          <table:table-cell office:value-type="float" office:value="6219" table:number-columns-spanned="1" table:number-rows-spanned="2" table:style-name="ce9">
            <text:p>6,219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office:value-type="float" office:value="1798" table:number-columns-spanned="1" table:number-rows-spanned="2" table:style-name="ce9">
            <text:p>1,798</text:p>
          </table:table-cell>
          <table:table-cell office:value-type="float" office:value="577" table:number-columns-spanned="1" table:number-rows-spanned="2" table:style-name="ce8">
            <text:p>577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19" table:number-columns-spanned="1" table:number-rows-spanned="2" table:style-name="ce9">
            <text:p>6,2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10622" table:number-columns-spanned="1" table:number-rows-spanned="2" table:style-name="ce9">
            <text:p>10,622</text:p>
          </table:table-cell>
          <table:table-cell office:value-type="float" office:value="7959" table:number-columns-spanned="1" table:number-rows-spanned="2" table:style-name="ce9">
            <text:p>7,959</text:p>
          </table:table-cell>
          <table:table-cell office:value-type="float" office:value="18581" table:number-columns-spanned="1" table:number-rows-spanned="2" table:style-name="ce9">
            <text:p>18,581</text:p>
          </table:table-cell>
          <table:table-cell office:value-type="float" office:value="9857" table:number-columns-spanned="1" table:number-rows-spanned="2" table:style-name="ce9">
            <text:p>9,857</text:p>
          </table:table-cell>
          <table:table-cell office:value-type="float" office:value="3631" table:number-columns-spanned="1" table:number-rows-spanned="2" table:style-name="ce9">
            <text:p>3,631</text:p>
          </table:table-cell>
          <table:table-cell office:value-type="float" office:value="2504" table:number-columns-spanned="1" table:number-rows-spanned="2" table:style-name="ce9">
            <text:p>2,504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1272" table:number-columns-spanned="1" table:number-rows-spanned="2" table:style-name="ce9">
            <text:p>1,27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81" table:number-columns-spanned="1" table:number-rows-spanned="2" table:style-name="ce9">
            <text:p>18,5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2446" table:number-columns-spanned="1" table:number-rows-spanned="2" table:style-name="ce9">
            <text:p>12,446</text:p>
          </table:table-cell>
          <table:table-cell office:value-type="float" office:value="2399" table:number-columns-spanned="1" table:number-rows-spanned="2" table:style-name="ce9">
            <text:p>2,399</text:p>
          </table:table-cell>
          <table:table-cell office:value-type="float" office:value="14845" table:number-columns-spanned="1" table:number-rows-spanned="2" table:style-name="ce9">
            <text:p>14,845</text:p>
          </table:table-cell>
          <table:table-cell office:value-type="float" office:value="7228" table:number-columns-spanned="1" table:number-rows-spanned="2" table:style-name="ce9">
            <text:p>7,228</text:p>
          </table:table-cell>
          <table:table-cell office:value-type="float" office:value="1941" table:number-columns-spanned="1" table:number-rows-spanned="2" table:style-name="ce9">
            <text:p>1,941</text:p>
          </table:table-cell>
          <table:table-cell office:value-type="float" office:value="1399" table:number-columns-spanned="1" table:number-rows-spanned="2" table:style-name="ce9">
            <text:p>1,3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1483" table:number-columns-spanned="1" table:number-rows-spanned="2" table:style-name="ce9">
            <text:p>1,483</text:p>
          </table:table-cell>
          <table:table-cell office:value-type="float" office:value="620" table:number-columns-spanned="1" table:number-rows-spanned="2" table:style-name="ce8">
            <text:p>620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948" table:number-columns-spanned="1" table:number-rows-spanned="2" table:style-name="ce8">
            <text:p>948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office:value-type="float" office:value="14845" table:number-columns-spanned="1" table:number-rows-spanned="2" table:style-name="ce9">
            <text:p>14,8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11189" table:number-columns-spanned="1" table:number-rows-spanned="2" table:style-name="ce9">
            <text:p>11,189</text:p>
          </table:table-cell>
          <table:table-cell office:value-type="float" office:value="2460" table:number-columns-spanned="1" table:number-rows-spanned="2" table:style-name="ce9">
            <text:p>2,460</text:p>
          </table:table-cell>
          <table:table-cell office:value-type="float" office:value="13649" table:number-columns-spanned="1" table:number-rows-spanned="2" table:style-name="ce9">
            <text:p>13,649</text:p>
          </table:table-cell>
          <table:table-cell office:value-type="float" office:value="6928" table:number-columns-spanned="1" table:number-rows-spanned="2" table:style-name="ce9">
            <text:p>6,928</text:p>
          </table:table-cell>
          <table:table-cell office:value-type="float" office:value="2159" table:number-columns-spanned="1" table:number-rows-spanned="2" table:style-name="ce9">
            <text:p>2,159</text:p>
          </table:table-cell>
          <table:table-cell office:value-type="float" office:value="2668" table:number-columns-spanned="1" table:number-rows-spanned="2" table:style-name="ce9">
            <text:p>2,668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419" table:number-columns-spanned="1" table:number-rows-spanned="2" table:style-name="ce8">
            <text:p>419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49" table:number-columns-spanned="1" table:number-rows-spanned="2" table:style-name="ce9">
            <text:p>13,6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7442" table:number-columns-spanned="1" table:number-rows-spanned="2" table:style-name="ce9">
            <text:p>7,442</text:p>
          </table:table-cell>
          <table:table-cell office:value-type="float" office:value="5451" table:number-columns-spanned="1" table:number-rows-spanned="2" table:style-name="ce9">
            <text:p>5,451</text:p>
          </table:table-cell>
          <table:table-cell office:value-type="float" office:value="12893" table:number-columns-spanned="1" table:number-rows-spanned="2" table:style-name="ce9">
            <text:p>12,893</text:p>
          </table:table-cell>
          <table:table-cell office:value-type="float" office:value="6438" table:number-columns-spanned="1" table:number-rows-spanned="2" table:style-name="ce9">
            <text:p>6,438</text:p>
          </table:table-cell>
          <table:table-cell office:value-type="float" office:value="3609" table:number-columns-spanned="1" table:number-rows-spanned="2" table:style-name="ce9">
            <text:p>3,609</text:p>
          </table:table-cell>
          <table:table-cell office:value-type="float" office:value="968" table:number-columns-spanned="1" table:number-rows-spanned="2" table:style-name="ce8">
            <text:p>968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93" table:number-columns-spanned="1" table:number-rows-spanned="2" table:style-name="ce9">
            <text:p>12,8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7298" table:number-columns-spanned="1" table:number-rows-spanned="2" table:style-name="ce9">
            <text:p>7,298</text:p>
          </table:table-cell>
          <table:table-cell office:value-type="float" office:value="6573" table:number-columns-spanned="1" table:number-rows-spanned="2" table:style-name="ce9">
            <text:p>6,573</text:p>
          </table:table-cell>
          <table:table-cell office:value-type="float" office:value="13871" table:number-columns-spanned="1" table:number-rows-spanned="2" table:style-name="ce9">
            <text:p>13,871</text:p>
          </table:table-cell>
          <table:table-cell office:value-type="float" office:value="8255" table:number-columns-spanned="1" table:number-rows-spanned="2" table:style-name="ce9">
            <text:p>8,255</text:p>
          </table:table-cell>
          <table:table-cell office:value-type="float" office:value="3022" table:number-columns-spanned="1" table:number-rows-spanned="2" table:style-name="ce9">
            <text:p>3,022</text:p>
          </table:table-cell>
          <table:table-cell office:value-type="float" office:value="1755" table:number-columns-spanned="1" table:number-rows-spanned="2" table:style-name="ce9">
            <text:p>1,755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71" table:number-columns-spanned="1" table:number-rows-spanned="2" table:style-name="ce9">
            <text:p>13,8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6097" table:number-columns-spanned="1" table:number-rows-spanned="2" table:style-name="ce9">
            <text:p>6,097</text:p>
          </table:table-cell>
          <table:table-cell office:value-type="float" office:value="1575" table:number-columns-spanned="1" table:number-rows-spanned="2" table:style-name="ce9">
            <text:p>1,575</text:p>
          </table:table-cell>
          <table:table-cell office:value-type="float" office:value="7672" table:number-columns-spanned="1" table:number-rows-spanned="2" table:style-name="ce9">
            <text:p>7,672</text:p>
          </table:table-cell>
          <table:table-cell office:value-type="float" office:value="4608" table:number-columns-spanned="1" table:number-rows-spanned="2" table:style-name="ce9">
            <text:p>4,608</text:p>
          </table:table-cell>
          <table:table-cell office:value-type="float" office:value="1430" table:number-columns-spanned="1" table:number-rows-spanned="2" table:style-name="ce9">
            <text:p>1,430</text:p>
          </table:table-cell>
          <table:table-cell office:value-type="float" office:value="665" table:number-columns-spanned="1" table:number-rows-spanned="2" table:style-name="ce8">
            <text:p>6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72" table:number-columns-spanned="1" table:number-rows-spanned="2" table:style-name="ce9">
            <text:p>7,6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103" table:number-columns-spanned="1" table:number-rows-spanned="2" table:style-name="ce9">
            <text:p>1,10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office:value-type="float" office:value="961" table:number-columns-spanned="1" table:number-rows-spanned="2" table:style-name="ce8">
            <text:p>96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5886" table:number-columns-spanned="1" table:number-rows-spanned="2" table:style-name="ce9">
            <text:p>5,886</text:p>
          </table:table-cell>
          <table:table-cell office:value-type="float" office:value="3004" table:number-columns-spanned="1" table:number-rows-spanned="2" table:style-name="ce9">
            <text:p>3,004</text:p>
          </table:table-cell>
          <table:table-cell office:value-type="float" office:value="8890" table:number-columns-spanned="1" table:number-rows-spanned="2" table:style-name="ce9">
            <text:p>8,890</text:p>
          </table:table-cell>
          <table:table-cell office:value-type="float" office:value="6598" table:number-columns-spanned="1" table:number-rows-spanned="2" table:style-name="ce9">
            <text:p>6,598</text:p>
          </table:table-cell>
          <table:table-cell office:value-type="float" office:value="1464" table:number-columns-spanned="1" table:number-rows-spanned="2" table:style-name="ce9">
            <text:p>1,46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90" table:number-columns-spanned="1" table:number-rows-spanned="2" table:style-name="ce9">
            <text:p>8,8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5689" table:number-columns-spanned="1" table:number-rows-spanned="2" table:style-name="ce9">
            <text:p>65,689</text:p>
          </table:table-cell>
          <table:table-cell office:value-type="float" office:value="36342" table:number-columns-spanned="1" table:number-rows-spanned="2" table:style-name="ce9">
            <text:p>36,342</text:p>
          </table:table-cell>
          <table:table-cell office:value-type="float" office:value="102031" table:number-columns-spanned="1" table:number-rows-spanned="2" table:style-name="ce9">
            <text:p>102,031</text:p>
          </table:table-cell>
          <table:table-cell office:value-type="float" office:value="56353" table:number-columns-spanned="1" table:number-rows-spanned="2" table:style-name="ce9">
            <text:p>56,353</text:p>
          </table:table-cell>
          <table:table-cell office:value-type="float" office:value="19197" table:number-columns-spanned="1" table:number-rows-spanned="2" table:style-name="ce9">
            <text:p>19,197</text:p>
          </table:table-cell>
          <table:table-cell office:value-type="float" office:value="11111" table:number-columns-spanned="1" table:number-rows-spanned="2" table:style-name="ce9">
            <text:p>11,111</text:p>
          </table:table-cell>
          <table:table-cell office:value-type="float" office:value="1429" table:number-columns-spanned="1" table:number-rows-spanned="2" table:style-name="ce9">
            <text:p>1,429</text:p>
          </table:table-cell>
          <table:table-cell office:value-type="float" office:value="3017" table:number-columns-spanned="1" table:number-rows-spanned="2" table:style-name="ce9">
            <text:p>3,017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office:value-type="float" office:value="2750" table:number-columns-spanned="1" table:number-rows-spanned="2" table:style-name="ce9">
            <text:p>2,750</text:p>
          </table:table-cell>
          <table:table-cell office:value-type="float" office:value="2341" table:number-columns-spanned="1" table:number-rows-spanned="2" table:style-name="ce9">
            <text:p>2,341</text:p>
          </table:table-cell>
          <table:table-cell office:value-type="float" office:value="2059" table:number-columns-spanned="1" table:number-rows-spanned="2" table:style-name="ce9">
            <text:p>2,059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1696" table:number-columns-spanned="1" table:number-rows-spanned="2" table:style-name="ce9">
            <text:p>1,696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office:value-type="float" office:value="102031" table:number-columns-spanned="1" table:number-rows-spanned="2" table:style-name="ce9">
            <text:p>102,03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278" table:number-columns-spanned="1" table:number-rows-spanned="2" table:style-name="ce9">
            <text:p>3,278</text:p>
          </table:table-cell>
          <table:table-cell office:value-type="float" office:value="576" table:number-columns-spanned="1" table:number-rows-spanned="2" table:style-name="ce8">
            <text:p>576</text:p>
          </table:table-cell>
          <table:table-cell office:value-type="float" office:value="3854" table:number-columns-spanned="1" table:number-rows-spanned="2" table:style-name="ce9">
            <text:p>3,854</text:p>
          </table:table-cell>
          <table:table-cell office:value-type="float" office:value="2312" table:number-columns-spanned="1" table:number-rows-spanned="2" table:style-name="ce9">
            <text:p>2,312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54" table:number-columns-spanned="1" table:number-rows-spanned="2" table:style-name="ce9">
            <text:p>3,8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1053" table:number-columns-spanned="1" table:number-rows-spanned="2" table:style-name="ce9">
            <text:p>1,053</text:p>
          </table:table-cell>
          <table:table-cell office:value-type="float" office:value="1462" table:number-columns-spanned="1" table:number-rows-spanned="2" table:style-name="ce9">
            <text:p>1,462</text:p>
          </table:table-cell>
          <table:table-cell office:value-type="float" office:value="2515" table:number-columns-spanned="1" table:number-rows-spanned="2" table:style-name="ce9">
            <text:p>2,515</text:p>
          </table:table-cell>
          <table:table-cell office:value-type="float" office:value="2263" table:number-columns-spanned="1" table:number-rows-spanned="2" table:style-name="ce9">
            <text:p>2,263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15" table:number-columns-spanned="1" table:number-rows-spanned="2" table:style-name="ce9">
            <text:p>2,5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228" table:number-columns-spanned="1" table:number-rows-spanned="2" table:style-name="ce9">
            <text:p>5,228</text:p>
          </table:table-cell>
          <table:table-cell office:value-type="float" office:value="2428" table:number-columns-spanned="1" table:number-rows-spanned="2" table:style-name="ce9">
            <text:p>2,428</text:p>
          </table:table-cell>
          <table:table-cell office:value-type="float" office:value="7656" table:number-columns-spanned="1" table:number-rows-spanned="2" table:style-name="ce9">
            <text:p>7,656</text:p>
          </table:table-cell>
          <table:table-cell office:value-type="float" office:value="4970" table:number-columns-spanned="1" table:number-rows-spanned="2" table:style-name="ce9">
            <text:p>4,970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office:value-type="float" office:value="651" table:number-columns-spanned="1" table:number-rows-spanned="2" table:style-name="ce8">
            <text:p>65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56" table:number-columns-spanned="1" table:number-rows-spanned="2" table:style-name="ce9">
            <text:p>7,6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248" table:number-columns-spanned="1" table:number-rows-spanned="2" table:style-name="ce9">
            <text:p>3,248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3577" table:number-columns-spanned="1" table:number-rows-spanned="2" table:style-name="ce9">
            <text:p>3,577</text:p>
          </table:table-cell>
          <table:table-cell office:value-type="float" office:value="2128" table:number-columns-spanned="1" table:number-rows-spanned="2" table:style-name="ce9">
            <text:p>2,128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77" table:number-columns-spanned="1" table:number-rows-spanned="2" table:style-name="ce9">
            <text:p>3,5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7721" table:number-columns-spanned="1" table:number-rows-spanned="2" table:style-name="ce9">
            <text:p>7,721</text:p>
          </table:table-cell>
          <table:table-cell office:value-type="float" office:value="3492" table:number-columns-spanned="1" table:number-rows-spanned="2" table:style-name="ce9">
            <text:p>3,492</text:p>
          </table:table-cell>
          <table:table-cell office:value-type="float" office:value="11213" table:number-columns-spanned="1" table:number-rows-spanned="2" table:style-name="ce9">
            <text:p>11,213</text:p>
          </table:table-cell>
          <table:table-cell office:value-type="float" office:value="8136" table:number-columns-spanned="1" table:number-rows-spanned="2" table:style-name="ce9">
            <text:p>8,136</text:p>
          </table:table-cell>
          <table:table-cell office:value-type="float" office:value="854" table:number-columns-spanned="1" table:number-rows-spanned="2" table:style-name="ce8">
            <text:p>854</text:p>
          </table:table-cell>
          <table:table-cell office:value-type="float" office:value="836" table:number-columns-spanned="1" table:number-rows-spanned="2" table:style-name="ce8">
            <text:p>836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13" table:number-columns-spanned="1" table:number-rows-spanned="2" table:style-name="ce9">
            <text:p>11,2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996" table:number-columns-spanned="1" table:number-rows-spanned="2" table:style-name="ce9">
            <text:p>4,996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5644" table:number-columns-spanned="1" table:number-rows-spanned="2" table:style-name="ce9">
            <text:p>5,644</text:p>
          </table:table-cell>
          <table:table-cell office:value-type="float" office:value="3705" table:number-columns-spanned="1" table:number-rows-spanned="2" table:style-name="ce9">
            <text:p>3,705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44" table:number-columns-spanned="1" table:number-rows-spanned="2" table:style-name="ce9">
            <text:p>5,6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5390" table:number-columns-spanned="1" table:number-rows-spanned="2" table:style-name="ce9">
            <text:p>5,390</text:p>
          </table:table-cell>
          <table:table-cell office:value-type="float" office:value="842" table:number-columns-spanned="1" table:number-rows-spanned="2" table:style-name="ce8">
            <text:p>842</text:p>
          </table:table-cell>
          <table:table-cell office:value-type="float" office:value="6232" table:number-columns-spanned="1" table:number-rows-spanned="2" table:style-name="ce9">
            <text:p>6,232</text:p>
          </table:table-cell>
          <table:table-cell office:value-type="float" office:value="4173" table:number-columns-spanned="1" table:number-rows-spanned="2" table:style-name="ce9">
            <text:p>4,173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890" table:number-columns-spanned="1" table:number-rows-spanned="2" table:style-name="ce8">
            <text:p>89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32" table:number-columns-spanned="1" table:number-rows-spanned="2" table:style-name="ce9">
            <text:p>6,2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0914" table:number-columns-spanned="1" table:number-rows-spanned="2" table:style-name="ce9">
            <text:p>30,914</text:p>
          </table:table-cell>
          <table:table-cell office:value-type="float" office:value="9777" table:number-columns-spanned="1" table:number-rows-spanned="2" table:style-name="ce9">
            <text:p>9,777</text:p>
          </table:table-cell>
          <table:table-cell office:value-type="float" office:value="40691" table:number-columns-spanned="1" table:number-rows-spanned="2" table:style-name="ce9">
            <text:p>40,691</text:p>
          </table:table-cell>
          <table:table-cell office:value-type="float" office:value="27687" table:number-columns-spanned="1" table:number-rows-spanned="2" table:style-name="ce9">
            <text:p>27,687</text:p>
          </table:table-cell>
          <table:table-cell office:value-type="float" office:value="3138" table:number-columns-spanned="1" table:number-rows-spanned="2" table:style-name="ce9">
            <text:p>3,138</text:p>
          </table:table-cell>
          <table:table-cell office:value-type="float" office:value="3775" table:number-columns-spanned="1" table:number-rows-spanned="2" table:style-name="ce9">
            <text:p>3,775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893" table:number-columns-spanned="1" table:number-rows-spanned="2" table:style-name="ce8">
            <text:p>893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716" table:number-columns-spanned="1" table:number-rows-spanned="2" table:style-name="ce8">
            <text:p>716</text:p>
          </table:table-cell>
          <table:table-cell office:value-type="float" office:value="1269" table:number-columns-spanned="1" table:number-rows-spanned="2" table:style-name="ce9">
            <text:p>1,269</text:p>
          </table:table-cell>
          <table:table-cell office:value-type="float" office:value="1758" table:number-columns-spanned="1" table:number-rows-spanned="2" table:style-name="ce9">
            <text:p>1,758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691" table:number-columns-spanned="1" table:number-rows-spanned="2" table:style-name="ce9">
            <text:p>40,69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3675" table:number-columns-spanned="1" table:number-rows-spanned="2" table:style-name="ce9">
            <text:p>3,675</text:p>
          </table:table-cell>
          <table:table-cell office:value-type="float" office:value="1837" table:number-columns-spanned="1" table:number-rows-spanned="2" table:style-name="ce9">
            <text:p>1,837</text:p>
          </table:table-cell>
          <table:table-cell office:value-type="float" office:value="5512" table:number-columns-spanned="1" table:number-rows-spanned="2" table:style-name="ce9">
            <text:p>5,512</text:p>
          </table:table-cell>
          <table:table-cell office:value-type="float" office:value="4532" table:number-columns-spanned="1" table:number-rows-spanned="2" table:style-name="ce9">
            <text:p>4,532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512" table:number-columns-spanned="1" table:number-rows-spanned="2" table:style-name="ce9">
            <text:p>5,5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1603" table:number-columns-spanned="1" table:number-rows-spanned="2" table:style-name="ce9">
            <text:p>11,603</text:p>
          </table:table-cell>
          <table:table-cell office:value-type="float" office:value="4078" table:number-columns-spanned="1" table:number-rows-spanned="2" table:style-name="ce9">
            <text:p>4,078</text:p>
          </table:table-cell>
          <table:table-cell office:value-type="float" office:value="15681" table:number-columns-spanned="1" table:number-rows-spanned="2" table:style-name="ce9">
            <text:p>15,681</text:p>
          </table:table-cell>
          <table:table-cell office:value-type="float" office:value="14350" table:number-columns-spanned="1" table:number-rows-spanned="2" table:style-name="ce9">
            <text:p>14,350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681" table:number-columns-spanned="1" table:number-rows-spanned="2" table:style-name="ce9">
            <text:p>15,6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13976" table:number-columns-spanned="1" table:number-rows-spanned="2" table:style-name="ce9">
            <text:p>13,976</text:p>
          </table:table-cell>
          <table:table-cell office:value-type="float" office:value="8287" table:number-columns-spanned="1" table:number-rows-spanned="2" table:style-name="ce9">
            <text:p>8,287</text:p>
          </table:table-cell>
          <table:table-cell office:value-type="float" office:value="22263" table:number-columns-spanned="1" table:number-rows-spanned="2" table:style-name="ce9">
            <text:p>22,263</text:p>
          </table:table-cell>
          <table:table-cell office:value-type="float" office:value="18264" table:number-columns-spanned="1" table:number-rows-spanned="2" table:style-name="ce9">
            <text:p>18,264</text:p>
          </table:table-cell>
          <table:table-cell office:value-type="float" office:value="3618" table:number-columns-spanned="1" table:number-rows-spanned="2" table:style-name="ce9">
            <text:p>3,618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263" table:number-columns-spanned="1" table:number-rows-spanned="2" table:style-name="ce9">
            <text:p>22,2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14713" table:number-columns-spanned="1" table:number-rows-spanned="2" table:style-name="ce9">
            <text:p>14,713</text:p>
          </table:table-cell>
          <table:table-cell office:value-type="float" office:value="3700" table:number-columns-spanned="1" table:number-rows-spanned="2" table:style-name="ce9">
            <text:p>3,700</text:p>
          </table:table-cell>
          <table:table-cell office:value-type="float" office:value="18413" table:number-columns-spanned="1" table:number-rows-spanned="2" table:style-name="ce9">
            <text:p>18,413</text:p>
          </table:table-cell>
          <table:table-cell office:value-type="float" office:value="17510" table:number-columns-spanned="1" table:number-rows-spanned="2" table:style-name="ce9">
            <text:p>17,510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413" table:number-columns-spanned="1" table:number-rows-spanned="2" table:style-name="ce9">
            <text:p>18,4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3967" table:number-columns-spanned="1" table:number-rows-spanned="2" table:style-name="ce9">
            <text:p>43,967</text:p>
          </table:table-cell>
          <table:table-cell office:value-type="float" office:value="17902" table:number-columns-spanned="1" table:number-rows-spanned="2" table:style-name="ce9">
            <text:p>17,902</text:p>
          </table:table-cell>
          <table:table-cell office:value-type="float" office:value="61869" table:number-columns-spanned="1" table:number-rows-spanned="2" table:style-name="ce9">
            <text:p>61,869</text:p>
          </table:table-cell>
          <table:table-cell office:value-type="float" office:value="54656" table:number-columns-spanned="1" table:number-rows-spanned="2" table:style-name="ce9">
            <text:p>54,656</text:p>
          </table:table-cell>
          <table:table-cell office:value-type="float" office:value="5722" table:number-columns-spanned="1" table:number-rows-spanned="2" table:style-name="ce9">
            <text:p>5,722</text:p>
          </table:table-cell>
          <table:table-cell office:value-type="float" office:value="694" table:number-columns-spanned="1" table:number-rows-spanned="2" table:style-name="ce8">
            <text:p>69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61869" table:number-columns-spanned="1" table:number-rows-spanned="2" table:style-name="ce9">
            <text:p>61,86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4168" table:number-columns-spanned="1" table:number-rows-spanned="2" table:style-name="ce9">
            <text:p>4,168</text:p>
          </table:table-cell>
          <table:table-cell office:value-type="float" office:value="2415" table:number-columns-spanned="1" table:number-rows-spanned="2" table:style-name="ce9">
            <text:p>2,415</text:p>
          </table:table-cell>
          <table:table-cell office:value-type="float" office:value="6583" table:number-columns-spanned="1" table:number-rows-spanned="2" table:style-name="ce9">
            <text:p>6,583</text:p>
          </table:table-cell>
          <table:table-cell office:value-type="float" office:value="6583" table:number-columns-spanned="1" table:number-rows-spanned="2" table:style-name="ce9">
            <text:p>6,5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83" table:number-columns-spanned="1" table:number-rows-spanned="2" table:style-name="ce9">
            <text:p>6,5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530" table:number-columns-spanned="1" table:number-rows-spanned="2" table:style-name="ce9">
            <text:p>1,530</text:p>
          </table:table-cell>
          <table:table-cell office:value-type="float" office:value="1961" table:number-columns-spanned="1" table:number-rows-spanned="2" table:style-name="ce9">
            <text:p>1,961</text:p>
          </table:table-cell>
          <table:table-cell office:value-type="float" office:value="3491" table:number-columns-spanned="1" table:number-rows-spanned="2" table:style-name="ce9">
            <text:p>3,491</text:p>
          </table:table-cell>
          <table:table-cell office:value-type="float" office:value="2769" table:number-columns-spanned="1" table:number-rows-spanned="2" table:style-name="ce9">
            <text:p>2,769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91" table:number-columns-spanned="1" table:number-rows-spanned="2" table:style-name="ce9">
            <text:p>3,4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0817" table:number-columns-spanned="1" table:number-rows-spanned="2" table:style-name="ce9">
            <text:p>10,817</text:p>
          </table:table-cell>
          <table:table-cell office:value-type="float" office:value="1979" table:number-columns-spanned="1" table:number-rows-spanned="2" table:style-name="ce9">
            <text:p>1,979</text:p>
          </table:table-cell>
          <table:table-cell office:value-type="float" office:value="12796" table:number-columns-spanned="1" table:number-rows-spanned="2" table:style-name="ce9">
            <text:p>12,796</text:p>
          </table:table-cell>
          <table:table-cell office:value-type="float" office:value="11962" table:number-columns-spanned="1" table:number-rows-spanned="2" table:style-name="ce9">
            <text:p>11,962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96" table:number-columns-spanned="1" table:number-rows-spanned="2" table:style-name="ce9">
            <text:p>12,7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867" table:number-columns-spanned="1" table:number-rows-spanned="2" table:style-name="ce9">
            <text:p>3,867</text:p>
          </table:table-cell>
          <table:table-cell office:value-type="float" office:value="1197" table:number-columns-spanned="1" table:number-rows-spanned="2" table:style-name="ce9">
            <text:p>1,197</text:p>
          </table:table-cell>
          <table:table-cell office:value-type="float" office:value="5064" table:number-columns-spanned="1" table:number-rows-spanned="2" table:style-name="ce9">
            <text:p>5,064</text:p>
          </table:table-cell>
          <table:table-cell office:value-type="float" office:value="3736" table:number-columns-spanned="1" table:number-rows-spanned="2" table:style-name="ce9">
            <text:p>3,736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64" table:number-columns-spanned="1" table:number-rows-spanned="2" table:style-name="ce9">
            <text:p>5,0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7703" table:number-columns-spanned="1" table:number-rows-spanned="2" table:style-name="ce9">
            <text:p>7,703</text:p>
          </table:table-cell>
          <table:table-cell office:value-type="float" office:value="5820" table:number-columns-spanned="1" table:number-rows-spanned="2" table:style-name="ce9">
            <text:p>5,820</text:p>
          </table:table-cell>
          <table:table-cell office:value-type="float" office:value="13523" table:number-columns-spanned="1" table:number-rows-spanned="2" table:style-name="ce9">
            <text:p>13,523</text:p>
          </table:table-cell>
          <table:table-cell office:value-type="float" office:value="11561" table:number-columns-spanned="1" table:number-rows-spanned="2" table:style-name="ce9">
            <text:p>11,561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23" table:number-columns-spanned="1" table:number-rows-spanned="2" table:style-name="ce9">
            <text:p>13,5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572" table:number-columns-spanned="1" table:number-rows-spanned="2" table:style-name="ce9">
            <text:p>1,572</text:p>
          </table:table-cell>
          <table:table-cell office:value-type="float" office:value="674" table:number-columns-spanned="1" table:number-rows-spanned="2" table:style-name="ce8">
            <text:p>674</text:p>
          </table:table-cell>
          <table:table-cell office:value-type="float" office:value="2246" table:number-columns-spanned="1" table:number-rows-spanned="2" table:style-name="ce9">
            <text:p>2,246</text:p>
          </table:table-cell>
          <table:table-cell office:value-type="float" office:value="2065" table:number-columns-spanned="1" table:number-rows-spanned="2" table:style-name="ce9">
            <text:p>2,06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46" table:number-columns-spanned="1" table:number-rows-spanned="2" table:style-name="ce9">
            <text:p>2,2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9037" table:number-columns-spanned="1" table:number-rows-spanned="2" table:style-name="ce9">
            <text:p>19,037</text:p>
          </table:table-cell>
          <table:table-cell office:value-type="float" office:value="2676" table:number-columns-spanned="1" table:number-rows-spanned="2" table:style-name="ce9">
            <text:p>2,676</text:p>
          </table:table-cell>
          <table:table-cell office:value-type="float" office:value="21713" table:number-columns-spanned="1" table:number-rows-spanned="2" table:style-name="ce9">
            <text:p>21,713</text:p>
          </table:table-cell>
          <table:table-cell office:value-type="float" office:value="17716" table:number-columns-spanned="1" table:number-rows-spanned="2" table:style-name="ce9">
            <text:p>17,716</text:p>
          </table:table-cell>
          <table:table-cell office:value-type="float" office:value="2671" table:number-columns-spanned="1" table:number-rows-spanned="2" table:style-name="ce9">
            <text:p>2,671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713" table:number-columns-spanned="1" table:number-rows-spanned="2" table:style-name="ce9">
            <text:p>21,7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20784" table:number-columns-spanned="1" table:number-rows-spanned="2" table:style-name="ce9">
            <text:p>20,784</text:p>
          </table:table-cell>
          <table:table-cell office:value-type="float" office:value="7754" table:number-columns-spanned="1" table:number-rows-spanned="2" table:style-name="ce9">
            <text:p>7,754</text:p>
          </table:table-cell>
          <table:table-cell office:value-type="float" office:value="28538" table:number-columns-spanned="1" table:number-rows-spanned="2" table:style-name="ce9">
            <text:p>28,538</text:p>
          </table:table-cell>
          <table:table-cell office:value-type="float" office:value="22867" table:number-columns-spanned="1" table:number-rows-spanned="2" table:style-name="ce9">
            <text:p>22,867</text:p>
          </table:table-cell>
          <table:table-cell office:value-type="float" office:value="3147" table:number-columns-spanned="1" table:number-rows-spanned="2" table:style-name="ce9">
            <text:p>3,147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1498" table:number-columns-spanned="1" table:number-rows-spanned="2" table:style-name="ce9">
            <text:p>1,49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538" table:number-columns-spanned="1" table:number-rows-spanned="2" table:style-name="ce9">
            <text:p>28,5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915" table:number-columns-spanned="1" table:number-rows-spanned="2" table:style-name="ce9">
            <text:p>1,915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2516" table:number-columns-spanned="1" table:number-rows-spanned="2" table:style-name="ce9">
            <text:p>2,516</text:p>
          </table:table-cell>
          <table:table-cell office:value-type="float" office:value="2504" table:number-columns-spanned="1" table:number-rows-spanned="2" table:style-name="ce9">
            <text:p>2,5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16" table:number-columns-spanned="1" table:number-rows-spanned="2" table:style-name="ce9">
            <text:p>2,5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9923" table:number-columns-spanned="1" table:number-rows-spanned="2" table:style-name="ce9">
            <text:p>9,923</text:p>
          </table:table-cell>
          <table:table-cell office:value-type="float" office:value="1779" table:number-columns-spanned="1" table:number-rows-spanned="2" table:style-name="ce9">
            <text:p>1,779</text:p>
          </table:table-cell>
          <table:table-cell office:value-type="float" office:value="11702" table:number-columns-spanned="1" table:number-rows-spanned="2" table:style-name="ce9">
            <text:p>11,702</text:p>
          </table:table-cell>
          <table:table-cell office:value-type="float" office:value="11188" table:number-columns-spanned="1" table:number-rows-spanned="2" table:style-name="ce9">
            <text:p>11,188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702" table:number-columns-spanned="1" table:number-rows-spanned="2" table:style-name="ce9">
            <text:p>11,7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9148" table:number-columns-spanned="1" table:number-rows-spanned="2" table:style-name="ce9">
            <text:p>9,148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11278" table:number-columns-spanned="1" table:number-rows-spanned="2" table:style-name="ce9">
            <text:p>11,278</text:p>
          </table:table-cell>
          <table:table-cell office:value-type="float" office:value="10287" table:number-columns-spanned="1" table:number-rows-spanned="2" table:style-name="ce9">
            <text:p>10,287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78" table:number-columns-spanned="1" table:number-rows-spanned="2" table:style-name="ce9">
            <text:p>11,2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6194" table:number-columns-spanned="1" table:number-rows-spanned="2" table:style-name="ce9">
            <text:p>6,194</text:p>
          </table:table-cell>
          <table:table-cell office:value-type="float" office:value="834" table:number-columns-spanned="1" table:number-rows-spanned="2" table:style-name="ce8">
            <text:p>834</text:p>
          </table:table-cell>
          <table:table-cell office:value-type="float" office:value="7028" table:number-columns-spanned="1" table:number-rows-spanned="2" table:style-name="ce9">
            <text:p>7,028</text:p>
          </table:table-cell>
          <table:table-cell office:value-type="float" office:value="6921" table:number-columns-spanned="1" table:number-rows-spanned="2" table:style-name="ce9">
            <text:p>6,921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28" table:number-columns-spanned="1" table:number-rows-spanned="2" table:style-name="ce9">
            <text:p>7,0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3648" table:number-columns-spanned="1" table:number-rows-spanned="2" table:style-name="ce9">
            <text:p>3,648</text:p>
          </table:table-cell>
          <table:table-cell office:value-type="float" office:value="4155" table:number-columns-spanned="1" table:number-rows-spanned="2" table:style-name="ce9">
            <text:p>4,155</text:p>
          </table:table-cell>
          <table:table-cell office:value-type="float" office:value="4153" table:number-columns-spanned="1" table:number-rows-spanned="2" table:style-name="ce9">
            <text:p>4,1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55" table:number-columns-spanned="1" table:number-rows-spanned="2" table:style-name="ce9">
            <text:p>4,1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786" table:number-columns-spanned="1" table:number-rows-spanned="2" table:style-name="ce8">
            <text:p>786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1123" table:number-columns-spanned="1" table:number-rows-spanned="2" table:style-name="ce9">
            <text:p>1,123</text:p>
          </table:table-cell>
          <table:table-cell office:value-type="float" office:value="937" table:number-columns-spanned="1" table:number-rows-spanned="2" table:style-name="ce8">
            <text:p>937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3" table:number-columns-spanned="1" table:number-rows-spanned="2" table:style-name="ce9">
            <text:p>1,1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306" table:number-columns-spanned="1" table:number-rows-spanned="2" table:style-name="ce8">
            <text:p>306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833" table:number-columns-spanned="1" table:number-rows-spanned="2" table:style-name="ce9">
            <text:p>3,833</text:p>
          </table:table-cell>
          <table:table-cell office:value-type="float" office:value="1642" table:number-columns-spanned="1" table:number-rows-spanned="2" table:style-name="ce9">
            <text:p>1,642</text:p>
          </table:table-cell>
          <table:table-cell office:value-type="float" office:value="5475" table:number-columns-spanned="1" table:number-rows-spanned="2" table:style-name="ce9">
            <text:p>5,475</text:p>
          </table:table-cell>
          <table:table-cell office:value-type="float" office:value="4574" table:number-columns-spanned="1" table:number-rows-spanned="2" table:style-name="ce9">
            <text:p>4,574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75" table:number-columns-spanned="1" table:number-rows-spanned="2" table:style-name="ce9">
            <text:p>5,4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939" table:number-columns-spanned="1" table:number-rows-spanned="2" table:style-name="ce9">
            <text:p>2,939</text:p>
          </table:table-cell>
          <table:table-cell office:value-type="float" office:value="2667" table:number-columns-spanned="1" table:number-rows-spanned="2" table:style-name="ce9">
            <text:p>2,667</text:p>
          </table:table-cell>
          <table:table-cell office:value-type="float" office:value="5606" table:number-columns-spanned="1" table:number-rows-spanned="2" table:style-name="ce9">
            <text:p>5,606</text:p>
          </table:table-cell>
          <table:table-cell office:value-type="float" office:value="2036" table:number-columns-spanned="1" table:number-rows-spanned="2" table:style-name="ce9">
            <text:p>2,03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57" table:number-columns-spanned="1" table:number-rows-spanned="2" table:style-name="ce9">
            <text:p>3,45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06" table:number-columns-spanned="1" table:number-rows-spanned="2" table:style-name="ce9">
            <text:p>5,6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5664" table:number-columns-spanned="1" table:number-rows-spanned="2" table:style-name="ce9">
            <text:p>105,664</text:p>
          </table:table-cell>
          <table:table-cell office:value-type="float" office:value="38697" table:number-columns-spanned="1" table:number-rows-spanned="2" table:style-name="ce9">
            <text:p>38,697</text:p>
          </table:table-cell>
          <table:table-cell office:value-type="float" office:value="144361" table:number-columns-spanned="1" table:number-rows-spanned="2" table:style-name="ce9">
            <text:p>144,361</text:p>
          </table:table-cell>
          <table:table-cell office:value-type="float" office:value="122999" table:number-columns-spanned="1" table:number-rows-spanned="2" table:style-name="ce9">
            <text:p>122,999</text:p>
          </table:table-cell>
          <table:table-cell office:value-type="float" office:value="7926" table:number-columns-spanned="1" table:number-rows-spanned="2" table:style-name="ce9">
            <text:p>7,926</text:p>
          </table:table-cell>
          <table:table-cell office:value-type="float" office:value="1469" table:number-columns-spanned="1" table:number-rows-spanned="2" table:style-name="ce9">
            <text:p>1,469</text:p>
          </table:table-cell>
          <table:table-cell office:value-type="float" office:value="521" table:number-columns-spanned="1" table:number-rows-spanned="2" table:style-name="ce8">
            <text:p>521</text:p>
          </table:table-cell>
          <table:table-cell office:value-type="float" office:value="3460" table:number-columns-spanned="1" table:number-rows-spanned="2" table:style-name="ce9">
            <text:p>3,460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044" table:number-columns-spanned="1" table:number-rows-spanned="2" table:style-name="ce9">
            <text:p>4,044</text:p>
          </table:table-cell>
          <table:table-cell office:value-type="float" office:value="1852" table:number-columns-spanned="1" table:number-rows-spanned="2" table:style-name="ce9">
            <text:p>1,852</text:p>
          </table:table-cell>
          <table:table-cell office:value-type="float" office:value="1211" table:number-columns-spanned="1" table:number-rows-spanned="2" table:style-name="ce9">
            <text:p>1,211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44361" table:number-columns-spanned="1" table:number-rows-spanned="2" table:style-name="ce9">
            <text:p>144,36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2056" table:number-columns-spanned="1" table:number-rows-spanned="2" table:style-name="ce9">
            <text:p>2,056</text:p>
          </table:table-cell>
          <table:table-cell office:value-type="float" office:value="7099" table:number-columns-spanned="1" table:number-rows-spanned="2" table:style-name="ce9">
            <text:p>7,099</text:p>
          </table:table-cell>
          <table:table-cell office:value-type="float" office:value="9155" table:number-columns-spanned="1" table:number-rows-spanned="2" table:style-name="ce9">
            <text:p>9,155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766" table:number-columns-spanned="1" table:number-rows-spanned="2" table:style-name="ce8">
            <text:p>76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6220" table:number-columns-spanned="1" table:number-rows-spanned="2" table:style-name="ce9">
            <text:p>6,22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3" table:number-columns-spanned="1" table:number-rows-spanned="2" table:style-name="ce9">
            <text:p>1,0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55" table:number-columns-spanned="1" table:number-rows-spanned="2" table:style-name="ce9">
            <text:p>9,1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964" table:number-columns-spanned="1" table:number-rows-spanned="2" table:style-name="ce9">
            <text:p>4,964</text:p>
          </table:table-cell>
          <table:table-cell office:value-type="float" office:value="2041" table:number-columns-spanned="1" table:number-rows-spanned="2" table:style-name="ce9">
            <text:p>2,041</text:p>
          </table:table-cell>
          <table:table-cell office:value-type="float" office:value="7005" table:number-columns-spanned="1" table:number-rows-spanned="2" table:style-name="ce9">
            <text:p>7,005</text:p>
          </table:table-cell>
          <table:table-cell office:value-type="float" office:value="501" table:number-columns-spanned="1" table:number-rows-spanned="2" table:style-name="ce8">
            <text:p>501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527" table:number-columns-spanned="1" table:number-rows-spanned="2" table:style-name="ce9">
            <text:p>1,5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2" table:number-columns-spanned="1" table:number-rows-spanned="2" table:style-name="ce9">
            <text:p>1,482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504" table:number-columns-spanned="1" table:number-rows-spanned="2" table:style-name="ce9">
            <text:p>1,504</text:p>
          </table:table-cell>
          <table:table-cell office:value-type="float" office:value="918" table:number-columns-spanned="1" table:number-rows-spanned="2" table:style-name="ce8">
            <text:p>918</text:p>
          </table:table-cell>
          <table:table-cell office:value-type="float" office:value="7005" table:number-columns-spanned="1" table:number-rows-spanned="2" table:style-name="ce9">
            <text:p>7,0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4315" table:number-columns-spanned="1" table:number-rows-spanned="2" table:style-name="ce9">
            <text:p>4,315</text:p>
          </table:table-cell>
          <table:table-cell office:value-type="float" office:value="1158" table:number-columns-spanned="1" table:number-rows-spanned="2" table:style-name="ce9">
            <text:p>1,158</text:p>
          </table:table-cell>
          <table:table-cell office:value-type="float" office:value="5473" table:number-columns-spanned="1" table:number-rows-spanned="2" table:style-name="ce9">
            <text:p>5,473</text:p>
          </table:table-cell>
          <table:table-cell office:value-type="float" office:value="3344" table:number-columns-spanned="1" table:number-rows-spanned="2" table:style-name="ce9">
            <text:p>3,344</text:p>
          </table:table-cell>
          <table:table-cell office:value-type="float" office:value="1079" table:number-columns-spanned="1" table:number-rows-spanned="2" table:style-name="ce9">
            <text:p>1,07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18" table:number-columns-spanned="1" table:number-rows-spanned="2" table:style-name="ce8">
            <text:p>41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73" table:number-columns-spanned="1" table:number-rows-spanned="2" table:style-name="ce9">
            <text:p>5,4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3685" table:number-columns-spanned="1" table:number-rows-spanned="2" table:style-name="ce9">
            <text:p>3,685</text:p>
          </table:table-cell>
          <table:table-cell office:value-type="float" office:value="1884" table:number-columns-spanned="1" table:number-rows-spanned="2" table:style-name="ce9">
            <text:p>1,884</text:p>
          </table:table-cell>
          <table:table-cell office:value-type="float" office:value="5569" table:number-columns-spanned="1" table:number-rows-spanned="2" table:style-name="ce9">
            <text:p>5,569</text:p>
          </table:table-cell>
          <table:table-cell office:value-type="float" office:value="5024" table:number-columns-spanned="1" table:number-rows-spanned="2" table:style-name="ce9">
            <text:p>5,02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5569" table:number-columns-spanned="1" table:number-rows-spanned="2" table:style-name="ce9">
            <text:p>5,5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3371" table:number-columns-spanned="1" table:number-rows-spanned="2" table:style-name="ce9">
            <text:p>13,371</text:p>
          </table:table-cell>
          <table:table-cell office:value-type="float" office:value="872" table:number-columns-spanned="1" table:number-rows-spanned="2" table:style-name="ce8">
            <text:p>872</text:p>
          </table:table-cell>
          <table:table-cell office:value-type="float" office:value="14243" table:number-columns-spanned="1" table:number-rows-spanned="2" table:style-name="ce9">
            <text:p>14,243</text:p>
          </table:table-cell>
          <table:table-cell office:value-type="float" office:value="4371" table:number-columns-spanned="1" table:number-rows-spanned="2" table:style-name="ce9">
            <text:p>4,371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2696" table:number-columns-spanned="1" table:number-rows-spanned="2" table:style-name="ce9">
            <text:p>2,696</text:p>
          </table:table-cell>
          <table:table-cell office:value-type="float" office:value="706" table:number-columns-spanned="1" table:number-rows-spanned="2" table:style-name="ce8">
            <text:p>706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497" table:number-columns-spanned="1" table:number-rows-spanned="2" table:style-name="ce9">
            <text:p>2,497</text:p>
          </table:table-cell>
          <table:table-cell office:value-type="float" office:value="1770" table:number-columns-spanned="1" table:number-rows-spanned="2" table:style-name="ce9">
            <text:p>1,770</text:p>
          </table:table-cell>
          <table:table-cell office:value-type="float" office:value="801" table:number-columns-spanned="1" table:number-rows-spanned="2" table:style-name="ce8">
            <text:p>801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243" table:number-columns-spanned="1" table:number-rows-spanned="2" table:style-name="ce9">
            <text:p>14,2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9293" table:number-columns-spanned="1" table:number-rows-spanned="2" table:style-name="ce9">
            <text:p>9,293</text:p>
          </table:table-cell>
          <table:table-cell office:value-type="float" office:value="1398" table:number-columns-spanned="1" table:number-rows-spanned="2" table:style-name="ce9">
            <text:p>1,398</text:p>
          </table:table-cell>
          <table:table-cell office:value-type="float" office:value="10691" table:number-columns-spanned="1" table:number-rows-spanned="2" table:style-name="ce9">
            <text:p>10,691</text:p>
          </table:table-cell>
          <table:table-cell office:value-type="float" office:value="4070" table:number-columns-spanned="1" table:number-rows-spanned="2" table:style-name="ce9">
            <text:p>4,070</text:p>
          </table:table-cell>
          <table:table-cell office:value-type="float" office:value="766" table:number-columns-spanned="1" table:number-rows-spanned="2" table:style-name="ce8">
            <text:p>766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590" table:number-columns-spanned="1" table:number-rows-spanned="2" table:style-name="ce8">
            <text:p>590</text:p>
          </table:table-cell>
          <table:table-cell office:value-type="float" office:value="2973" table:number-columns-spanned="1" table:number-rows-spanned="2" table:style-name="ce9">
            <text:p>2,973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691" table:number-columns-spanned="1" table:number-rows-spanned="2" table:style-name="ce9">
            <text:p>10,6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661" table:number-columns-spanned="1" table:number-rows-spanned="2" table:style-name="ce9">
            <text:p>5,661</text:p>
          </table:table-cell>
          <table:table-cell office:value-type="float" office:value="1006" table:number-columns-spanned="1" table:number-rows-spanned="2" table:style-name="ce9">
            <text:p>1,006</text:p>
          </table:table-cell>
          <table:table-cell office:value-type="float" office:value="6667" table:number-columns-spanned="1" table:number-rows-spanned="2" table:style-name="ce9">
            <text:p>6,667</text:p>
          </table:table-cell>
          <table:table-cell office:value-type="float" office:value="3175" table:number-columns-spanned="1" table:number-rows-spanned="2" table:style-name="ce9">
            <text:p>3,175</text:p>
          </table:table-cell>
          <table:table-cell office:value-type="float" office:value="877" table:number-columns-spanned="1" table:number-rows-spanned="2" table:style-name="ce8">
            <text:p>877</text:p>
          </table:table-cell>
          <table:table-cell office:value-type="float" office:value="857" table:number-columns-spanned="1" table:number-rows-spanned="2" table:style-name="ce8">
            <text:p>857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67" table:number-columns-spanned="1" table:number-rows-spanned="2" table:style-name="ce9">
            <text:p>6,6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7116" table:number-columns-spanned="1" table:number-rows-spanned="2" table:style-name="ce9">
            <text:p>7,116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7413" table:number-columns-spanned="1" table:number-rows-spanned="2" table:style-name="ce9">
            <text:p>7,413</text:p>
          </table:table-cell>
          <table:table-cell office:value-type="float" office:value="3273" table:number-columns-spanned="1" table:number-rows-spanned="2" table:style-name="ce9">
            <text:p>3,273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1508" table:number-columns-spanned="1" table:number-rows-spanned="2" table:style-name="ce9">
            <text:p>1,508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13" table:number-columns-spanned="1" table:number-rows-spanned="2" table:style-name="ce9">
            <text:p>7,4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823" table:number-columns-spanned="1" table:number-rows-spanned="2" table:style-name="ce9">
            <text:p>1,823</text:p>
          </table:table-cell>
          <table:table-cell office:value-type="float" office:value="3485" table:number-columns-spanned="1" table:number-rows-spanned="2" table:style-name="ce9">
            <text:p>3,485</text:p>
          </table:table-cell>
          <table:table-cell office:value-type="float" office:value="5308" table:number-columns-spanned="1" table:number-rows-spanned="2" table:style-name="ce9">
            <text:p>5,308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489" table:number-columns-spanned="1" table:number-rows-spanned="2" table:style-name="ce8">
            <text:p>489</text:p>
          </table:table-cell>
          <table:table-cell office:value-type="float" office:value="1223" table:number-columns-spanned="1" table:number-rows-spanned="2" table:style-name="ce9">
            <text:p>1,223</text:p>
          </table:table-cell>
          <table:table-cell office:value-type="float" office:value="1177" table:number-columns-spanned="1" table:number-rows-spanned="2" table:style-name="ce9">
            <text:p>1,177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122" table:number-columns-spanned="1" table:number-rows-spanned="2" table:style-name="ce9">
            <text:p>1,122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08" table:number-columns-spanned="1" table:number-rows-spanned="2" table:style-name="ce9">
            <text:p>5,3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8621" table:number-columns-spanned="1" table:number-rows-spanned="2" table:style-name="ce9">
            <text:p>8,621</text:p>
          </table:table-cell>
          <table:table-cell office:value-type="float" office:value="1014" table:number-columns-spanned="1" table:number-rows-spanned="2" table:style-name="ce9">
            <text:p>1,014</text:p>
          </table:table-cell>
          <table:table-cell office:value-type="float" office:value="9635" table:number-columns-spanned="1" table:number-rows-spanned="2" table:style-name="ce9">
            <text:p>9,635</text:p>
          </table:table-cell>
          <table:table-cell office:value-type="float" office:value="4208" table:number-columns-spanned="1" table:number-rows-spanned="2" table:style-name="ce9">
            <text:p>4,208</text:p>
          </table:table-cell>
          <table:table-cell office:value-type="float" office:value="1181" table:number-columns-spanned="1" table:number-rows-spanned="2" table:style-name="ce9">
            <text:p>1,181</text:p>
          </table:table-cell>
          <table:table-cell office:value-type="float" office:value="623" table:number-columns-spanned="1" table:number-rows-spanned="2" table:style-name="ce8">
            <text:p>623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904" table:number-columns-spanned="1" table:number-rows-spanned="2" table:style-name="ce8">
            <text:p>904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093" table:number-columns-spanned="1" table:number-rows-spanned="2" table:style-name="ce9">
            <text:p>1,0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35" table:number-columns-spanned="1" table:number-rows-spanned="2" table:style-name="ce9">
            <text:p>9,6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986" table:number-columns-spanned="1" table:number-rows-spanned="2" table:style-name="ce9">
            <text:p>3,986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4711" table:number-columns-spanned="1" table:number-rows-spanned="2" table:style-name="ce9">
            <text:p>4,711</text:p>
          </table:table-cell>
          <table:table-cell office:value-type="float" office:value="1670" table:number-columns-spanned="1" table:number-rows-spanned="2" table:style-name="ce9">
            <text:p>1,670</text:p>
          </table:table-cell>
          <table:table-cell office:value-type="float" office:value="482" table:number-columns-spanned="1" table:number-rows-spanned="2" table:style-name="ce8">
            <text:p>482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859" table:number-columns-spanned="1" table:number-rows-spanned="2" table:style-name="ce8">
            <text:p>85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11" table:number-columns-spanned="1" table:number-rows-spanned="2" table:style-name="ce9">
            <text:p>4,7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231" table:number-columns-spanned="1" table:number-rows-spanned="2" table:style-name="ce9">
            <text:p>3,231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4215" table:number-columns-spanned="1" table:number-rows-spanned="2" table:style-name="ce9">
            <text:p>4,215</text:p>
          </table:table-cell>
          <table:table-cell office:value-type="float" office:value="1431" table:number-columns-spanned="1" table:number-rows-spanned="2" table:style-name="ce9">
            <text:p>1,431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627" table:number-columns-spanned="1" table:number-rows-spanned="2" table:style-name="ce8">
            <text:p>627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15" table:number-columns-spanned="1" table:number-rows-spanned="2" table:style-name="ce9">
            <text:p>4,2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323" table:number-columns-spanned="1" table:number-rows-spanned="2" table:style-name="ce9">
            <text:p>2,323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2673" table:number-columns-spanned="1" table:number-rows-spanned="2" table:style-name="ce9">
            <text:p>2,673</text:p>
          </table:table-cell>
          <table:table-cell office:value-type="float" office:value="1017" table:number-columns-spanned="1" table:number-rows-spanned="2" table:style-name="ce9">
            <text:p>1,017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743" table:number-columns-spanned="1" table:number-rows-spanned="2" table:style-name="ce8">
            <text:p>743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73" table:number-columns-spanned="1" table:number-rows-spanned="2" table:style-name="ce9">
            <text:p>2,6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4776" table:number-columns-spanned="1" table:number-rows-spanned="2" table:style-name="ce9">
            <text:p>4,776</text:p>
          </table:table-cell>
          <table:table-cell office:value-type="float" office:value="2707" table:number-columns-spanned="1" table:number-rows-spanned="2" table:style-name="ce9">
            <text:p>2,707</text:p>
          </table:table-cell>
          <table:table-cell office:value-type="float" office:value="7483" table:number-columns-spanned="1" table:number-rows-spanned="2" table:style-name="ce9">
            <text:p>7,483</text:p>
          </table:table-cell>
          <table:table-cell office:value-type="float" office:value="6652" table:number-columns-spanned="1" table:number-rows-spanned="2" table:style-name="ce9">
            <text:p>6,652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83" table:number-columns-spanned="1" table:number-rows-spanned="2" table:style-name="ce9">
            <text:p>7,4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5221" table:number-columns-spanned="1" table:number-rows-spanned="2" table:style-name="ce9">
            <text:p>75,221</text:p>
          </table:table-cell>
          <table:table-cell office:value-type="float" office:value="25020" table:number-columns-spanned="1" table:number-rows-spanned="2" table:style-name="ce9">
            <text:p>25,020</text:p>
          </table:table-cell>
          <table:table-cell office:value-type="float" office:value="100241" table:number-columns-spanned="1" table:number-rows-spanned="2" table:style-name="ce9">
            <text:p>100,241</text:p>
          </table:table-cell>
          <table:table-cell office:value-type="float" office:value="39826" table:number-columns-spanned="1" table:number-rows-spanned="2" table:style-name="ce9">
            <text:p>39,826</text:p>
          </table:table-cell>
          <table:table-cell office:value-type="float" office:value="7296" table:number-columns-spanned="1" table:number-rows-spanned="2" table:style-name="ce9">
            <text:p>7,296</text:p>
          </table:table-cell>
          <table:table-cell office:value-type="float" office:value="8000" table:number-columns-spanned="1" table:number-rows-spanned="2" table:style-name="ce9">
            <text:p>8,000</text:p>
          </table:table-cell>
          <table:table-cell office:value-type="float" office:value="6926" table:number-columns-spanned="1" table:number-rows-spanned="2" table:style-name="ce9">
            <text:p>6,926</text:p>
          </table:table-cell>
          <table:table-cell office:value-type="float" office:value="2263" table:number-columns-spanned="1" table:number-rows-spanned="2" table:style-name="ce9">
            <text:p>2,263</text:p>
          </table:table-cell>
          <table:table-cell office:value-type="float" office:value="1297" table:number-columns-spanned="1" table:number-rows-spanned="2" table:style-name="ce9">
            <text:p>1,297</text:p>
          </table:table-cell>
          <table:table-cell office:value-type="float" office:value="980" table:number-columns-spanned="1" table:number-rows-spanned="2" table:style-name="ce8">
            <text:p>980</text:p>
          </table:table-cell>
          <table:table-cell office:value-type="float" office:value="13113" table:number-columns-spanned="1" table:number-rows-spanned="2" table:style-name="ce9">
            <text:p>13,113</text:p>
          </table:table-cell>
          <table:table-cell office:value-type="float" office:value="8560" table:number-columns-spanned="1" table:number-rows-spanned="2" table:style-name="ce9">
            <text:p>8,560</text:p>
          </table:table-cell>
          <table:table-cell office:value-type="float" office:value="4791" table:number-columns-spanned="1" table:number-rows-spanned="2" table:style-name="ce9">
            <text:p>4,791</text:p>
          </table:table-cell>
          <table:table-cell office:value-type="float" office:value="643" table:number-columns-spanned="1" table:number-rows-spanned="2" table:style-name="ce8">
            <text:p>643</text:p>
          </table:table-cell>
          <table:table-cell office:value-type="float" office:value="5530" table:number-columns-spanned="1" table:number-rows-spanned="2" table:style-name="ce9">
            <text:p>5,530</text:p>
          </table:table-cell>
          <table:table-cell office:value-type="float" office:value="1016" table:number-columns-spanned="1" table:number-rows-spanned="2" table:style-name="ce9">
            <text:p>1,016</text:p>
          </table:table-cell>
          <table:table-cell office:value-type="float" office:value="100241" table:number-columns-spanned="1" table:number-rows-spanned="2" table:style-name="ce9">
            <text:p>100,24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7月至2018年7月(Data for 2018/7～2018/7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5187" table:number-columns-spanned="1" table:number-rows-spanned="2" table:style-name="ce9">
            <text:p>5,187</text:p>
          </table:table-cell>
          <table:table-cell office:value-type="float" office:value="1314" table:number-columns-spanned="1" table:number-rows-spanned="2" table:style-name="ce9">
            <text:p>1,314</text:p>
          </table:table-cell>
          <table:table-cell office:value-type="float" office:value="6501" table:number-columns-spanned="1" table:number-rows-spanned="2" table:style-name="ce9">
            <text:p>6,501</text:p>
          </table:table-cell>
          <table:table-cell office:value-type="float" office:value="5766" table:number-columns-spanned="1" table:number-rows-spanned="2" table:style-name="ce9">
            <text:p>5,76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2" table:number-columns-spanned="1" table:number-rows-spanned="2" table:style-name="ce8">
            <text:p>5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01" table:number-columns-spanned="1" table:number-rows-spanned="2" table:style-name="ce9">
            <text:p>6,5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190" table:number-columns-spanned="1" table:number-rows-spanned="2" table:style-name="ce9">
            <text:p>2,190</text:p>
          </table:table-cell>
          <table:table-cell office:value-type="float" office:value="5109" table:number-columns-spanned="1" table:number-rows-spanned="2" table:style-name="ce9">
            <text:p>5,109</text:p>
          </table:table-cell>
          <table:table-cell office:value-type="float" office:value="7299" table:number-columns-spanned="1" table:number-rows-spanned="2" table:style-name="ce9">
            <text:p>7,299</text:p>
          </table:table-cell>
          <table:table-cell office:value-type="float" office:value="7231" table:number-columns-spanned="1" table:number-rows-spanned="2" table:style-name="ce9">
            <text:p>7,23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299" table:number-columns-spanned="1" table:number-rows-spanned="2" table:style-name="ce9">
            <text:p>7,2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9910" table:number-columns-spanned="1" table:number-rows-spanned="2" table:style-name="ce9">
            <text:p>9,910</text:p>
          </table:table-cell>
          <table:table-cell office:value-type="float" office:value="1151" table:number-columns-spanned="1" table:number-rows-spanned="2" table:style-name="ce9">
            <text:p>1,151</text:p>
          </table:table-cell>
          <table:table-cell office:value-type="float" office:value="11061" table:number-columns-spanned="1" table:number-rows-spanned="2" table:style-name="ce9">
            <text:p>11,061</text:p>
          </table:table-cell>
          <table:table-cell office:value-type="float" office:value="5208" table:number-columns-spanned="1" table:number-rows-spanned="2" table:style-name="ce9">
            <text:p>5,208</text:p>
          </table:table-cell>
          <table:table-cell office:value-type="float" office:value="1078" table:number-columns-spanned="1" table:number-rows-spanned="2" table:style-name="ce9">
            <text:p>1,078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65" table:number-columns-spanned="1" table:number-rows-spanned="2" table:style-name="ce9">
            <text:p>3,365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61" table:number-columns-spanned="1" table:number-rows-spanned="2" table:style-name="ce9">
            <text:p>11,0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161" table:number-columns-spanned="1" table:number-rows-spanned="2" table:style-name="ce9">
            <text:p>3,161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office:value-type="float" office:value="3443" table:number-columns-spanned="1" table:number-rows-spanned="2" table:style-name="ce9">
            <text:p>3,443</text:p>
          </table:table-cell>
          <table:table-cell office:value-type="float" office:value="2112" table:number-columns-spanned="1" table:number-rows-spanned="2" table:style-name="ce9">
            <text:p>2,112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794" table:number-columns-spanned="1" table:number-rows-spanned="2" table:style-name="ce8">
            <text:p>79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43" table:number-columns-spanned="1" table:number-rows-spanned="2" table:style-name="ce9">
            <text:p>3,4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5861" table:number-columns-spanned="1" table:number-rows-spanned="2" table:style-name="ce9">
            <text:p>5,861</text:p>
          </table:table-cell>
          <table:table-cell office:value-type="float" office:value="7641" table:number-columns-spanned="1" table:number-rows-spanned="2" table:style-name="ce9">
            <text:p>7,641</text:p>
          </table:table-cell>
          <table:table-cell office:value-type="float" office:value="13502" table:number-columns-spanned="1" table:number-rows-spanned="2" table:style-name="ce9">
            <text:p>13,502</text:p>
          </table:table-cell>
          <table:table-cell office:value-type="float" office:value="10611" table:number-columns-spanned="1" table:number-rows-spanned="2" table:style-name="ce9">
            <text:p>10,611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02" table:number-columns-spanned="1" table:number-rows-spanned="2" table:style-name="ce9">
            <text:p>13,5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9348" table:number-columns-spanned="1" table:number-rows-spanned="2" table:style-name="ce9">
            <text:p>9,348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float" office:value="10282" table:number-columns-spanned="1" table:number-rows-spanned="2" table:style-name="ce9">
            <text:p>10,282</text:p>
          </table:table-cell>
          <table:table-cell office:value-type="float" office:value="8835" table:number-columns-spanned="1" table:number-rows-spanned="2" table:style-name="ce9">
            <text:p>8,835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82" table:number-columns-spanned="1" table:number-rows-spanned="2" table:style-name="ce9">
            <text:p>10,2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12847" table:number-columns-spanned="1" table:number-rows-spanned="2" table:style-name="ce9">
            <text:p>12,847</text:p>
          </table:table-cell>
          <table:table-cell office:value-type="float" office:value="992" table:number-columns-spanned="1" table:number-rows-spanned="2" table:style-name="ce8">
            <text:p>992</text:p>
          </table:table-cell>
          <table:table-cell office:value-type="float" office:value="13839" table:number-columns-spanned="1" table:number-rows-spanned="2" table:style-name="ce9">
            <text:p>13,839</text:p>
          </table:table-cell>
          <table:table-cell office:value-type="float" office:value="9199" table:number-columns-spanned="1" table:number-rows-spanned="2" table:style-name="ce9">
            <text:p>9,199</text:p>
          </table:table-cell>
          <table:table-cell office:value-type="float" office:value="1191" table:number-columns-spanned="1" table:number-rows-spanned="2" table:style-name="ce9">
            <text:p>1,191</text:p>
          </table:table-cell>
          <table:table-cell office:value-type="float" office:value="804" table:number-columns-spanned="1" table:number-rows-spanned="2" table:style-name="ce8">
            <text:p>8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0" table:number-columns-spanned="1" table:number-rows-spanned="2" table:style-name="ce8">
            <text:p>920</text:p>
          </table:table-cell>
          <table:table-cell office:value-type="float" office:value="878" table:number-columns-spanned="1" table:number-rows-spanned="2" table:style-name="ce8">
            <text:p>878</text:p>
          </table:table-cell>
          <table:table-cell office:value-type="float" office:value="691" table:number-columns-spanned="1" table:number-rows-spanned="2" table:style-name="ce8">
            <text:p>69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39" table:number-columns-spanned="1" table:number-rows-spanned="2" table:style-name="ce9">
            <text:p>13,8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3208" table:number-columns-spanned="1" table:number-rows-spanned="2" table:style-name="ce9">
            <text:p>3,208</text:p>
          </table:table-cell>
          <table:table-cell office:value-type="float" office:value="1490" table:number-columns-spanned="1" table:number-rows-spanned="2" table:style-name="ce9">
            <text:p>1,490</text:p>
          </table:table-cell>
          <table:table-cell office:value-type="float" office:value="4698" table:number-columns-spanned="1" table:number-rows-spanned="2" table:style-name="ce9">
            <text:p>4,698</text:p>
          </table:table-cell>
          <table:table-cell office:value-type="float" office:value="3946" table:number-columns-spanned="1" table:number-rows-spanned="2" table:style-name="ce9">
            <text:p>3,946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98" table:number-columns-spanned="1" table:number-rows-spanned="2" table:style-name="ce9">
            <text:p>4,6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21991" table:number-columns-spanned="1" table:number-rows-spanned="2" table:style-name="ce9">
            <text:p>21,991</text:p>
          </table:table-cell>
          <table:table-cell office:value-type="float" office:value="5057" table:number-columns-spanned="1" table:number-rows-spanned="2" table:style-name="ce9">
            <text:p>5,057</text:p>
          </table:table-cell>
          <table:table-cell office:value-type="float" office:value="27048" table:number-columns-spanned="1" table:number-rows-spanned="2" table:style-name="ce9">
            <text:p>27,048</text:p>
          </table:table-cell>
          <table:table-cell office:value-type="float" office:value="25294" table:number-columns-spanned="1" table:number-rows-spanned="2" table:style-name="ce9">
            <text:p>25,294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892" table:number-columns-spanned="1" table:number-rows-spanned="2" table:style-name="ce8">
            <text:p>89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048" table:number-columns-spanned="1" table:number-rows-spanned="2" table:style-name="ce9">
            <text:p>27,0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417" table:number-columns-spanned="1" table:number-rows-spanned="2" table:style-name="ce9">
            <text:p>19,417</text:p>
          </table:table-cell>
          <table:table-cell office:value-type="float" office:value="1033" table:number-columns-spanned="1" table:number-rows-spanned="2" table:style-name="ce9">
            <text:p>1,033</text:p>
          </table:table-cell>
          <table:table-cell office:value-type="float" office:value="20450" table:number-columns-spanned="1" table:number-rows-spanned="2" table:style-name="ce9">
            <text:p>20,450</text:p>
          </table:table-cell>
          <table:table-cell office:value-type="float" office:value="17295" table:number-columns-spanned="1" table:number-rows-spanned="2" table:style-name="ce9">
            <text:p>17,29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68" table:number-columns-spanned="1" table:number-rows-spanned="2" table:style-name="ce9">
            <text:p>2,56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50" table:number-columns-spanned="1" table:number-rows-spanned="2" table:style-name="ce9">
            <text:p>20,4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8191" table:number-columns-spanned="1" table:number-rows-spanned="2" table:style-name="ce9">
            <text:p>8,191</text:p>
          </table:table-cell>
          <table:table-cell office:value-type="float" office:value="3349" table:number-columns-spanned="1" table:number-rows-spanned="2" table:style-name="ce9">
            <text:p>3,349</text:p>
          </table:table-cell>
          <table:table-cell office:value-type="float" office:value="11540" table:number-columns-spanned="1" table:number-rows-spanned="2" table:style-name="ce9">
            <text:p>11,540</text:p>
          </table:table-cell>
          <table:table-cell office:value-type="float" office:value="10845" table:number-columns-spanned="1" table:number-rows-spanned="2" table:style-name="ce9">
            <text:p>10,845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40" table:number-columns-spanned="1" table:number-rows-spanned="2" table:style-name="ce9">
            <text:p>11,5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170" table:number-columns-spanned="1" table:number-rows-spanned="2" table:style-name="ce9">
            <text:p>1,170</text:p>
          </table:table-cell>
          <table:table-cell office:value-type="float" office:value="1504" table:number-columns-spanned="1" table:number-rows-spanned="2" table:style-name="ce9">
            <text:p>1,504</text:p>
          </table:table-cell>
          <table:table-cell office:value-type="float" office:value="2674" table:number-columns-spanned="1" table:number-rows-spanned="2" table:style-name="ce9">
            <text:p>2,674</text:p>
          </table:table-cell>
          <table:table-cell office:value-type="float" office:value="2674" table:number-columns-spanned="1" table:number-rows-spanned="2" table:style-name="ce9">
            <text:p>2,6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74" table:number-columns-spanned="1" table:number-rows-spanned="2" table:style-name="ce9">
            <text:p>2,6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2198" table:number-columns-spanned="1" table:number-rows-spanned="2" table:style-name="ce9">
            <text:p>2,198</text:p>
          </table:table-cell>
          <table:table-cell office:value-type="float" office:value="2270" table:number-columns-spanned="1" table:number-rows-spanned="2" table:style-name="ce9">
            <text:p>2,270</text:p>
          </table:table-cell>
          <table:table-cell office:value-type="float" office:value="4468" table:number-columns-spanned="1" table:number-rows-spanned="2" table:style-name="ce9">
            <text:p>4,468</text:p>
          </table:table-cell>
          <table:table-cell office:value-type="float" office:value="4323" table:number-columns-spanned="1" table:number-rows-spanned="2" table:style-name="ce9">
            <text:p>4,323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68" table:number-columns-spanned="1" table:number-rows-spanned="2" table:style-name="ce9">
            <text:p>4,4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14945" table:number-columns-spanned="1" table:number-rows-spanned="2" table:style-name="ce9">
            <text:p>14,945</text:p>
          </table:table-cell>
          <table:table-cell office:value-type="float" office:value="5157" table:number-columns-spanned="1" table:number-rows-spanned="2" table:style-name="ce9">
            <text:p>5,157</text:p>
          </table:table-cell>
          <table:table-cell office:value-type="float" office:value="20102" table:number-columns-spanned="1" table:number-rows-spanned="2" table:style-name="ce9">
            <text:p>20,102</text:p>
          </table:table-cell>
          <table:table-cell office:value-type="float" office:value="19291" table:number-columns-spanned="1" table:number-rows-spanned="2" table:style-name="ce9">
            <text:p>19,291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102" table:number-columns-spanned="1" table:number-rows-spanned="2" table:style-name="ce9">
            <text:p>20,1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8857" table:number-columns-spanned="1" table:number-rows-spanned="2" table:style-name="ce9">
            <text:p>8,857</text:p>
          </table:table-cell>
          <table:table-cell office:value-type="float" office:value="3571" table:number-columns-spanned="1" table:number-rows-spanned="2" table:style-name="ce9">
            <text:p>3,571</text:p>
          </table:table-cell>
          <table:table-cell office:value-type="float" office:value="12428" table:number-columns-spanned="1" table:number-rows-spanned="2" table:style-name="ce9">
            <text:p>12,428</text:p>
          </table:table-cell>
          <table:table-cell office:value-type="float" office:value="11993" table:number-columns-spanned="1" table:number-rows-spanned="2" table:style-name="ce9">
            <text:p>11,99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428" table:number-columns-spanned="1" table:number-rows-spanned="2" table:style-name="ce9">
            <text:p>12,4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4672" table:number-columns-spanned="1" table:number-rows-spanned="2" table:style-name="ce9">
            <text:p>4,672</text:p>
          </table:table-cell>
          <table:table-cell office:value-type="float" office:value="5557" table:number-columns-spanned="1" table:number-rows-spanned="2" table:style-name="ce9">
            <text:p>5,557</text:p>
          </table:table-cell>
          <table:table-cell office:value-type="float" office:value="10229" table:number-columns-spanned="1" table:number-rows-spanned="2" table:style-name="ce9">
            <text:p>10,229</text:p>
          </table:table-cell>
          <table:table-cell office:value-type="float" office:value="7082" table:number-columns-spanned="1" table:number-rows-spanned="2" table:style-name="ce9">
            <text:p>7,082</text:p>
          </table:table-cell>
          <table:table-cell office:value-type="float" office:value="2405" table:number-columns-spanned="1" table:number-rows-spanned="2" table:style-name="ce9">
            <text:p>2,40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29" table:number-columns-spanned="1" table:number-rows-spanned="2" table:style-name="ce9">
            <text:p>10,2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745" table:number-columns-spanned="1" table:number-rows-spanned="2" table:style-name="ce8">
            <text:p>74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3081" table:number-columns-spanned="1" table:number-rows-spanned="2" table:style-name="ce9">
            <text:p>3,081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312" table:number-columns-spanned="1" table:number-rows-spanned="2" table:style-name="ce9">
            <text:p>3,312</text:p>
          </table:table-cell>
          <table:table-cell office:value-type="float" office:value="1617" table:number-columns-spanned="1" table:number-rows-spanned="2" table:style-name="ce9">
            <text:p>1,617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12" table:number-columns-spanned="1" table:number-rows-spanned="2" table:style-name="ce9">
            <text:p>3,3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12" table:number-columns-spanned="1" table:number-rows-spanned="2" table:style-name="ce8">
            <text:p>6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3942" table:number-columns-spanned="1" table:number-rows-spanned="2" table:style-name="ce9">
            <text:p>3,942</text:p>
          </table:table-cell>
          <table:table-cell office:value-type="float" office:value="4358" table:number-columns-spanned="1" table:number-rows-spanned="2" table:style-name="ce9">
            <text:p>4,358</text:p>
          </table:table-cell>
          <table:table-cell office:value-type="float" office:value="4013" table:number-columns-spanned="1" table:number-rows-spanned="2" table:style-name="ce9">
            <text:p>4,013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58" table:number-columns-spanned="1" table:number-rows-spanned="2" table:style-name="ce9">
            <text:p>4,3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4850" table:number-columns-spanned="1" table:number-rows-spanned="2" table:style-name="ce9">
            <text:p>4,850</text:p>
          </table:table-cell>
          <table:table-cell office:value-type="float" office:value="2728" table:number-columns-spanned="1" table:number-rows-spanned="2" table:style-name="ce9">
            <text:p>2,728</text:p>
          </table:table-cell>
          <table:table-cell office:value-type="float" office:value="7578" table:number-columns-spanned="1" table:number-rows-spanned="2" table:style-name="ce9">
            <text:p>7,578</text:p>
          </table:table-cell>
          <table:table-cell office:value-type="float" office:value="7386" table:number-columns-spanned="1" table:number-rows-spanned="2" table:style-name="ce9">
            <text:p>7,38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78" table:number-columns-spanned="1" table:number-rows-spanned="2" table:style-name="ce9">
            <text:p>7,5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8282" table:number-columns-spanned="1" table:number-rows-spanned="2" table:style-name="ce9">
            <text:p>8,282</text:p>
          </table:table-cell>
          <table:table-cell office:value-type="float" office:value="3229" table:number-columns-spanned="1" table:number-rows-spanned="2" table:style-name="ce9">
            <text:p>3,229</text:p>
          </table:table-cell>
          <table:table-cell office:value-type="float" office:value="11511" table:number-columns-spanned="1" table:number-rows-spanned="2" table:style-name="ce9">
            <text:p>11,511</text:p>
          </table:table-cell>
          <table:table-cell office:value-type="float" office:value="10945" table:number-columns-spanned="1" table:number-rows-spanned="2" table:style-name="ce9">
            <text:p>10,945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11" table:number-columns-spanned="1" table:number-rows-spanned="2" table:style-name="ce9">
            <text:p>11,5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792" table:number-columns-spanned="1" table:number-rows-spanned="2" table:style-name="ce8">
            <text:p>792</text:p>
          </table:table-cell>
          <table:table-cell office:value-type="float" office:value="1565" table:number-columns-spanned="1" table:number-rows-spanned="2" table:style-name="ce9">
            <text:p>1,565</text:p>
          </table:table-cell>
          <table:table-cell office:value-type="float" office:value="1538" table:number-columns-spanned="1" table:number-rows-spanned="2" table:style-name="ce9">
            <text:p>1,53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65" table:number-columns-spanned="1" table:number-rows-spanned="2" table:style-name="ce9">
            <text:p>1,5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4578" table:number-columns-spanned="1" table:number-rows-spanned="2" table:style-name="ce9">
            <text:p>4,578</text:p>
          </table:table-cell>
          <table:table-cell office:value-type="float" office:value="2155" table:number-columns-spanned="1" table:number-rows-spanned="2" table:style-name="ce9">
            <text:p>2,155</text:p>
          </table:table-cell>
          <table:table-cell office:value-type="float" office:value="6733" table:number-columns-spanned="1" table:number-rows-spanned="2" table:style-name="ce9">
            <text:p>6,733</text:p>
          </table:table-cell>
          <table:table-cell office:value-type="float" office:value="6168" table:number-columns-spanned="1" table:number-rows-spanned="2" table:style-name="ce9">
            <text:p>6,168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733" table:number-columns-spanned="1" table:number-rows-spanned="2" table:style-name="ce9">
            <text:p>6,7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float" office:value="3339" table:number-columns-spanned="1" table:number-rows-spanned="2" table:style-name="ce9">
            <text:p>3,339</text:p>
          </table:table-cell>
          <table:table-cell office:value-type="float" office:value="3955" table:number-columns-spanned="1" table:number-rows-spanned="2" table:style-name="ce9">
            <text:p>3,955</text:p>
          </table:table-cell>
          <table:table-cell office:value-type="float" office:value="726" table:number-columns-spanned="1" table:number-rows-spanned="2" table:style-name="ce8">
            <text:p>72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55" table:number-columns-spanned="1" table:number-rows-spanned="2" table:style-name="ce9">
            <text:p>3,9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2086" table:number-columns-spanned="1" table:number-rows-spanned="2" table:style-name="ce9">
            <text:p>2,086</text:p>
          </table:table-cell>
          <table:table-cell office:value-type="float" office:value="2268" table:number-columns-spanned="1" table:number-rows-spanned="2" table:style-name="ce9">
            <text:p>2,268</text:p>
          </table:table-cell>
          <table:table-cell office:value-type="float" office:value="1661" table:number-columns-spanned="1" table:number-rows-spanned="2" table:style-name="ce9">
            <text:p>1,661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68" table:number-columns-spanned="1" table:number-rows-spanned="2" table:style-name="ce9">
            <text:p>2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57855" table:number-columns-spanned="1" table:number-rows-spanned="2" table:style-name="ce9">
            <text:p>157,855</text:p>
          </table:table-cell>
          <table:table-cell office:value-type="float" office:value="65333" table:number-columns-spanned="1" table:number-rows-spanned="2" table:style-name="ce9">
            <text:p>65,333</text:p>
          </table:table-cell>
          <table:table-cell office:value-type="float" office:value="223188" table:number-columns-spanned="1" table:number-rows-spanned="2" table:style-name="ce9">
            <text:p>223,188</text:p>
          </table:table-cell>
          <table:table-cell office:value-type="float" office:value="187667" table:number-columns-spanned="1" table:number-rows-spanned="2" table:style-name="ce9">
            <text:p>187,667</text:p>
          </table:table-cell>
          <table:table-cell office:value-type="float" office:value="9686" table:number-columns-spanned="1" table:number-rows-spanned="2" table:style-name="ce9">
            <text:p>9,686</text:p>
          </table:table-cell>
          <table:table-cell office:value-type="float" office:value="4101" table:number-columns-spanned="1" table:number-rows-spanned="2" table:style-name="ce9">
            <text:p>4,101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float" office:value="4843" table:number-columns-spanned="1" table:number-rows-spanned="2" table:style-name="ce9">
            <text:p>4,843</text:p>
          </table:table-cell>
          <table:table-cell office:value-type="float" office:value="416" table:number-columns-spanned="1" table:number-rows-spanned="2" table:style-name="ce8">
            <text:p>416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6306" table:number-columns-spanned="1" table:number-rows-spanned="2" table:style-name="ce9">
            <text:p>6,306</text:p>
          </table:table-cell>
          <table:table-cell office:value-type="float" office:value="3928" table:number-columns-spanned="1" table:number-rows-spanned="2" table:style-name="ce9">
            <text:p>3,928</text:p>
          </table:table-cell>
          <table:table-cell office:value-type="float" office:value="2132" table:number-columns-spanned="1" table:number-rows-spanned="2" table:style-name="ce9">
            <text:p>2,132</text:p>
          </table:table-cell>
          <table:table-cell office:value-type="float" office:value="982" table:number-columns-spanned="1" table:number-rows-spanned="2" table:style-name="ce8">
            <text:p>982</text:p>
          </table:table-cell>
          <table:table-cell office:value-type="float" office:value="1794" table:number-columns-spanned="1" table:number-rows-spanned="2" table:style-name="ce9">
            <text:p>1,79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23188" table:number-columns-spanned="1" table:number-rows-spanned="2" table:style-name="ce9">
            <text:p>223,18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6:08:27Z</meta:creation-date>
    <dc:date>2020-08-28T06:09:17Z</dc:date>
  </office:meta>
</office:document-meta>
</file>